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0.00622831050228304" calcext:value-type="float">
            <text:p>0,006228310502283</text:p>
          </table:table-cell>
          <table:table-cell office:value-type="float" office:value="0.0132431742520019" calcext:value-type="float">
            <text:p>0,013243174252002</text:p>
          </table:table-cell>
          <table:table-cell office:value-type="float" office:value="0.108415841584158" calcext:value-type="float">
            <text:p>0,1084158415841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600000000000023" calcext:value-type="float">
            <text:p>-0,0600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0185253797702853" calcext:value-type="float">
            <text:p>0,0001852537977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T DE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0694830132939304" calcext:value-type="float">
            <text:p>0,006948301329393</text:p>
          </table:table-cell>
          <table:table-cell office:value-type="float" office:value="0.044682288755491" calcext:value-type="float">
            <text:p>0,044682288755491</text:p>
          </table:table-cell>
          <table:table-cell office:value-type="float" office:value="0.120914449008752" calcext:value-type="float">
            <text:p>0,12091444900875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QTDB P W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0.00400000000000408" calcext:value-type="float">
            <text:p>0,004000000000004</text:p>
          </table:table-cell>
          <table:table-cell office:value-type="float" office:value="0.0434998961361454" calcext:value-type="float">
            <text:p>0,043499896136145</text:p>
          </table:table-cell>
          <table:table-cell office:value-type="float" office:value="0.0149361166096815" calcext:value-type="float">
            <text:p>0,014936116609682</text:p>
          </table:table-cell>
          <table:table-cell office:value-type="float" office:value="0.584507042253521" calcext:value-type="float">
            <text:p>0,584507042253521</text:p>
          </table:table-cell>
          <table:table-cell table:number-columns-repeated="5"/>
          <table:table-cell office:value-type="string" calcext:value-type="string">
            <text:p>PU ANN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-0.0173986013985963" calcext:value-type="float">
            <text:p>-0,017398601398596</text:p>
          </table:table-cell>
          <table:table-cell office:value-type="float" office:value="0.0663927854219586" calcext:value-type="float">
            <text:p>0,066392785421959</text:p>
          </table:table-cell>
          <table:table-cell office:value-type="float" office:value="0.029393627954779" calcext:value-type="float">
            <text:p>0,029393627954779</text:p>
          </table:table-cell>
          <table:table-cell office:value-type="float" office:value="0.888198757763975" calcext:value-type="float">
            <text:p>0,8881987577639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-0.0172710280373838" calcext:value-type="float">
            <text:p>-0,017271028037384</text:p>
          </table:table-cell>
          <table:table-cell office:value-type="float" office:value="0.0535606163884908" calcext:value-type="float">
            <text:p>0,053560616388491</text:p>
          </table:table-cell>
          <table:table-cell office:value-type="float" office:value="0.11638341264446" calcext:value-type="float">
            <text:p>0,11638341264446</text:p>
          </table:table-cell>
          <table:table-cell office:value-type="float" office:value="0.997668997668998" calcext:value-type="float">
            <text:p>0,9976689976689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-0.0257953795379519" calcext:value-type="float">
            <text:p>-0,025795379537952</text:p>
          </table:table-cell>
          <table:table-cell office:value-type="float" office:value="0.0528920475262851" calcext:value-type="float">
            <text:p>0,052892047526285</text:p>
          </table:table-cell>
          <table:table-cell office:value-type="float" office:value="0.131939908556499" calcext:value-type="float">
            <text:p>0,131939908556499</text:p>
          </table:table-cell>
          <table:table-cell office:value-type="float" office:value="0.99835255354201" calcext:value-type="float">
            <text:p>0,9983525535420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77" calcext:value-type="float">
            <text:p>577</text:p>
          </table:table-cell>
          <table:table-cell office:value-type="float" office:value="-0.0411438474870005" calcext:value-type="float">
            <text:p>-0,041143847487001</text:p>
          </table:table-cell>
          <table:table-cell office:value-type="float" office:value="0.0557398802227088" calcext:value-type="float">
            <text:p>0,055739880222709</text:p>
          </table:table-cell>
          <table:table-cell office:value-type="float" office:value="0.119042706828966" calcext:value-type="float">
            <text:p>0,119042706828966</text:p>
          </table:table-cell>
          <table:table-cell office:value-type="float" office:value="0.969747899159664" calcext:value-type="float">
            <text:p>0,96974789915966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8" calcext:value-type="float">
            <text:p>758</text:p>
          </table:table-cell>
          <table:table-cell office:value-type="float" office:value="-0.0251609498680754" calcext:value-type="float">
            <text:p>-0,025160949868075</text:p>
          </table:table-cell>
          <table:table-cell office:value-type="float" office:value="0.0317716615097056" calcext:value-type="float">
            <text:p>0,031771661509706</text:p>
          </table:table-cell>
          <table:table-cell office:value-type="float" office:value="0.104537305199283" calcext:value-type="float">
            <text:p>0,104537305199283</text:p>
          </table:table-cell>
          <table:table-cell office:value-type="float" office:value="0.997368421052632" calcext:value-type="float">
            <text:p>0,9973684210526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377" calcext:value-type="float">
            <text:p>377</text:p>
          </table:table-cell>
          <table:table-cell office:value-type="float" office:value="-0.0251671087533168" calcext:value-type="float">
            <text:p>-0,025167108753317</text:p>
          </table:table-cell>
          <table:table-cell office:value-type="float" office:value="0.0716092860357351" calcext:value-type="float">
            <text:p>0,071609286035735</text:p>
          </table:table-cell>
          <table:table-cell office:value-type="float" office:value="0.0570520581113802" calcext:value-type="float">
            <text:p>0,05705205811138</text:p>
          </table:table-cell>
          <table:table-cell office:value-type="float" office:value="0.769387755102041" calcext:value-type="float">
            <text:p>0,7693877551020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float" office:value="-0.0159119266055051" calcext:value-type="float">
            <text:p>-0,015911926605505</text:p>
          </table:table-cell>
          <table:table-cell office:value-type="float" office:value="0.036154098641533" calcext:value-type="float">
            <text:p>0,036154098641533</text:p>
          </table:table-cell>
          <table:table-cell office:value-type="float" office:value="0.117003005581795" calcext:value-type="float">
            <text:p>0,117003005581795</text:p>
          </table:table-cell>
          <table:table-cell office:value-type="float" office:value="0.996343692870201" calcext:value-type="float">
            <text:p>0,9963436928702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0500000000002387" calcext:value-type="float">
            <text:p>-0,005000000000024</text:p>
          </table:table-cell>
          <table:table-cell office:value-type="float" office:value="0.00331662479037124" calcext:value-type="float">
            <text:p>0,003316624790371</text:p>
          </table:table-cell>
          <table:table-cell office:value-type="float" office:value="0.000654771648387625" calcext:value-type="float">
            <text:p>0,000654771648388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719" calcext:value-type="float">
            <text:p>719</text:p>
          </table:table-cell>
          <table:table-cell office:value-type="float" office:value="-0.0386870653685694" calcext:value-type="float">
            <text:p>-0,038687065368569</text:p>
          </table:table-cell>
          <table:table-cell office:value-type="float" office:value="0.0350775138024215" calcext:value-type="float">
            <text:p>0,035077513802422</text:p>
          </table:table-cell>
          <table:table-cell office:value-type="float" office:value="0.124093890231274" calcext:value-type="float">
            <text:p>0,124093890231274</text:p>
          </table:table-cell>
          <table:table-cell office:value-type="float" office:value="0.990358126721763" calcext:value-type="float">
            <text:p>0,99035812672176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-0.0302801556420223" calcext:value-type="float">
            <text:p>-0,030280155642022</text:p>
          </table:table-cell>
          <table:table-cell office:value-type="float" office:value="0.0312788281842982" calcext:value-type="float">
            <text:p>0,031278828184298</text:p>
          </table:table-cell>
          <table:table-cell office:value-type="float" office:value="0.112325174825175" calcext:value-type="float">
            <text:p>0,112325174825175</text:p>
          </table:table-cell>
          <table:table-cell office:value-type="float" office:value="0.996124031007752" calcext:value-type="float">
            <text:p>0,9961240310077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-0.0119624765478436" calcext:value-type="float">
            <text:p>-0,011962476547844</text:p>
          </table:table-cell>
          <table:table-cell office:value-type="float" office:value="0.0334030828904641" calcext:value-type="float">
            <text:p>0,033403082890464</text:p>
          </table:table-cell>
          <table:table-cell office:value-type="float" office:value="0.077324822283476" calcext:value-type="float">
            <text:p>0,077324822283476</text:p>
          </table:table-cell>
          <table:table-cell office:value-type="float" office:value="0.994402985074627" calcext:value-type="float">
            <text:p>0,9944029850746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-0.0504767123287675" calcext:value-type="float">
            <text:p>-0,050476712328768</text:p>
          </table:table-cell>
          <table:table-cell office:value-type="float" office:value="0.0606623046966481" calcext:value-type="float">
            <text:p>0,060662304696648</text:p>
          </table:table-cell>
          <table:table-cell office:value-type="float" office:value="0.110606060606061" calcext:value-type="float">
            <text:p>0,1106060606060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-0.0471442463533223" calcext:value-type="float">
            <text:p>-0,047144246353322</text:p>
          </table:table-cell>
          <table:table-cell office:value-type="float" office:value="0.0297428242595525" calcext:value-type="float">
            <text:p>0,029742824259553</text:p>
          </table:table-cell>
          <table:table-cell office:value-type="float" office:value="0.0947772657450077" calcext:value-type="float">
            <text:p>0,0947772657450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-0.0442411347517743" calcext:value-type="float">
            <text:p>-0,044241134751774</text:p>
          </table:table-cell>
          <table:table-cell office:value-type="float" office:value="0.0365559710191352" calcext:value-type="float">
            <text:p>0,036555971019135</text:p>
          </table:table-cell>
          <table:table-cell office:value-type="float" office:value="0.0961636828644501" calcext:value-type="float">
            <text:p>0,096163682864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float" office:value="-0.016909090909091" calcext:value-type="float">
            <text:p>-0,016909090909091</text:p>
          </table:table-cell>
          <table:table-cell office:value-type="float" office:value="0.0472199005533104" calcext:value-type="float">
            <text:p>0,04721990055331</text:p>
          </table:table-cell>
          <table:table-cell office:value-type="float" office:value="0.0903564974535896" calcext:value-type="float">
            <text:p>0,09035649745359</text:p>
          </table:table-cell>
          <table:table-cell office:value-type="float" office:value="0.996376811594203" calcext:value-type="float">
            <text:p>0,99637681159420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-0.0608636363636373" calcext:value-type="float">
            <text:p>-0,060863636363637</text:p>
          </table:table-cell>
          <table:table-cell office:value-type="float" office:value="0.0329942081068017" calcext:value-type="float">
            <text:p>0,032994208106802</text:p>
          </table:table-cell>
          <table:table-cell office:value-type="float" office:value="0.0594092827004219" calcext:value-type="float">
            <text:p>0,059409282700422</text:p>
          </table:table-cell>
          <table:table-cell office:value-type="float" office:value="0.997167138810198" calcext:value-type="float">
            <text:p>0,9971671388101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-0.0612859813084106" calcext:value-type="float">
            <text:p>-0,061285981308411</text:p>
          </table:table-cell>
          <table:table-cell office:value-type="float" office:value="0.0039081139796788" calcext:value-type="float">
            <text:p>0,003908113979679</text:p>
          </table:table-cell>
          <table:table-cell office:value-type="float" office:value="0.117401799429449" calcext:value-type="float">
            <text:p>0,117401799429449</text:p>
          </table:table-cell>
          <table:table-cell office:value-type="float" office:value="0.998134328358209" calcext:value-type="float">
            <text:p>0,99813432835820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91" calcext:value-type="float">
            <text:p>891</text:p>
          </table:table-cell>
          <table:table-cell office:value-type="float" office:value="-0.0103569023569012" calcext:value-type="float">
            <text:p>-0,010356902356901</text:p>
          </table:table-cell>
          <table:table-cell office:value-type="float" office:value="0.0310965785872359" calcext:value-type="float">
            <text:p>0,031096578587236</text:p>
          </table:table-cell>
          <table:table-cell office:value-type="float" office:value="0.0922933499067744" calcext:value-type="float">
            <text:p>0,092293349906774</text:p>
          </table:table-cell>
          <table:table-cell office:value-type="float" office:value="0.997760358342665" calcext:value-type="float">
            <text:p>0,99776035834266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-0.0229415584415592" calcext:value-type="float">
            <text:p>-0,022941558441559</text:p>
          </table:table-cell>
          <table:table-cell office:value-type="float" office:value="0.0564444028275458" calcext:value-type="float">
            <text:p>0,056444402827546</text:p>
          </table:table-cell>
          <table:table-cell office:value-type="float" office:value="0.0963855421686747" calcext:value-type="float">
            <text:p>0,096385542168675</text:p>
          </table:table-cell>
          <table:table-cell office:value-type="float" office:value="0.99837925445705" calcext:value-type="float">
            <text:p>0,9983792544570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4" calcext:value-type="float">
            <text:p>904</text:p>
          </table:table-cell>
          <table:table-cell office:value-type="float" office:value="-0.0171460176991135" calcext:value-type="float">
            <text:p>-0,017146017699114</text:p>
          </table:table-cell>
          <table:table-cell office:value-type="float" office:value="0.0509691552316318" calcext:value-type="float">
            <text:p>0,050969155231632</text:p>
          </table:table-cell>
          <table:table-cell office:value-type="float" office:value="0.0917766497461929" calcext:value-type="float">
            <text:p>0,091776649746193</text:p>
          </table:table-cell>
          <table:table-cell office:value-type="float" office:value="0.997792494481236" calcext:value-type="float">
            <text:p>0,99779249448123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57" calcext:value-type="float">
            <text:p>557</text:p>
          </table:table-cell>
          <table:table-cell office:value-type="float" office:value="-0.0116050269299806" calcext:value-type="float">
            <text:p>-0,011605026929981</text:p>
          </table:table-cell>
          <table:table-cell office:value-type="float" office:value="0.0548257416693581" calcext:value-type="float">
            <text:p>0,054825741669358</text:p>
          </table:table-cell>
          <table:table-cell office:value-type="float" office:value="0.0826041821147857" calcext:value-type="float">
            <text:p>0,082604182114786</text:p>
          </table:table-cell>
          <table:table-cell office:value-type="float" office:value="0.794579172610556" calcext:value-type="float">
            <text:p>0,79457917261055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799" calcext:value-type="float">
            <text:p>799</text:p>
          </table:table-cell>
          <table:table-cell office:value-type="float" office:value="0.00667834793491794" calcext:value-type="float">
            <text:p>0,006678347934918</text:p>
          </table:table-cell>
          <table:table-cell office:value-type="float" office:value="0.0152179137991909" calcext:value-type="float">
            <text:p>0,015217913799191</text:p>
          </table:table-cell>
          <table:table-cell office:value-type="float" office:value="0.0950511539376636" calcext:value-type="float">
            <text:p>0,095051153937664</text:p>
          </table:table-cell>
          <table:table-cell office:value-type="float" office:value="0.962650602409638" calcext:value-type="float">
            <text:p>0,96265060240963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834" calcext:value-type="float">
            <text:p>834</text:p>
          </table:table-cell>
          <table:table-cell office:value-type="float" office:value="-0.0251558752997588" calcext:value-type="float">
            <text:p>-0,025155875299759</text:p>
          </table:table-cell>
          <table:table-cell office:value-type="float" office:value="0.0529257855155245" calcext:value-type="float">
            <text:p>0,052925785515525</text:p>
          </table:table-cell>
          <table:table-cell office:value-type="float" office:value="0.12588679245283" calcext:value-type="float">
            <text:p>0,12588679245283</text:p>
          </table:table-cell>
          <table:table-cell office:value-type="float" office:value="0.997607655502392" calcext:value-type="float">
            <text:p>0,99760765550239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-0.0202618657937809" calcext:value-type="float">
            <text:p>-0,020261865793781</text:p>
          </table:table-cell>
          <table:table-cell office:value-type="float" office:value="0.0374497612515137" calcext:value-type="float">
            <text:p>0,037449761251514</text:p>
          </table:table-cell>
          <table:table-cell office:value-type="float" office:value="0.126135425268373" calcext:value-type="float">
            <text:p>0,126135425268373</text:p>
          </table:table-cell>
          <table:table-cell office:value-type="float" office:value="0.99673735725938" calcext:value-type="float">
            <text:p>0,9967373572593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-0.0083930269413632" calcext:value-type="float">
            <text:p>-0,008393026941363</text:p>
          </table:table-cell>
          <table:table-cell office:value-type="float" office:value="0.0485540940237108" calcext:value-type="float">
            <text:p>0,048554094023711</text:p>
          </table:table-cell>
          <table:table-cell office:value-type="float" office:value="0.107167119565217" calcext:value-type="float">
            <text:p>0,107167119565217</text:p>
          </table:table-cell>
          <table:table-cell office:value-type="float" office:value="0.981337480559876" calcext:value-type="float">
            <text:p>0,98133748055987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75" calcext:value-type="float">
            <text:p>675</text:p>
          </table:table-cell>
          <table:table-cell office:value-type="float" office:value="-0.0232533333333328" calcext:value-type="float">
            <text:p>-0,023253333333333</text:p>
          </table:table-cell>
          <table:table-cell office:value-type="float" office:value="0.0423601433914943" calcext:value-type="float">
            <text:p>0,042360143391494</text:p>
          </table:table-cell>
          <table:table-cell office:value-type="float" office:value="0.07939308398024" calcext:value-type="float">
            <text:p>0,07939308398024</text:p>
          </table:table-cell>
          <table:table-cell office:value-type="float" office:value="0.925925925925926" calcext:value-type="float">
            <text:p>0,92592592592592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 office:value-type="float" office:value="0.0344925925925923" calcext:value-type="float">
            <text:p>0,034492592592592</text:p>
          </table:table-cell>
          <table:table-cell office:value-type="float" office:value="0.0423770764895022" calcext:value-type="float">
            <text:p>0,042377076489502</text:p>
          </table:table-cell>
          <table:table-cell office:value-type="float" office:value="0.127538970240907" calcext:value-type="float">
            <text:p>0,127538970240907</text:p>
          </table:table-cell>
          <table:table-cell office:value-type="float" office:value="0.99815157116451" calcext:value-type="float">
            <text:p>0,9981515711645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office:value-type="float" office:value="-0.0248671556642215" calcext:value-type="float">
            <text:p>-0,024867155664222</text:p>
          </table:table-cell>
          <table:table-cell office:value-type="float" office:value="0.0534228670821829" calcext:value-type="float">
            <text:p>0,053422867082183</text:p>
          </table:table-cell>
          <table:table-cell office:value-type="float" office:value="0.136076300321615" calcext:value-type="float">
            <text:p>0,136076300321615</text:p>
          </table:table-cell>
          <table:table-cell office:value-type="float" office:value="0.998372660699756" calcext:value-type="float">
            <text:p>0,99837266069975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float" office:value="0.00411926605504589" calcext:value-type="float">
            <text:p>0,004119266055046</text:p>
          </table:table-cell>
          <table:table-cell office:value-type="float" office:value="0.0143771127817249" calcext:value-type="float">
            <text:p>0,014377112781725</text:p>
          </table:table-cell>
          <table:table-cell office:value-type="float" office:value="0.14434696242344" calcext:value-type="float">
            <text:p>0,14434696242344</text:p>
          </table:table-cell>
          <table:table-cell office:value-type="float" office:value="0.99885452462772" calcext:value-type="float">
            <text:p>0,9988545246277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-0.00480754716981169" calcext:value-type="float">
            <text:p>-0,004807547169812</text:p>
          </table:table-cell>
          <table:table-cell office:value-type="float" office:value="0.0240724680210636" calcext:value-type="float">
            <text:p>0,024072468021064</text:p>
          </table:table-cell>
          <table:table-cell office:value-type="float" office:value="0.103657344025034" calcext:value-type="float">
            <text:p>0,103657344025034</text:p>
          </table:table-cell>
          <table:table-cell office:value-type="float" office:value="0.998116760828625" calcext:value-type="float">
            <text:p>0,9981167608286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6" calcext:value-type="float">
            <text:p>766</text:p>
          </table:table-cell>
          <table:table-cell office:value-type="float" office:value="-0.0534046997389016" calcext:value-type="float">
            <text:p>-0,053404699738902</text:p>
          </table:table-cell>
          <table:table-cell office:value-type="float" office:value="0.0392665215777498" calcext:value-type="float">
            <text:p>0,03926652157775</text:p>
          </table:table-cell>
          <table:table-cell office:value-type="float" office:value="0.100802737202263" calcext:value-type="float">
            <text:p>0,100802737202263</text:p>
          </table:table-cell>
          <table:table-cell office:value-type="float" office:value="0.996098829648895" calcext:value-type="float">
            <text:p>0,99609882964889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597" calcext:value-type="float">
            <text:p>597</text:p>
          </table:table-cell>
          <table:table-cell office:value-type="float" office:value="0.00439530988274668" calcext:value-type="float">
            <text:p>0,004395309882747</text:p>
          </table:table-cell>
          <table:table-cell office:value-type="float" office:value="0.00901615030251342" calcext:value-type="float">
            <text:p>0,009016150302513</text:p>
          </table:table-cell>
          <table:table-cell office:value-type="float" office:value="0.0928171641791045" calcext:value-type="float">
            <text:p>0,092817164179105</text:p>
          </table:table-cell>
          <table:table-cell office:value-type="float" office:value="0.749058971141782" calcext:value-type="float">
            <text:p>0,74905897114178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76" calcext:value-type="float">
            <text:p>1576</text:p>
          </table:table-cell>
          <table:table-cell office:value-type="float" office:value="-0.0231319796954323" calcext:value-type="float">
            <text:p>-0,023131979695432</text:p>
          </table:table-cell>
          <table:table-cell office:value-type="float" office:value="0.0509164523452983" calcext:value-type="float">
            <text:p>0,050916452345298</text:p>
          </table:table-cell>
          <table:table-cell office:value-type="float" office:value="0.146128882707464" calcext:value-type="float">
            <text:p>0,146128882707464</text:p>
          </table:table-cell>
          <table:table-cell office:value-type="float" office:value="0.993068683049779" calcext:value-type="float">
            <text:p>0,99306868304977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0.00235056746532116" calcext:value-type="float">
            <text:p>0,002350567465321</text:p>
          </table:table-cell>
          <table:table-cell office:value-type="float" office:value="0.0203535751898085" calcext:value-type="float">
            <text:p>0,020353575189809</text:p>
          </table:table-cell>
          <table:table-cell office:value-type="float" office:value="0.116669118728851" calcext:value-type="float">
            <text:p>0,116669118728851</text:p>
          </table:table-cell>
          <table:table-cell office:value-type="float" office:value="0.99748427672956" calcext:value-type="float">
            <text:p>0,9974842767295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float" office:value="0.0139345794392535" calcext:value-type="float">
            <text:p>0,013934579439254</text:p>
          </table:table-cell>
          <table:table-cell office:value-type="float" office:value="0.0310927978041586" calcext:value-type="float">
            <text:p>0,031092797804159</text:p>
          </table:table-cell>
          <table:table-cell office:value-type="float" office:value="0.136262336835403" calcext:value-type="float">
            <text:p>0,136262336835403</text:p>
          </table:table-cell>
          <table:table-cell office:value-type="float" office:value="0.955357142857143" calcext:value-type="float">
            <text:p>0,95535714285714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float" office:value="-0.00127194244604229" calcext:value-type="float">
            <text:p>-0,001271942446042</text:p>
          </table:table-cell>
          <table:table-cell office:value-type="float" office:value="0.0544891198020527" calcext:value-type="float">
            <text:p>0,054489119802053</text:p>
          </table:table-cell>
          <table:table-cell office:value-type="float" office:value="0.147589721809301" calcext:value-type="float">
            <text:p>0,147589721809301</text:p>
          </table:table-cell>
          <table:table-cell office:value-type="float" office:value="0.977496483825598" calcext:value-type="float">
            <text:p>0,97749648382559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19999999999845" calcext:value-type="float">
            <text:p>0,041999999999985</text:p>
          </table:table-cell>
          <table:table-cell office:value-type="float" office:value="0.0496386945839668" calcext:value-type="float">
            <text:p>0,049638694583967</text:p>
          </table:table-cell>
          <table:table-cell office:value-type="float" office:value="0.00169025987745616" calcext:value-type="float">
            <text:p>0,001690259877456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295" calcext:value-type="float">
            <text:p>295</text:p>
          </table:table-cell>
          <table:table-cell office:value-type="float" office:value="-0.000257627118642335" calcext:value-type="float">
            <text:p>-0,000257627118642</text:p>
          </table:table-cell>
          <table:table-cell office:value-type="float" office:value="0.0588245429103084" calcext:value-type="float">
            <text:p>0,058824542910308</text:p>
          </table:table-cell>
          <table:table-cell office:value-type="float" office:value="0.0626726152538772" calcext:value-type="float">
            <text:p>0,062672615253877</text:p>
          </table:table-cell>
          <table:table-cell office:value-type="float" office:value="0.458786936236392" calcext:value-type="float">
            <text:p>0,45878693623639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-0.00545454545454857" calcext:value-type="float">
            <text:p>-0,005454545454549</text:p>
          </table:table-cell>
          <table:table-cell office:value-type="float" office:value="0.0481104102066021" calcext:value-type="float">
            <text:p>0,048110410206602</text:p>
          </table:table-cell>
          <table:table-cell office:value-type="float" office:value="0.0215158924205379" calcext:value-type="float">
            <text:p>0,021515892420538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-0.0562499999999897" calcext:value-type="float">
            <text:p>-0,05624999999999</text:p>
          </table:table-cell>
          <table:table-cell office:value-type="float" office:value="0.0834322329798237" calcext:value-type="float">
            <text:p>0,083432232979824</text:p>
          </table:table-cell>
          <table:table-cell office:value-type="float" office:value="0.00231347599768652" calcext:value-type="float">
            <text:p>0,002313475997687</text:p>
          </table:table-cell>
          <table:table-cell office:value-type="float" office:value="0.432432432432432" calcext:value-type="float">
            <text:p>0,43243243243243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0.0034576271186443" calcext:value-type="float">
            <text:p>0,003457627118644</text:p>
          </table:table-cell>
          <table:table-cell office:value-type="float" office:value="0.0398037510797538" calcext:value-type="float">
            <text:p>0,039803751079754</text:p>
          </table:table-cell>
          <table:table-cell office:value-type="float" office:value="0.0208235294117647" calcext:value-type="float">
            <text:p>0,020823529411765</text:p>
          </table:table-cell>
          <table:table-cell office:value-type="float" office:value="0.988826815642458" calcext:value-type="float">
            <text:p>0,98882681564245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999999999818" calcext:value-type="float">
            <text:p>0,019999999999982</text:p>
          </table:table-cell>
          <table:table-cell office:value-type="float" office:value="0" calcext:value-type="float">
            <text:p>0</text:p>
          </table:table-cell>
          <table:table-cell office:value-type="float" office:value="0.000144613159797542" calcext:value-type="float">
            <text:p>0,0001446131597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10" calcext:value-type="float">
            <text:p>410</text:p>
          </table:table-cell>
          <table:table-cell office:value-type="float" office:value="-0.00401951219512266" calcext:value-type="float">
            <text:p>-0,004019512195123</text:p>
          </table:table-cell>
          <table:table-cell office:value-type="float" office:value="0.0418638864073529" calcext:value-type="float">
            <text:p>0,041863886407353</text:p>
          </table:table-cell>
          <table:table-cell office:value-type="float" office:value="0.056802438348573" calcext:value-type="float">
            <text:p>0,056802438348573</text:p>
          </table:table-cell>
          <table:table-cell office:value-type="float" office:value="0.799220272904483" calcext:value-type="float">
            <text:p>0,79922027290448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93" calcext:value-type="float">
            <text:p>1293</text:p>
          </table:table-cell>
          <table:table-cell office:value-type="float" office:value="-0.0369899458623353" calcext:value-type="float">
            <text:p>-0,036989945862335</text:p>
          </table:table-cell>
          <table:table-cell office:value-type="float" office:value="0.0710499147512013" calcext:value-type="float">
            <text:p>0,071049914751201</text:p>
          </table:table-cell>
          <table:table-cell office:value-type="float" office:value="0.174071082390953" calcext:value-type="float">
            <text:p>0,174071082390953</text:p>
          </table:table-cell>
          <table:table-cell office:value-type="float" office:value="0.987022900763359" calcext:value-type="float">
            <text:p>0,98702290076335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930" calcext:value-type="float">
            <text:p>930</text:p>
          </table:table-cell>
          <table:table-cell office:value-type="float" office:value="-0.029178494623655" calcext:value-type="float">
            <text:p>-0,029178494623655</text:p>
          </table:table-cell>
          <table:table-cell office:value-type="float" office:value="0.0537318348388845" calcext:value-type="float">
            <text:p>0,053731834838885</text:p>
          </table:table-cell>
          <table:table-cell office:value-type="float" office:value="0.119383825417202" calcext:value-type="float">
            <text:p>0,119383825417202</text:p>
          </table:table-cell>
          <table:table-cell office:value-type="float" office:value="0.9375" calcext:value-type="float">
            <text:p>0,937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837" calcext:value-type="float">
            <text:p>837</text:p>
          </table:table-cell>
          <table:table-cell office:value-type="float" office:value="0.000654719235364647" calcext:value-type="float">
            <text:p>0,000654719235365</text:p>
          </table:table-cell>
          <table:table-cell office:value-type="float" office:value="0.0575585434022517" calcext:value-type="float">
            <text:p>0,057558543402252</text:p>
          </table:table-cell>
          <table:table-cell office:value-type="float" office:value="0.176694110196327" calcext:value-type="float">
            <text:p>0,176694110196327</text:p>
          </table:table-cell>
          <table:table-cell office:value-type="float" office:value="0.981242672919109" calcext:value-type="float">
            <text:p>0,98124267291910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251" calcext:value-type="float">
            <text:p>251</text:p>
          </table:table-cell>
          <table:table-cell office:value-type="float" office:value="0.00269322709163587" calcext:value-type="float">
            <text:p>0,002693227091636</text:p>
          </table:table-cell>
          <table:table-cell office:value-type="float" office:value="0.0740441178513919" calcext:value-type="float">
            <text:p>0,074044117851392</text:p>
          </table:table-cell>
          <table:table-cell office:value-type="float" office:value="0.0534383649137748" calcext:value-type="float">
            <text:p>0,053438364913775</text:p>
          </table:table-cell>
          <table:table-cell office:value-type="float" office:value="0.650259067357513" calcext:value-type="float">
            <text:p>0,65025906735751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307" calcext:value-type="float">
            <text:p>307</text:p>
          </table:table-cell>
          <table:table-cell office:value-type="float" office:value="0.0134462540716594" calcext:value-type="float">
            <text:p>0,013446254071659</text:p>
          </table:table-cell>
          <table:table-cell office:value-type="float" office:value="0.0239226401967028" calcext:value-type="float">
            <text:p>0,023922640196703</text:p>
          </table:table-cell>
          <table:table-cell office:value-type="float" office:value="0.0463536161860184" calcext:value-type="float">
            <text:p>0,046353616186018</text:p>
          </table:table-cell>
          <table:table-cell office:value-type="float" office:value="0.425207756232687" calcext:value-type="float">
            <text:p>0,42520775623268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0.00831578947368127" calcext:value-type="float">
            <text:p>0,008315789473681</text:p>
          </table:table-cell>
          <table:table-cell office:value-type="float" office:value="0.0334712014968082" calcext:value-type="float">
            <text:p>0,033471201496808</text:p>
          </table:table-cell>
          <table:table-cell office:value-type="float" office:value="0.0526989545551526" calcext:value-type="float">
            <text:p>0,052698954555153</text:p>
          </table:table-cell>
          <table:table-cell office:value-type="float" office:value="0.991967871485944" calcext:value-type="float">
            <text:p>0,99196787148594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float" office:value="0.00923529411764431" calcext:value-type="float">
            <text:p>0,009235294117644</text:p>
          </table:table-cell>
          <table:table-cell office:value-type="float" office:value="0.0193725986345306" calcext:value-type="float">
            <text:p>0,019372598634531</text:p>
          </table:table-cell>
          <table:table-cell office:value-type="float" office:value="0.0510606345034729" calcext:value-type="float">
            <text:p>0,051060634503473</text:p>
          </table:table-cell>
          <table:table-cell office:value-type="float" office:value="0.947735191637631" calcext:value-type="float">
            <text:p>0,94773519163763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0.0131052631578964" calcext:value-type="float">
            <text:p>0,013105263157896</text:p>
          </table:table-cell>
          <table:table-cell office:value-type="float" office:value="0.0733516366816624" calcext:value-type="float">
            <text:p>0,073351636681662</text:p>
          </table:table-cell>
          <table:table-cell office:value-type="float" office:value="0.0174994243610408" calcext:value-type="float">
            <text:p>0,017499424361041</text:p>
          </table:table-cell>
          <table:table-cell office:value-type="float" office:value="0.730769230769231" calcext:value-type="float">
            <text:p>0,73076923076923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float" office:value="-0.0512297297297288" calcext:value-type="float">
            <text:p>-0,051229729729729</text:p>
          </table:table-cell>
          <table:table-cell office:value-type="float" office:value="0.0541549446963245" calcext:value-type="float">
            <text:p>0,054154944696325</text:p>
          </table:table-cell>
          <table:table-cell office:value-type="float" office:value="0.0737419033383159" calcext:value-type="float">
            <text:p>0,073741903338316</text:p>
          </table:table-cell>
          <table:table-cell office:value-type="float" office:value="0.499156829679595" calcext:value-type="float">
            <text:p>0,49915682967959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145" calcext:value-type="float">
            <text:p>1145</text:p>
          </table:table-cell>
          <table:table-cell office:value-type="float" office:value="0.00470567685589592" calcext:value-type="float">
            <text:p>0,004705676855896</text:p>
          </table:table-cell>
          <table:table-cell office:value-type="float" office:value="0.0753705362903772" calcext:value-type="float">
            <text:p>0,075370536290377</text:p>
          </table:table-cell>
          <table:table-cell office:value-type="float" office:value="0.13835186080232" calcext:value-type="float">
            <text:p>0,13835186080232</text:p>
          </table:table-cell>
          <table:table-cell office:value-type="float" office:value="0.993061578490893" calcext:value-type="float">
            <text:p>0,99306157849089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0.00192977893368061" calcext:value-type="float">
            <text:p>0,001929778933681</text:p>
          </table:table-cell>
          <table:table-cell office:value-type="float" office:value="0.0712730259196847" calcext:value-type="float">
            <text:p>0,071273025919685</text:p>
          </table:table-cell>
          <table:table-cell office:value-type="float" office:value="0.126751277402341" calcext:value-type="float">
            <text:p>0,1267512774023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-0.00173816155988922" calcext:value-type="float">
            <text:p>-0,001738161559889</text:p>
          </table:table-cell>
          <table:table-cell office:value-type="float" office:value="0.0220793319699997" calcext:value-type="float">
            <text:p>0,02207933197</text:p>
          </table:table-cell>
          <table:table-cell office:value-type="float" office:value="0.0656787413099158" calcext:value-type="float">
            <text:p>0,065678741309916</text:p>
          </table:table-cell>
          <table:table-cell office:value-type="float" office:value="0.997222222222222" calcext:value-type="float">
            <text:p>0,997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-0.0426724137931042" calcext:value-type="float">
            <text:p>-0,042672413793104</text:p>
          </table:table-cell>
          <table:table-cell office:value-type="float" office:value="0.0421413417830668" calcext:value-type="float">
            <text:p>0,042141341783067</text:p>
          </table:table-cell>
          <table:table-cell office:value-type="float" office:value="0.11047619047619" calcext:value-type="float">
            <text:p>0,110476190476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372" calcext:value-type="float">
            <text:p>372</text:p>
          </table:table-cell>
          <table:table-cell office:value-type="float" office:value="-0.0409139784946252" calcext:value-type="float">
            <text:p>-0,040913978494625</text:p>
          </table:table-cell>
          <table:table-cell office:value-type="float" office:value="0.0415938260291289" calcext:value-type="float">
            <text:p>0,041593826029129</text:p>
          </table:table-cell>
          <table:table-cell office:value-type="float" office:value="0.0490312376433373" calcext:value-type="float">
            <text:p>0,049031237643337</text:p>
          </table:table-cell>
          <table:table-cell office:value-type="float" office:value="0.973821989528796" calcext:value-type="float">
            <text:p>0,97382198952879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9" calcext:value-type="float">
            <text:p>629</text:p>
          </table:table-cell>
          <table:table-cell office:value-type="float" office:value="-0.0366995230524645" calcext:value-type="float">
            <text:p>-0,036699523052465</text:p>
          </table:table-cell>
          <table:table-cell office:value-type="float" office:value="0.0504344907132863" calcext:value-type="float">
            <text:p>0,050434490713286</text:p>
          </table:table-cell>
          <table:table-cell office:value-type="float" office:value="0.0730376219228983" calcext:value-type="float">
            <text:p>0,073037621922898</text:p>
          </table:table-cell>
          <table:table-cell office:value-type="float" office:value="0.993680884676145" calcext:value-type="float">
            <text:p>0,99368088467614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80" calcext:value-type="float">
            <text:p>880</text:p>
          </table:table-cell>
          <table:table-cell office:value-type="float" office:value="0.00607272727272699" calcext:value-type="float">
            <text:p>0,006072727272727</text:p>
          </table:table-cell>
          <table:table-cell office:value-type="float" office:value="0.0549465375021121" calcext:value-type="float">
            <text:p>0,054946537502112</text:p>
          </table:table-cell>
          <table:table-cell office:value-type="float" office:value="0.128336007000146" calcext:value-type="float">
            <text:p>0,128336007000146</text:p>
          </table:table-cell>
          <table:table-cell office:value-type="float" office:value="0.971302428256071" calcext:value-type="float">
            <text:p>0,97130242825607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2" calcext:value-type="float">
            <text:p>652</text:p>
          </table:table-cell>
          <table:table-cell office:value-type="float" office:value="-0.0246625766871148" calcext:value-type="float">
            <text:p>-0,024662576687115</text:p>
          </table:table-cell>
          <table:table-cell office:value-type="float" office:value="0.037465111927838" calcext:value-type="float">
            <text:p>0,037465111927838</text:p>
          </table:table-cell>
          <table:table-cell office:value-type="float" office:value="0.124928147154627" calcext:value-type="float">
            <text:p>0,124928147154627</text:p>
          </table:table-cell>
          <table:table-cell office:value-type="float" office:value="0.990881458966565" calcext:value-type="float">
            <text:p>0,99088145896656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08" calcext:value-type="float">
            <text:p>808</text:p>
          </table:table-cell>
          <table:table-cell office:value-type="float" office:value="0.00226237623762329" calcext:value-type="float">
            <text:p>0,002262376237623</text:p>
          </table:table-cell>
          <table:table-cell office:value-type="float" office:value="0.0300595196745787" calcext:value-type="float">
            <text:p>0,030059519674579</text:p>
          </table:table-cell>
          <table:table-cell office:value-type="float" office:value="0.119051127154855" calcext:value-type="float">
            <text:p>0,119051127154855</text:p>
          </table:table-cell>
          <table:table-cell office:value-type="float" office:value="0.967664670658683" calcext:value-type="float">
            <text:p>0,96766467065868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office:value-type="float" office:value="-0.0158193891102233" calcext:value-type="float">
            <text:p>-0,015819389110223</text:p>
          </table:table-cell>
          <table:table-cell office:value-type="float" office:value="0.0392634618715595" calcext:value-type="float">
            <text:p>0,03926346187156</text:p>
          </table:table-cell>
          <table:table-cell office:value-type="float" office:value="0.131002087682672" calcext:value-type="float">
            <text:p>0,131002087682672</text:p>
          </table:table-cell>
          <table:table-cell office:value-type="float" office:value="0.996031746031746" calcext:value-type="float">
            <text:p>0,99603174603174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float" office:value="-0.0152812071330606" calcext:value-type="float">
            <text:p>-0,015281207133061</text:p>
          </table:table-cell>
          <table:table-cell office:value-type="float" office:value="0.0782114834847522" calcext:value-type="float">
            <text:p>0,078211483484752</text:p>
          </table:table-cell>
          <table:table-cell office:value-type="float" office:value="0.123183507941872" calcext:value-type="float">
            <text:p>0,123183507941872</text:p>
          </table:table-cell>
          <table:table-cell office:value-type="float" office:value="0.997264021887825" calcext:value-type="float">
            <text:p>0,9972640218878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  <table:table-cell office:value-type="float" office:value="-0.0276897959183714" calcext:value-type="float">
            <text:p>-0,027689795918371</text:p>
          </table:table-cell>
          <table:table-cell office:value-type="float" office:value="0.0547901534610454" calcext:value-type="float">
            <text:p>0,054790153461045</text:p>
          </table:table-cell>
          <table:table-cell office:value-type="float" office:value="0.0976484655241132" calcext:value-type="float">
            <text:p>0,097648465524113</text:p>
          </table:table-cell>
          <table:table-cell office:value-type="float" office:value="0.924528301886792" calcext:value-type="float">
            <text:p>0,92452830188679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0.00386688851913303" calcext:value-type="float">
            <text:p>0,003866888519133</text:p>
          </table:table-cell>
          <table:table-cell office:value-type="float" office:value="0.0313780382273614" calcext:value-type="float">
            <text:p>0,031378038227361</text:p>
          </table:table-cell>
          <table:table-cell office:value-type="float" office:value="0.101434599156118" calcext:value-type="float">
            <text:p>0,101434599156118</text:p>
          </table:table-cell>
          <table:table-cell office:value-type="float" office:value="0.998338870431894" calcext:value-type="float">
            <text:p>0,99833887043189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4" calcext:value-type="float">
            <text:p>684</text:p>
          </table:table-cell>
          <table:table-cell office:value-type="float" office:value="-0.0239122807017528" calcext:value-type="float">
            <text:p>-0,023912280701753</text:p>
          </table:table-cell>
          <table:table-cell office:value-type="float" office:value="0.0574084923629183" calcext:value-type="float">
            <text:p>0,057408492362918</text:p>
          </table:table-cell>
          <table:table-cell office:value-type="float" office:value="0.0848109113453193" calcext:value-type="float">
            <text:p>0,084810911345319</text:p>
          </table:table-cell>
          <table:table-cell office:value-type="float" office:value="0.9280868385346" calcext:value-type="float">
            <text:p>0,928086838534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724" calcext:value-type="float">
            <text:p>724</text:p>
          </table:table-cell>
          <table:table-cell office:value-type="float" office:value="0.00557458563535938" calcext:value-type="float">
            <text:p>0,005574585635359</text:p>
          </table:table-cell>
          <table:table-cell office:value-type="float" office:value="0.0666228455787136" calcext:value-type="float">
            <text:p>0,066622845578714</text:p>
          </table:table-cell>
          <table:table-cell office:value-type="float" office:value="0.128277817150957" calcext:value-type="float">
            <text:p>0,128277817150957</text:p>
          </table:table-cell>
          <table:table-cell office:value-type="float" office:value="0.995873452544704" calcext:value-type="float">
            <text:p>0,99587345254470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0.0422705882352938" calcext:value-type="float">
            <text:p>0,042270588235294</text:p>
          </table:table-cell>
          <table:table-cell office:value-type="float" office:value="0.0515534875263013" calcext:value-type="float">
            <text:p>0,051553487526301</text:p>
          </table:table-cell>
          <table:table-cell office:value-type="float" office:value="0.0629746249305427" calcext:value-type="float">
            <text:p>0,062974624930543</text:p>
          </table:table-cell>
          <table:table-cell office:value-type="float" office:value="0.982658959537572" calcext:value-type="float">
            <text:p>0,9826589595375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office:value-type="float" office:value="0.0127383512544832" calcext:value-type="float">
            <text:p>0,012738351254483</text:p>
          </table:table-cell>
          <table:table-cell office:value-type="float" office:value="0.0438760023582891" calcext:value-type="float">
            <text:p>0,043876002358289</text:p>
          </table:table-cell>
          <table:table-cell office:value-type="float" office:value="0.127339114559562" calcext:value-type="float">
            <text:p>0,127339114559562</text:p>
          </table:table-cell>
          <table:table-cell office:value-type="float" office:value="0.963730569948186" calcext:value-type="float">
            <text:p>0,96373056994818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float" office:value="0.00530693069306661" calcext:value-type="float">
            <text:p>0,005306930693067</text:p>
          </table:table-cell>
          <table:table-cell office:value-type="float" office:value="0.0428214343748925" calcext:value-type="float">
            <text:p>0,042821434374893</text:p>
          </table:table-cell>
          <table:table-cell office:value-type="float" office:value="0.134206529992407" calcext:value-type="float">
            <text:p>0,134206529992407</text:p>
          </table:table-cell>
          <table:table-cell office:value-type="float" office:value="0.994374120956399" calcext:value-type="float">
            <text:p>0,99437412095639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0.00943315508021353" calcext:value-type="float">
            <text:p>0,009433155080214</text:p>
          </table:table-cell>
          <table:table-cell office:value-type="float" office:value="0.0331517265856099" calcext:value-type="float">
            <text:p>0,03315172658561</text:p>
          </table:table-cell>
          <table:table-cell office:value-type="float" office:value="0.0660077656194846" calcext:value-type="float">
            <text:p>0,066007765619485</text:p>
          </table:table-cell>
          <table:table-cell office:value-type="float" office:value="0.997333333333333" calcext:value-type="float">
            <text:p>0,99733333333333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0.0138436213991742" calcext:value-type="float">
            <text:p>0,013843621399174</text:p>
          </table:table-cell>
          <table:table-cell office:value-type="float" office:value="0.0391248953830838" calcext:value-type="float">
            <text:p>0,039124895383084</text:p>
          </table:table-cell>
          <table:table-cell office:value-type="float" office:value="0.0618320610687023" calcext:value-type="float">
            <text:p>0,061832061068702</text:p>
          </table:table-cell>
          <table:table-cell office:value-type="float" office:value="0.991836734693877" calcext:value-type="float">
            <text:p>0,99183673469387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30" calcext:value-type="float">
            <text:p>530</text:p>
          </table:table-cell>
          <table:table-cell office:value-type="float" office:value="0.00055849056603389" calcext:value-type="float">
            <text:p>0,000558490566034</text:p>
          </table:table-cell>
          <table:table-cell office:value-type="float" office:value="0.0347670057966041" calcext:value-type="float">
            <text:p>0,034767005796604</text:p>
          </table:table-cell>
          <table:table-cell office:value-type="float" office:value="0.119101123595506" calcext:value-type="float">
            <text:p>0,119101123595506</text:p>
          </table:table-cell>
          <table:table-cell office:value-type="float" office:value="0.956678700361011" calcext:value-type="float">
            <text:p>0,95667870036101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-0.0087017543859647" calcext:value-type="float">
            <text:p>-0,008701754385965</text:p>
          </table:table-cell>
          <table:table-cell office:value-type="float" office:value="0.0384041138660227" calcext:value-type="float">
            <text:p>0,038404113866023</text:p>
          </table:table-cell>
          <table:table-cell office:value-type="float" office:value="0.0137448758138413" calcext:value-type="float">
            <text:p>0,013744875813841</text:p>
          </table:table-cell>
          <table:table-cell office:value-type="float" office:value="0.876923076923077" calcext:value-type="float">
            <text:p>0,8769230769230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417" calcext:value-type="float">
            <text:p>1417</text:p>
          </table:table-cell>
          <table:table-cell office:value-type="float" office:value="-0.0196414961185602" calcext:value-type="float">
            <text:p>-0,01964149611856</text:p>
          </table:table-cell>
          <table:table-cell office:value-type="float" office:value="0.0597012196238801" calcext:value-type="float">
            <text:p>0,05970121962388</text:p>
          </table:table-cell>
          <table:table-cell office:value-type="float" office:value="0.165016885990451" calcext:value-type="float">
            <text:p>0,165016885990451</text:p>
          </table:table-cell>
          <table:table-cell office:value-type="float" office:value="0.998590556730091" calcext:value-type="float">
            <text:p>0,99859055673009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337" calcext:value-type="float">
            <text:p>1337</text:p>
          </table:table-cell>
          <table:table-cell office:value-type="float" office:value="-0.0278713537771128" calcext:value-type="float">
            <text:p>-0,027871353777113</text:p>
          </table:table-cell>
          <table:table-cell office:value-type="float" office:value="0.0548423583818816" calcext:value-type="float">
            <text:p>0,054842358381882</text:p>
          </table:table-cell>
          <table:table-cell office:value-type="float" office:value="0.155845669658468" calcext:value-type="float">
            <text:p>0,155845669658468</text:p>
          </table:table-cell>
          <table:table-cell office:value-type="float" office:value="0.998506348020911" calcext:value-type="float">
            <text:p>0,99850634802091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103" calcext:value-type="float">
            <text:p>1103</text:p>
          </table:table-cell>
          <table:table-cell office:value-type="float" office:value="-0.0173055303717148" calcext:value-type="float">
            <text:p>-0,017305530371715</text:p>
          </table:table-cell>
          <table:table-cell office:value-type="float" office:value="0.0709352624318046" calcext:value-type="float">
            <text:p>0,070935262431805</text:p>
          </table:table-cell>
          <table:table-cell office:value-type="float" office:value="0.167298650083422" calcext:value-type="float">
            <text:p>0,167298650083422</text:p>
          </table:table-cell>
          <table:table-cell office:value-type="float" office:value="0.998190045248869" calcext:value-type="float">
            <text:p>0,99819004524886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4" calcext:value-type="float">
            <text:p>914</text:p>
          </table:table-cell>
          <table:table-cell office:value-type="float" office:value="-0.0587352297593006" calcext:value-type="float">
            <text:p>-0,058735229759301</text:p>
          </table:table-cell>
          <table:table-cell office:value-type="float" office:value="0.0228543558566211" calcext:value-type="float">
            <text:p>0,022854355856621</text:p>
          </table:table-cell>
          <table:table-cell office:value-type="float" office:value="0.140550515146855" calcext:value-type="float">
            <text:p>0,140550515146855</text:p>
          </table:table-cell>
          <table:table-cell office:value-type="float" office:value="0.997816593886463" calcext:value-type="float">
            <text:p>0,99781659388646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-0.0024347826086873" calcext:value-type="float">
            <text:p>-0,002434782608687</text:p>
          </table:table-cell>
          <table:table-cell office:value-type="float" office:value="0.0632610139945525" calcext:value-type="float">
            <text:p>0,063261013994553</text:p>
          </table:table-cell>
          <table:table-cell office:value-type="float" office:value="0.0169699950811609" calcext:value-type="float">
            <text:p>0,016969995081161</text:p>
          </table:table-cell>
          <table:table-cell office:value-type="float" office:value="0.71875" calcext:value-type="float">
            <text:p>0,718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157142857142516" calcext:value-type="float">
            <text:p>0,001571428571425</text:p>
          </table:table-cell>
          <table:table-cell office:value-type="float" office:value="0.0819361374013041" calcext:value-type="float">
            <text:p>0,081936137401304</text:p>
          </table:table-cell>
          <table:table-cell office:value-type="float" office:value="0.00552377194712961" calcext:value-type="float">
            <text:p>0,005523771947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08" calcext:value-type="float">
            <text:p>708</text:p>
          </table:table-cell>
          <table:table-cell office:value-type="float" office:value="0.0164802259887011" calcext:value-type="float">
            <text:p>0,016480225988701</text:p>
          </table:table-cell>
          <table:table-cell office:value-type="float" office:value="0.0227632349024885" calcext:value-type="float">
            <text:p>0,022763234902489</text:p>
          </table:table-cell>
          <table:table-cell office:value-type="float" office:value="0.144430844553244" calcext:value-type="float">
            <text:p>0,144430844553244</text:p>
          </table:table-cell>
          <table:table-cell office:value-type="float" office:value="0.991596638655462" calcext:value-type="float">
            <text:p>0,99159663865546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717" calcext:value-type="float">
            <text:p>717</text:p>
          </table:table-cell>
          <table:table-cell office:value-type="float" office:value="-0.00411157601115671" calcext:value-type="float">
            <text:p>-0,004111576011157</text:p>
          </table:table-cell>
          <table:table-cell office:value-type="float" office:value="0.034499147482424" calcext:value-type="float">
            <text:p>0,034499147482424</text:p>
          </table:table-cell>
          <table:table-cell office:value-type="float" office:value="0.14311377245509" calcext:value-type="float">
            <text:p>0,14311377245509</text:p>
          </table:table-cell>
          <table:table-cell office:value-type="float" office:value="0.994452149791956" calcext:value-type="float">
            <text:p>0,99445214979195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float" office:value="-0.0468974943052408" calcext:value-type="float">
            <text:p>-0,046897494305241</text:p>
          </table:table-cell>
          <table:table-cell office:value-type="float" office:value="0.0282962841658396" calcext:value-type="float">
            <text:p>0,02829628416584</text:p>
          </table:table-cell>
          <table:table-cell office:value-type="float" office:value="0.142439974042829" calcext:value-type="float">
            <text:p>0,142439974042829</text:p>
          </table:table-cell>
          <table:table-cell office:value-type="float" office:value="0.998862343572241" calcext:value-type="float">
            <text:p>0,99886234357224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-0.00654304635761733" calcext:value-type="float">
            <text:p>-0,006543046357617</text:p>
          </table:table-cell>
          <table:table-cell office:value-type="float" office:value="0.0719285641848014" calcext:value-type="float">
            <text:p>0,071928564184801</text:p>
          </table:table-cell>
          <table:table-cell office:value-type="float" office:value="0.0172867773325701" calcext:value-type="float">
            <text:p>0,01728677733257</text:p>
          </table:table-cell>
          <table:table-cell office:value-type="float" office:value="0.932098765432099" calcext:value-type="float">
            <text:p>0,93209876543209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92" calcext:value-type="float">
            <text:p>792</text:p>
          </table:table-cell>
          <table:table-cell office:value-type="float" office:value="0.00119696969697016" calcext:value-type="float">
            <text:p>0,00119696969697</text:p>
          </table:table-cell>
          <table:table-cell office:value-type="float" office:value="0.0548669795538506" calcext:value-type="float">
            <text:p>0,054866979553851</text:p>
          </table:table-cell>
          <table:table-cell office:value-type="float" office:value="0.122695584817971" calcext:value-type="float">
            <text:p>0,122695584817971</text:p>
          </table:table-cell>
          <table:table-cell office:value-type="float" office:value="0.99622641509434" calcext:value-type="float">
            <text:p>0,9962264150943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-0.0452663507109001" calcext:value-type="float">
            <text:p>-0,0452663507109</text:p>
          </table:table-cell>
          <table:table-cell office:value-type="float" office:value="0.0297870507736449" calcext:value-type="float">
            <text:p>0,029787050773645</text:p>
          </table:table-cell>
          <table:table-cell office:value-type="float" office:value="0.111687486766885" calcext:value-type="float">
            <text:p>0,1116874867668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-0.0294934210526317" calcext:value-type="float">
            <text:p>-0,029493421052632</text:p>
          </table:table-cell>
          <table:table-cell office:value-type="float" office:value="0.052926525126639" calcext:value-type="float">
            <text:p>0,052926525126639</text:p>
          </table:table-cell>
          <table:table-cell office:value-type="float" office:value="0.0875197927162804" calcext:value-type="float">
            <text:p>0,08751979271628</text:p>
          </table:table-cell>
          <table:table-cell office:value-type="float" office:value="0.998357963875205" calcext:value-type="float">
            <text:p>0,99835796387520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-0.0236116504854363" calcext:value-type="float">
            <text:p>-0,023611650485436</text:p>
          </table:table-cell>
          <table:table-cell office:value-type="float" office:value="0.0468964223302058" calcext:value-type="float">
            <text:p>0,046896422330206</text:p>
          </table:table-cell>
          <table:table-cell office:value-type="float" office:value="0.137847965738758" calcext:value-type="float">
            <text:p>0,137847965738758</text:p>
          </table:table-cell>
          <table:table-cell office:value-type="float" office:value="0.998062015503876" calcext:value-type="float">
            <text:p>0,99806201550387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3" calcext:value-type="float">
            <text:p>893</text:p>
          </table:table-cell>
          <table:table-cell office:value-type="float" office:value="0.00564389697648393" calcext:value-type="float">
            <text:p>0,005643896976484</text:p>
          </table:table-cell>
          <table:table-cell office:value-type="float" office:value="0.0244526820811426" calcext:value-type="float">
            <text:p>0,024452682081143</text:p>
          </table:table-cell>
          <table:table-cell office:value-type="float" office:value="0.162659380692168" calcext:value-type="float">
            <text:p>0,162659380692168</text:p>
          </table:table-cell>
          <table:table-cell office:value-type="float" office:value="0.996651785714286" calcext:value-type="float">
            <text:p>0,99665178571428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60" calcext:value-type="float">
            <text:p>1660</text:p>
          </table:table-cell>
          <table:table-cell office:value-type="float" office:value="0.0239060240963853" calcext:value-type="float">
            <text:p>0,023906024096385</text:p>
          </table:table-cell>
          <table:table-cell office:value-type="float" office:value="0.0473188705051047" calcext:value-type="float">
            <text:p>0,047318870505105</text:p>
          </table:table-cell>
          <table:table-cell office:value-type="float" office:value="0.16361127537946" calcext:value-type="float">
            <text:p>0,16361127537946</text:p>
          </table:table-cell>
          <table:table-cell office:value-type="float" office:value="0.986333927510398" calcext:value-type="float">
            <text:p>0,98633392751039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float" office:value="-0.0191283582089544" calcext:value-type="float">
            <text:p>-0,019128358208954</text:p>
          </table:table-cell>
          <table:table-cell office:value-type="float" office:value="0.050157051277233" calcext:value-type="float">
            <text:p>0,050157051277233</text:p>
          </table:table-cell>
          <table:table-cell office:value-type="float" office:value="0.13822032732774" calcext:value-type="float">
            <text:p>0,13822032732774</text:p>
          </table:table-cell>
          <table:table-cell office:value-type="float" office:value="0.999005964214712" calcext:value-type="float">
            <text:p>0,99900596421471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940" calcext:value-type="float">
            <text:p>940</text:p>
          </table:table-cell>
          <table:table-cell office:value-type="float" office:value="-0.0653914893617009" calcext:value-type="float">
            <text:p>-0,065391489361701</text:p>
          </table:table-cell>
          <table:table-cell office:value-type="float" office:value="0.0141019061603844" calcext:value-type="float">
            <text:p>0,014101906160384</text:p>
          </table:table-cell>
          <table:table-cell office:value-type="float" office:value="0.176724948298552" calcext:value-type="float">
            <text:p>0,176724948298552</text:p>
          </table:table-cell>
          <table:table-cell office:value-type="float" office:value="0.995762711864407" calcext:value-type="float">
            <text:p>0,99576271186440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office:value-type="float" office:value="-0.0313738680465724" calcext:value-type="float">
            <text:p>-0,031373868046572</text:p>
          </table:table-cell>
          <table:table-cell office:value-type="float" office:value="0.0317356674749931" calcext:value-type="float">
            <text:p>0,031735667474993</text:p>
          </table:table-cell>
          <table:table-cell office:value-type="float" office:value="0.121655649984262" calcext:value-type="float">
            <text:p>0,121655649984262</text:p>
          </table:table-cell>
          <table:table-cell office:value-type="float" office:value="0.99741935483871" calcext:value-type="float">
            <text:p>0,9974193548387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82" calcext:value-type="float">
            <text:p>882</text:p>
          </table:table-cell>
          <table:table-cell office:value-type="float" office:value="-0.0363401360544226" calcext:value-type="float">
            <text:p>-0,036340136054423</text:p>
          </table:table-cell>
          <table:table-cell office:value-type="float" office:value="0.0261912112274273" calcext:value-type="float">
            <text:p>0,026191211227427</text:p>
          </table:table-cell>
          <table:table-cell office:value-type="float" office:value="0.138853904282116" calcext:value-type="float">
            <text:p>0,138853904282116</text:p>
          </table:table-cell>
          <table:table-cell office:value-type="float" office:value="0.997737556561086" calcext:value-type="float">
            <text:p>0,99773755656108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405" calcext:value-type="float">
            <text:p>1405</text:p>
          </table:table-cell>
          <table:table-cell office:value-type="float" office:value="-0.028037010676156" calcext:value-type="float">
            <text:p>-0,028037010676156</text:p>
          </table:table-cell>
          <table:table-cell office:value-type="float" office:value="0.0519349036525382" calcext:value-type="float">
            <text:p>0,051934903652538</text:p>
          </table:table-cell>
          <table:table-cell office:value-type="float" office:value="0.158559981943347" calcext:value-type="float">
            <text:p>0,158559981943347</text:p>
          </table:table-cell>
          <table:table-cell office:value-type="float" office:value="0.998578535891969" calcext:value-type="float">
            <text:p>0,99857853589196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1119" calcext:value-type="float">
            <text:p>1119</text:p>
          </table:table-cell>
          <table:table-cell office:value-type="float" office:value="0.0134655942806073" calcext:value-type="float">
            <text:p>0,013465594280607</text:p>
          </table:table-cell>
          <table:table-cell office:value-type="float" office:value="0.0555204510732896" calcext:value-type="float">
            <text:p>0,05552045107329</text:p>
          </table:table-cell>
          <table:table-cell office:value-type="float" office:value="0.126297968397291" calcext:value-type="float">
            <text:p>0,126297968397291</text:p>
          </table:table-cell>
          <table:table-cell office:value-type="float" office:value="0.997326203208556" calcext:value-type="float">
            <text:p>0,997326203208556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0.0281856540084415" calcext:value-type="float">
            <text:p>0,028185654008442</text:p>
          </table:table-cell>
          <table:table-cell office:value-type="float" office:value="0.0327120044820016" calcext:value-type="float">
            <text:p>0,032712004482002</text:p>
          </table:table-cell>
          <table:table-cell office:value-type="float" office:value="0.0332211942809083" calcext:value-type="float">
            <text:p>0,033221194280908</text:p>
          </table:table-cell>
          <table:table-cell office:value-type="float" office:value="0.983402489626556" calcext:value-type="float">
            <text:p>0,9834024896265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75" calcext:value-type="float">
            <text:p>575</text:p>
          </table:table-cell>
          <table:table-cell office:value-type="float" office:value="-0.0693704347826097" calcext:value-type="float">
            <text:p>-0,06937043478261</text:p>
          </table:table-cell>
          <table:table-cell office:value-type="float" office:value="0.0580224858570201" calcext:value-type="float">
            <text:p>0,05802248585702</text:p>
          </table:table-cell>
          <table:table-cell office:value-type="float" office:value="0.126484821821381" calcext:value-type="float">
            <text:p>0,126484821821381</text:p>
          </table:table-cell>
          <table:table-cell office:value-type="float" office:value="0.971283783783784" calcext:value-type="float">
            <text:p>0,97128378378378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-0.00207166123778326" calcext:value-type="float">
            <text:p>-0,002071661237783</text:p>
          </table:table-cell>
          <table:table-cell office:value-type="float" office:value="0.0347264049885555" calcext:value-type="float">
            <text:p>0,034726404988556</text:p>
          </table:table-cell>
          <table:table-cell office:value-type="float" office:value="0.0371805740583747" calcext:value-type="float">
            <text:p>0,0371805740583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4"/>
          <table:table-cell office:value-type="string" calcext:value-type="string">
            <text:p>WT DEL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office:value-type="float" office:value="876" calcext:value-type="float">
            <text:p>876</text:p>
          </table:table-cell>
          <table:table-cell office:value-type="float" office:value="77" calcext:value-type="float">
            <text:p>77</text:p>
          </table:table-cell>
          <table:table-cell office:value-type="float" office:value="-0.0021298701298681" calcext:value-type="float">
            <text:p>-0,002129870129868</text:p>
          </table:table-cell>
          <table:table-cell office:value-type="float" office:value="0.0253276455134679" calcext:value-type="float">
            <text:p>0,025327645513468</text:p>
          </table:table-cell>
          <table:table-cell office:value-type="float" office:value="0.00952970297029703" calcext:value-type="float">
            <text:p>0,009529702970297</text:p>
          </table:table-cell>
          <table:table-cell office:value-type="float" office:value="0.0878995433789954" calcext:value-type="float">
            <text:p>0,087899543378995</text:p>
          </table:table-cell>
          <table:table-cell table:number-columns-repeated="4"/>
          <table:table-cell office:value-type="string" calcext:value-type="string">
            <text:p>QTDB T WA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U AN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0729689807976413" calcext:value-type="float">
            <text:p>0,007296898079764</text:p>
          </table:table-cell>
          <table:table-cell office:value-type="float" office:value="0.00167054749424503" calcext:value-type="float">
            <text:p>0,001670547494245</text:p>
          </table:table-cell>
          <table:table-cell office:value-type="float" office:value="0.120914449008752" calcext:value-type="float">
            <text:p>0,1209144490087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0.0120000000000035" calcext:value-type="float">
            <text:p>0,012000000000004</text:p>
          </table:table-cell>
          <table:table-cell office:value-type="float" office:value="0.041574963763558" calcext:value-type="float">
            <text:p>0,041574963763558</text:p>
          </table:table-cell>
          <table:table-cell office:value-type="float" office:value="0.0120568652150441" calcext:value-type="float">
            <text:p>0,012056865215044</text:p>
          </table:table-cell>
          <table:table-cell office:value-type="float" office:value="0.471830985915493" calcext:value-type="float">
            <text:p>0,4718309859154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0.0013599999999999" calcext:value-type="float">
            <text:p>0,00136</text:p>
          </table:table-cell>
          <table:table-cell office:value-type="float" office:value="0.0337167179106546" calcext:value-type="float">
            <text:p>0,033716717910655</text:p>
          </table:table-cell>
          <table:table-cell office:value-type="float" office:value="0.0308324768756423" calcext:value-type="float">
            <text:p>0,030832476875642</text:p>
          </table:table-cell>
          <table:table-cell office:value-type="float" office:value="0.93167701863354" calcext:value-type="float">
            <text:p>0,931677018633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office:value-type="float" office:value="-0.00268551236749053" calcext:value-type="float">
            <text:p>-0,002685512367491</text:p>
          </table:table-cell>
          <table:table-cell office:value-type="float" office:value="0.018458530600943" calcext:value-type="float">
            <text:p>0,018458530600943</text:p>
          </table:table-cell>
          <table:table-cell office:value-type="float" office:value="0.115431679129844" calcext:value-type="float">
            <text:p>0,115431679129844</text:p>
          </table:table-cell>
          <table:table-cell office:value-type="float" office:value="0.98951048951049" calcext:value-type="float">
            <text:p>0,989510489510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529" calcext:value-type="float">
            <text:p>529</text:p>
          </table:table-cell>
          <table:table-cell office:value-type="float" office:value="0.000120982986767947" calcext:value-type="float">
            <text:p>0,000120982986768</text:p>
          </table:table-cell>
          <table:table-cell office:value-type="float" office:value="0.021868495828675" calcext:value-type="float">
            <text:p>0,021868495828675</text:p>
          </table:table-cell>
          <table:table-cell office:value-type="float" office:value="0.115175266710211" calcext:value-type="float">
            <text:p>0,115175266710211</text:p>
          </table:table-cell>
          <table:table-cell office:value-type="float" office:value="0.871499176276771" calcext:value-type="float">
            <text:p>0,87149917627677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float" office:value="0.00562457337884036" calcext:value-type="float">
            <text:p>0,00562457337884</text:p>
          </table:table-cell>
          <table:table-cell office:value-type="float" office:value="0.0105692423665874" calcext:value-type="float">
            <text:p>0,010569242366587</text:p>
          </table:table-cell>
          <table:table-cell office:value-type="float" office:value="0.120899525479678" calcext:value-type="float">
            <text:p>0,120899525479678</text:p>
          </table:table-cell>
          <table:table-cell office:value-type="float" office:value="0.984873949579832" calcext:value-type="float">
            <text:p>0,9848739495798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office:value-type="float" office:value="0.00687466666666719" calcext:value-type="float">
            <text:p>0,006874666666667</text:p>
          </table:table-cell>
          <table:table-cell office:value-type="float" office:value="0.00453875440573441" calcext:value-type="float">
            <text:p>0,004538754405734</text:p>
          </table:table-cell>
          <table:table-cell office:value-type="float" office:value="0.103434009102193" calcext:value-type="float">
            <text:p>0,103434009102193</text:p>
          </table:table-cell>
          <table:table-cell office:value-type="float" office:value="0.986842105263158" calcext:value-type="float">
            <text:p>0,98684210526315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0.00705785123966989" calcext:value-type="float">
            <text:p>0,00705785123967</text:p>
          </table:table-cell>
          <table:table-cell office:value-type="float" office:value="0.00184658505749466" calcext:value-type="float">
            <text:p>0,001846585057495</text:p>
          </table:table-cell>
          <table:table-cell office:value-type="float" office:value="0.0732445520581114" calcext:value-type="float">
            <text:p>0,073244552058111</text:p>
          </table:table-cell>
          <table:table-cell office:value-type="float" office:value="0.987755102040816" calcext:value-type="float">
            <text:p>0,9877551020408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66" calcext:value-type="float">
            <text:p>66</text:p>
          </table:table-cell>
          <table:table-cell office:value-type="float" office:value="-0.00133333333333905" calcext:value-type="float">
            <text:p>-0,001333333333339</text:p>
          </table:table-cell>
          <table:table-cell office:value-type="float" office:value="0.0409956883665417" calcext:value-type="float">
            <text:p>0,040995688366542</text:p>
          </table:table-cell>
          <table:table-cell office:value-type="float" office:value="0.0141691713181623" calcext:value-type="float">
            <text:p>0,014169171318162</text:p>
          </table:table-cell>
          <table:table-cell office:value-type="float" office:value="0.120658135283364" calcext:value-type="float">
            <text:p>0,12065813528336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0.00423598820059031" calcext:value-type="float">
            <text:p>0,00423598820059</text:p>
          </table:table-cell>
          <table:table-cell office:value-type="float" office:value="0.00826356414993168" calcext:value-type="float">
            <text:p>0,008263564149932</text:p>
          </table:table-cell>
          <table:table-cell office:value-type="float" office:value="0.0585088022091819" calcext:value-type="float">
            <text:p>0,058508802209182</text:p>
          </table:table-cell>
          <table:table-cell office:value-type="float" office:value="0.466942148760331" calcext:value-type="float">
            <text:p>0,46694214876033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office:value-type="float" office:value="0.00441632653061344" calcext:value-type="float">
            <text:p>0,004416326530613</text:p>
          </table:table-cell>
          <table:table-cell office:value-type="float" office:value="0.00606277860925406" calcext:value-type="float">
            <text:p>0,006062778609254</text:p>
          </table:table-cell>
          <table:table-cell office:value-type="float" office:value="0.10708041958042" calcext:value-type="float">
            <text:p>0,10708041958042</text:p>
          </table:table-cell>
          <table:table-cell office:value-type="float" office:value="0.949612403100775" calcext:value-type="float">
            <text:p>0,94961240310077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float" office:value="0.00722900763359093" calcext:value-type="float">
            <text:p>0,007229007633591</text:p>
          </table:table-cell>
          <table:table-cell office:value-type="float" office:value="0.00540718335546623" calcext:value-type="float">
            <text:p>0,005407183355466</text:p>
          </table:table-cell>
          <table:table-cell office:value-type="float" office:value="0.076019149862179" calcext:value-type="float">
            <text:p>0,076019149862179</text:p>
          </table:table-cell>
          <table:table-cell office:value-type="float" office:value="0.977611940298508" calcext:value-type="float">
            <text:p>0,97761194029850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office:value-type="float" office:value="730" calcext:value-type="float">
            <text:p>730</text:p>
          </table:table-cell>
          <table:table-cell office:value-type="float" office:value="658" calcext:value-type="float">
            <text:p>658</text:p>
          </table:table-cell>
          <table:table-cell office:value-type="float" office:value="-0.00038297872340431" calcext:value-type="float">
            <text:p>-0,000382978723404</text:p>
          </table:table-cell>
          <table:table-cell office:value-type="float" office:value="0.019561744245739" calcext:value-type="float">
            <text:p>0,019561744245739</text:p>
          </table:table-cell>
          <table:table-cell office:value-type="float" office:value="0.0996969696969697" calcext:value-type="float">
            <text:p>0,09969696969697</text:p>
          </table:table-cell>
          <table:table-cell office:value-type="float" office:value="0.901369863013699" calcext:value-type="float">
            <text:p>0,9013698630136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-0.00164935064934907" calcext:value-type="float">
            <text:p>-0,001649350649349</text:p>
          </table:table-cell>
          <table:table-cell office:value-type="float" office:value="0.00234252740502031" calcext:value-type="float">
            <text:p>0,00234252740502</text:p>
          </table:table-cell>
          <table:table-cell office:value-type="float" office:value="0.0946236559139785" calcext:value-type="float">
            <text:p>0,094623655913979</text:p>
          </table:table-cell>
          <table:table-cell office:value-type="float" office:value="0.99837925445705" calcext:value-type="float">
            <text:p>0,9983792544570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0.0077651245551601" calcext:value-type="float">
            <text:p>0,00776512455516</text:p>
          </table:table-cell>
          <table:table-cell office:value-type="float" office:value="0.00794475995544444" calcext:value-type="float">
            <text:p>0,007944759955444</text:p>
          </table:table-cell>
          <table:table-cell office:value-type="float" office:value="0.0958226768968457" calcext:value-type="float">
            <text:p>0,095822676896846</text:p>
          </table:table-cell>
          <table:table-cell office:value-type="float" office:value="0.99645390070922" calcext:value-type="float">
            <text:p>0,9964539007092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0.00610869565217382" calcext:value-type="float">
            <text:p>0,006108695652174</text:p>
          </table:table-cell>
          <table:table-cell office:value-type="float" office:value="0.00411287265631641" calcext:value-type="float">
            <text:p>0,004112872656316</text:p>
          </table:table-cell>
          <table:table-cell office:value-type="float" office:value="0.090685066535239" calcext:value-type="float">
            <text:p>0,090685066535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float" office:value="0.00567999999999847" calcext:value-type="float">
            <text:p>0,005679999999998</text:p>
          </table:table-cell>
          <table:table-cell office:value-type="float" office:value="0.00266413212885753" calcext:value-type="float">
            <text:p>0,002664132128858</text:p>
          </table:table-cell>
          <table:table-cell office:value-type="float" office:value="0.0590717299578059" calcext:value-type="float">
            <text:p>0,059071729957806</text:p>
          </table:table-cell>
          <table:table-cell office:value-type="float" office:value="0.991501416430595" calcext:value-type="float">
            <text:p>0,9915014164305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0.0026416510318956" calcext:value-type="float">
            <text:p>0,002641651031896</text:p>
          </table:table-cell>
          <table:table-cell office:value-type="float" office:value="0.0023472291545014" calcext:value-type="float">
            <text:p>0,002347229154501</text:p>
          </table:table-cell>
          <table:table-cell office:value-type="float" office:value="0.116962914197937" calcext:value-type="float">
            <text:p>0,116962914197937</text:p>
          </table:table-cell>
          <table:table-cell office:value-type="float" office:value="0.994402985074627" calcext:value-type="float">
            <text:p>0,99440298507462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 office:value-type="float" office:value="0.0110113378684813" calcext:value-type="float">
            <text:p>0,011011337868481</text:p>
          </table:table-cell>
          <table:table-cell office:value-type="float" office:value="0.0530731951533751" calcext:value-type="float">
            <text:p>0,053073195153375</text:p>
          </table:table-cell>
          <table:table-cell office:value-type="float" office:value="0.09136109384711" calcext:value-type="float">
            <text:p>0,09136109384711</text:p>
          </table:table-cell>
          <table:table-cell office:value-type="float" office:value="0.987681970884658" calcext:value-type="float">
            <text:p>0,98768197088465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 office:value-type="float" office:value="0.00292985318107933" calcext:value-type="float">
            <text:p>0,002929853181079</text:p>
          </table:table-cell>
          <table:table-cell office:value-type="float" office:value="0.011211883674978" calcext:value-type="float">
            <text:p>0,011211883674978</text:p>
          </table:table-cell>
          <table:table-cell office:value-type="float" office:value="0.0959161320607104" calcext:value-type="float">
            <text:p>0,09591613206071</text:p>
          </table:table-cell>
          <table:table-cell office:value-type="float" office:value="0.993517017828201" calcext:value-type="float">
            <text:p>0,99351701782820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2" calcext:value-type="float">
            <text:p>902</text:p>
          </table:table-cell>
          <table:table-cell office:value-type="float" office:value="0.0169667405764962" calcext:value-type="float">
            <text:p>0,016966740576496</text:p>
          </table:table-cell>
          <table:table-cell office:value-type="float" office:value="0.0263785549661725" calcext:value-type="float">
            <text:p>0,026378554966173</text:p>
          </table:table-cell>
          <table:table-cell office:value-type="float" office:value="0.0915736040609137" calcext:value-type="float">
            <text:p>0,091573604060914</text:p>
          </table:table-cell>
          <table:table-cell office:value-type="float" office:value="0.995584988962472" calcext:value-type="float">
            <text:p>0,99558498896247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81" calcext:value-type="float">
            <text:p>581</text:p>
          </table:table-cell>
          <table:table-cell office:value-type="float" office:value="0.00522547332185968" calcext:value-type="float">
            <text:p>0,00522547332186</text:p>
          </table:table-cell>
          <table:table-cell office:value-type="float" office:value="0.0297891460727429" calcext:value-type="float">
            <text:p>0,029789146072743</text:p>
          </table:table-cell>
          <table:table-cell office:value-type="float" office:value="0.0861634287409165" calcext:value-type="float">
            <text:p>0,086163428740917</text:p>
          </table:table-cell>
          <table:table-cell office:value-type="float" office:value="0.828815977175464" calcext:value-type="float">
            <text:p>0,82881597717546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238" calcext:value-type="float">
            <text:p>238</text:p>
          </table:table-cell>
          <table:table-cell office:value-type="float" office:value="0.0128235294117686" calcext:value-type="float">
            <text:p>0,012823529411769</text:p>
          </table:table-cell>
          <table:table-cell office:value-type="float" office:value="0.0556199056107486" calcext:value-type="float">
            <text:p>0,055619905610749</text:p>
          </table:table-cell>
          <table:table-cell office:value-type="float" office:value="0.0283131096835594" calcext:value-type="float">
            <text:p>0,028313109683559</text:p>
          </table:table-cell>
          <table:table-cell office:value-type="float" office:value="0.286746987951807" calcext:value-type="float">
            <text:p>0,28674698795180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747" calcext:value-type="float">
            <text:p>747</text:p>
          </table:table-cell>
          <table:table-cell office:value-type="float" office:value="0.00432663989290437" calcext:value-type="float">
            <text:p>0,004326639892904</text:p>
          </table:table-cell>
          <table:table-cell office:value-type="float" office:value="0.0162944911423421" calcext:value-type="float">
            <text:p>0,016294491142342</text:p>
          </table:table-cell>
          <table:table-cell office:value-type="float" office:value="0.112754716981132" calcext:value-type="float">
            <text:p>0,112754716981132</text:p>
          </table:table-cell>
          <table:table-cell office:value-type="float" office:value="0.893540669856459" calcext:value-type="float">
            <text:p>0,8935406698564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0.0112631578947374" calcext:value-type="float">
            <text:p>0,011263157894737</text:p>
          </table:table-cell>
          <table:table-cell office:value-type="float" office:value="0.0233226990672616" calcext:value-type="float">
            <text:p>0,023322699067262</text:p>
          </table:table-cell>
          <table:table-cell office:value-type="float" office:value="0.0941370767960363" calcext:value-type="float">
            <text:p>0,094137076796036</text:p>
          </table:table-cell>
          <table:table-cell office:value-type="float" office:value="0.743882544861338" calcext:value-type="float">
            <text:p>0,74388254486133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5" calcext:value-type="float">
            <text:p>635</text:p>
          </table:table-cell>
          <table:table-cell office:value-type="float" office:value="-0.0316535433070861" calcext:value-type="float">
            <text:p>-0,031653543307086</text:p>
          </table:table-cell>
          <table:table-cell office:value-type="float" office:value="0.0452181375972034" calcext:value-type="float">
            <text:p>0,045218137597203</text:p>
          </table:table-cell>
          <table:table-cell office:value-type="float" office:value="0.107846467391304" calcext:value-type="float">
            <text:p>0,107846467391304</text:p>
          </table:table-cell>
          <table:table-cell office:value-type="float" office:value="0.98755832037325" calcext:value-type="float">
            <text:p>0,987558320373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office:value-type="float" office:value="0.00253644314868872" calcext:value-type="float">
            <text:p>0,002536443148689</text:p>
          </table:table-cell>
          <table:table-cell office:value-type="float" office:value="0.0361890603471067" calcext:value-type="float">
            <text:p>0,036189060347107</text:p>
          </table:table-cell>
          <table:table-cell office:value-type="float" office:value="0.0806868972006587" calcext:value-type="float">
            <text:p>0,080686897200659</text:p>
          </table:table-cell>
          <table:table-cell office:value-type="float" office:value="0.941015089163237" calcext:value-type="float">
            <text:p>0,9410150891632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999" calcext:value-type="float">
            <text:p>999</text:p>
          </table:table-cell>
          <table:table-cell office:value-type="float" office:value="0.0105825825825823" calcext:value-type="float">
            <text:p>0,010582582582582</text:p>
          </table:table-cell>
          <table:table-cell office:value-type="float" office:value="0.0274545932701354" calcext:value-type="float">
            <text:p>0,027454593270135</text:p>
          </table:table-cell>
          <table:table-cell office:value-type="float" office:value="0.117973547472839" calcext:value-type="float">
            <text:p>0,117973547472839</text:p>
          </table:table-cell>
          <table:table-cell office:value-type="float" office:value="0.923290203327172" calcext:value-type="float">
            <text:p>0,92329020332717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5" calcext:value-type="float">
            <text:p>1225</text:p>
          </table:table-cell>
          <table:table-cell office:value-type="float" office:value="-0.00151510204081744" calcext:value-type="float">
            <text:p>-0,001515102040817</text:p>
          </table:table-cell>
          <table:table-cell office:value-type="float" office:value="0.00897724882233929" calcext:value-type="float">
            <text:p>0,008977248822339</text:p>
          </table:table-cell>
          <table:table-cell office:value-type="float" office:value="0.135854497061107" calcext:value-type="float">
            <text:p>0,135854497061107</text:p>
          </table:table-cell>
          <table:table-cell office:value-type="float" office:value="0.996745321399512" calcext:value-type="float">
            <text:p>0,99674532139951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  <table:table-cell office:value-type="float" office:value="-0.00150631458094016" calcext:value-type="float">
            <text:p>-0,00150631458094</text:p>
          </table:table-cell>
          <table:table-cell office:value-type="float" office:value="0.00252284971582522" calcext:value-type="float">
            <text:p>0,002522849715825</text:p>
          </table:table-cell>
          <table:table-cell office:value-type="float" office:value="0.144181426916074" calcext:value-type="float">
            <text:p>0,144181426916074</text:p>
          </table:table-cell>
          <table:table-cell office:value-type="float" office:value="0.997709049255441" calcext:value-type="float">
            <text:p>0,9977090492554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table:style-name="ce1" office:value-type="float" office:value="-0.0000831758034042131" calcext:value-type="float">
            <text:p>-8,32E-05</text:p>
          </table:table-cell>
          <table:table-cell office:value-type="float" office:value="0.0084572024164007" calcext:value-type="float">
            <text:p>0,008457202416401</text:p>
          </table:table-cell>
          <table:table-cell office:value-type="float" office:value="0.103461764130647" calcext:value-type="float">
            <text:p>0,103461764130647</text:p>
          </table:table-cell>
          <table:table-cell office:value-type="float" office:value="0.99623352165725" calcext:value-type="float">
            <text:p>0,996233521657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5" calcext:value-type="float">
            <text:p>765</text:p>
          </table:table-cell>
          <table:table-cell office:value-type="float" office:value="-0.000951633986930227" calcext:value-type="float">
            <text:p>-0,00095163398693</text:p>
          </table:table-cell>
          <table:table-cell office:value-type="float" office:value="0.0123332384976493" calcext:value-type="float">
            <text:p>0,012333238497649</text:p>
          </table:table-cell>
          <table:table-cell office:value-type="float" office:value="0.100671140939597" calcext:value-type="float">
            <text:p>0,100671140939597</text:p>
          </table:table-cell>
          <table:table-cell office:value-type="float" office:value="0.99479843953186" calcext:value-type="float">
            <text:p>0,9947984395318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480" calcext:value-type="float">
            <text:p>480</text:p>
          </table:table-cell>
          <table:table-cell office:value-type="float" office:value="-0.0312000000000008" calcext:value-type="float">
            <text:p>-0,031200000000001</text:p>
          </table:table-cell>
          <table:table-cell office:value-type="float" office:value="0.036904742242698" calcext:value-type="float">
            <text:p>0,036904742242698</text:p>
          </table:table-cell>
          <table:table-cell office:value-type="float" office:value="0.0746268656716418" calcext:value-type="float">
            <text:p>0,074626865671642</text:p>
          </table:table-cell>
          <table:table-cell office:value-type="float" office:value="0.602258469259724" calcext:value-type="float">
            <text:p>0,60225846925972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82" calcext:value-type="float">
            <text:p>1582</text:p>
          </table:table-cell>
          <table:table-cell office:value-type="float" office:value="0.00722629582806519" calcext:value-type="float">
            <text:p>0,007226295828065</text:p>
          </table:table-cell>
          <table:table-cell office:value-type="float" office:value="0.0272815190324246" calcext:value-type="float">
            <text:p>0,027281519032425</text:p>
          </table:table-cell>
          <table:table-cell office:value-type="float" office:value="0.146685210941122" calcext:value-type="float">
            <text:p>0,146685210941122</text:p>
          </table:table-cell>
          <table:table-cell office:value-type="float" office:value="0.996849401386263" calcext:value-type="float">
            <text:p>0,99684940138626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88" calcext:value-type="float">
            <text:p>788</text:p>
          </table:table-cell>
          <table:table-cell office:value-type="float" office:value="0.00511675126903476" calcext:value-type="float">
            <text:p>0,005116751269035</text:p>
          </table:table-cell>
          <table:table-cell office:value-type="float" office:value="0.0145487653148604" calcext:value-type="float">
            <text:p>0,01454876531486</text:p>
          </table:table-cell>
          <table:table-cell office:value-type="float" office:value="0.115933500073562" calcext:value-type="float">
            <text:p>0,115933500073562</text:p>
          </table:table-cell>
          <table:table-cell office:value-type="float" office:value="0.991194968553459" calcext:value-type="float">
            <text:p>0,99119496855345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0080000000000382" calcext:value-type="float">
            <text:p>0,008000000000038</text:p>
          </table:table-cell>
          <table:table-cell office:value-type="float" office:value="0" calcext:value-type="float">
            <text:p>0</text:p>
          </table:table-cell>
          <table:table-cell office:value-type="float" office:value="0.000318369945877109" calcext:value-type="float">
            <text:p>0,000318369945877</text:p>
          </table:table-cell>
          <table:table-cell office:value-type="float" office:value="0.00223214285714286" calcext:value-type="float">
            <text:p>0,00223214285714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float" office:value="0.00465063649222343" calcext:value-type="float">
            <text:p>0,004650636492223</text:p>
          </table:table-cell>
          <table:table-cell office:value-type="float" office:value="0.00457357071661041" calcext:value-type="float">
            <text:p>0,00457357071661</text:p>
          </table:table-cell>
          <table:table-cell office:value-type="float" office:value="0.150138033552771" calcext:value-type="float">
            <text:p>0,150138033552771</text:p>
          </table:table-cell>
          <table:table-cell office:value-type="float" office:value="0.994374120956399" calcext:value-type="float">
            <text:p>0,9943741209563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90000000000059" calcext:value-type="float">
            <text:p>0,029000000000006</text:p>
          </table:table-cell>
          <table:table-cell office:value-type="float" office:value="0.0312889756943272" calcext:value-type="float">
            <text:p>0,031288975694327</text:p>
          </table:table-cell>
          <table:table-cell office:value-type="float" office:value="0.00169025987745616" calcext:value-type="float">
            <text:p>0,001690259877456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558" calcext:value-type="float">
            <text:p>558</text:p>
          </table:table-cell>
          <table:table-cell office:value-type="float" office:value="0.00296774193548407" calcext:value-type="float">
            <text:p>0,002967741935484</text:p>
          </table:table-cell>
          <table:table-cell office:value-type="float" office:value="0.0374716480481708" calcext:value-type="float">
            <text:p>0,037471648048171</text:p>
          </table:table-cell>
          <table:table-cell office:value-type="float" office:value="0.118546845124283" calcext:value-type="float">
            <text:p>0,118546845124283</text:p>
          </table:table-cell>
          <table:table-cell office:value-type="float" office:value="0.867807153965785" calcext:value-type="float">
            <text:p>0,86780715396578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0.0170909090909054" calcext:value-type="float">
            <text:p>0,017090909090905</text:p>
          </table:table-cell>
          <table:table-cell office:value-type="float" office:value="0.0557941908762649" calcext:value-type="float">
            <text:p>0,055794190876265</text:p>
          </table:table-cell>
          <table:table-cell office:value-type="float" office:value="0.0134474327628362" calcext:value-type="float">
            <text:p>0,013447432762836</text:p>
          </table:table-cell>
          <table:table-cell office:value-type="float" office:value="0.528846153846154" calcext:value-type="float">
            <text:p>0,52884615384615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0529729729729417" calcext:value-type="float">
            <text:p>0,005297297297294</text:p>
          </table:table-cell>
          <table:table-cell office:value-type="float" office:value="0.0153673308534688" calcext:value-type="float">
            <text:p>0,015367330853469</text:p>
          </table:table-cell>
          <table:table-cell office:value-type="float" office:value="0.00534991324465009" calcext:value-type="float">
            <text:p>0,005349913244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-0.00397500000000358" calcext:value-type="float">
            <text:p>-0,003975000000004</text:p>
          </table:table-cell>
          <table:table-cell office:value-type="float" office:value="0.0397756128174044" calcext:value-type="float">
            <text:p>0,039775612817404</text:p>
          </table:table-cell>
          <table:table-cell office:value-type="float" office:value="0.0188235294117647" calcext:value-type="float">
            <text:p>0,018823529411765</text:p>
          </table:table-cell>
          <table:table-cell office:value-type="float" office:value="0.893854748603352" calcext:value-type="float">
            <text:p>0,89385474860335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00000000002" calcext:value-type="float">
            <text:p>0,028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0144613159797542" calcext:value-type="float">
            <text:p>0,0001446131597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26" calcext:value-type="float">
            <text:p>426</text:p>
          </table:table-cell>
          <table:table-cell office:value-type="float" office:value="-0.000150234741786978" calcext:value-type="float">
            <text:p>-0,000150234741787</text:p>
          </table:table-cell>
          <table:table-cell office:value-type="float" office:value="0.0657208205655826" calcext:value-type="float">
            <text:p>0,065720820565583</text:p>
          </table:table-cell>
          <table:table-cell office:value-type="float" office:value="0.0590191188694929" calcext:value-type="float">
            <text:p>0,059019118869493</text:p>
          </table:table-cell>
          <table:table-cell office:value-type="float" office:value="0.830409356725146" calcext:value-type="float">
            <text:p>0,8304093567251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0.00222047244094485" calcext:value-type="float">
            <text:p>0,002220472440945</text:p>
          </table:table-cell>
          <table:table-cell office:value-type="float" office:value="0.0392823242464338" calcext:value-type="float">
            <text:p>0,039282324246434</text:p>
          </table:table-cell>
          <table:table-cell office:value-type="float" office:value="0.170974690360797" calcext:value-type="float">
            <text:p>0,170974690360797</text:p>
          </table:table-cell>
          <table:table-cell office:value-type="float" office:value="0.969465648854962" calcext:value-type="float">
            <text:p>0,96946564885496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445" calcext:value-type="float">
            <text:p>445</text:p>
          </table:table-cell>
          <table:table-cell office:value-type="float" office:value="0.0236044943820233" calcext:value-type="float">
            <text:p>0,023604494382023</text:p>
          </table:table-cell>
          <table:table-cell office:value-type="float" office:value="0.05119187064613" calcext:value-type="float">
            <text:p>0,05119187064613</text:p>
          </table:table-cell>
          <table:table-cell office:value-type="float" office:value="0.0571245186136072" calcext:value-type="float">
            <text:p>0,057124518613607</text:p>
          </table:table-cell>
          <table:table-cell office:value-type="float" office:value="0.448588709677419" calcext:value-type="float">
            <text:p>0,4485887096774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207" calcext:value-type="float">
            <text:p>207</text:p>
          </table:table-cell>
          <table:table-cell office:value-type="float" office:value="0.0127729468599044" calcext:value-type="float">
            <text:p>0,012772946859904</text:p>
          </table:table-cell>
          <table:table-cell office:value-type="float" office:value="0.0644262799509693" calcext:value-type="float">
            <text:p>0,064426279950969</text:p>
          </table:table-cell>
          <table:table-cell office:value-type="float" office:value="0.0436985433818873" calcext:value-type="float">
            <text:p>0,043698543381887</text:p>
          </table:table-cell>
          <table:table-cell office:value-type="float" office:value="0.242672919109027" calcext:value-type="float">
            <text:p>0,24267291910902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359" calcext:value-type="float">
            <text:p>359</text:p>
          </table:table-cell>
          <table:table-cell office:value-type="float" office:value="0.00449025069637872" calcext:value-type="float">
            <text:p>0,004490250696379</text:p>
          </table:table-cell>
          <table:table-cell office:value-type="float" office:value="0.0314723965307896" calcext:value-type="float">
            <text:p>0,03147239653079</text:p>
          </table:table-cell>
          <table:table-cell office:value-type="float" office:value="0.0764317649563551" calcext:value-type="float">
            <text:p>0,076431764956355</text:p>
          </table:table-cell>
          <table:table-cell office:value-type="float" office:value="0.930051813471503" calcext:value-type="float">
            <text:p>0,93005181347150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695" calcext:value-type="float">
            <text:p>695</text:p>
          </table:table-cell>
          <table:table-cell office:value-type="float" office:value="0.011384172661871" calcext:value-type="float">
            <text:p>0,011384172661871</text:p>
          </table:table-cell>
          <table:table-cell office:value-type="float" office:value="0.022595104387921" calcext:value-type="float">
            <text:p>0,022595104387921</text:p>
          </table:table-cell>
          <table:table-cell office:value-type="float" office:value="0.104937339574211" calcext:value-type="float">
            <text:p>0,104937339574211</text:p>
          </table:table-cell>
          <table:table-cell office:value-type="float" office:value="0.962603878116344" calcext:value-type="float">
            <text:p>0,96260387811634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13" calcext:value-type="float">
            <text:p>413</text:p>
          </table:table-cell>
          <table:table-cell office:value-type="float" office:value="-0.0242905569007268" calcext:value-type="float">
            <text:p>-0,024290556900727</text:p>
          </table:table-cell>
          <table:table-cell office:value-type="float" office:value="0.0489525424471353" calcext:value-type="float">
            <text:p>0,048952542447135</text:p>
          </table:table-cell>
          <table:table-cell office:value-type="float" office:value="0.0440580328568381" calcext:value-type="float">
            <text:p>0,044058032856838</text:p>
          </table:table-cell>
          <table:table-cell office:value-type="float" office:value="0.829317269076305" calcext:value-type="float">
            <text:p>0,82931726907630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float" office:value="0.0163418803418844" calcext:value-type="float">
            <text:p>0,016341880341884</text:p>
          </table:table-cell>
          <table:table-cell office:value-type="float" office:value="0.0289559531080585" calcext:value-type="float">
            <text:p>0,028955953108059</text:p>
          </table:table-cell>
          <table:table-cell office:value-type="float" office:value="0.0219635817533321" calcext:value-type="float">
            <text:p>0,021963581753332</text:p>
          </table:table-cell>
          <table:table-cell office:value-type="float" office:value="0.407665505226481" calcext:value-type="float">
            <text:p>0,40766550522648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0.00130526315789252" calcext:value-type="float">
            <text:p>0,001305263157893</text:p>
          </table:table-cell>
          <table:table-cell office:value-type="float" office:value="0.0189886801094598" calcext:value-type="float">
            <text:p>0,01898868010946</text:p>
          </table:table-cell>
          <table:table-cell office:value-type="float" office:value="0.0218742804513009" calcext:value-type="float">
            <text:p>0,021874280451301</text:p>
          </table:table-cell>
          <table:table-cell office:value-type="float" office:value="0.913461538461538" calcext:value-type="float">
            <text:p>0,91346153846153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float" office:value="0.00535000000000085" calcext:value-type="float">
            <text:p>0,005350000000001</text:p>
          </table:table-cell>
          <table:table-cell office:value-type="float" office:value="0.00802355906067105" calcext:value-type="float">
            <text:p>0,008023559060671</text:p>
          </table:table-cell>
          <table:table-cell office:value-type="float" office:value="0.0199302441454908" calcext:value-type="float">
            <text:p>0,019930244145491</text:p>
          </table:table-cell>
          <table:table-cell office:value-type="float" office:value="0.134907251264756" calcext:value-type="float">
            <text:p>0,1349072512647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083" calcext:value-type="float">
            <text:p>1083</text:p>
          </table:table-cell>
          <table:table-cell office:value-type="float" office:value="-0.00117820867959116" calcext:value-type="float">
            <text:p>-0,001178208679591</text:p>
          </table:table-cell>
          <table:table-cell office:value-type="float" office:value="0.0431513966623364" calcext:value-type="float">
            <text:p>0,043151396662336</text:p>
          </table:table-cell>
          <table:table-cell office:value-type="float" office:value="0.130860318994683" calcext:value-type="float">
            <text:p>0,130860318994683</text:p>
          </table:table-cell>
          <table:table-cell office:value-type="float" office:value="0.939288811795316" calcext:value-type="float">
            <text:p>0,93928881179531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office:value-type="float" office:value="769" calcext:value-type="float">
            <text:p>769</text:p>
          </table:table-cell>
          <table:table-cell office:value-type="float" office:value="767" calcext:value-type="float">
            <text:p>767</text:p>
          </table:table-cell>
          <table:table-cell office:value-type="float" office:value="0.00465189048239675" calcext:value-type="float">
            <text:p>0,004651890482397</text:p>
          </table:table-cell>
          <table:table-cell office:value-type="float" office:value="0.00787997104201066" calcext:value-type="float">
            <text:p>0,007879971042011</text:p>
          </table:table-cell>
          <table:table-cell office:value-type="float" office:value="0.126421625185429" calcext:value-type="float">
            <text:p>0,126421625185429</text:p>
          </table:table-cell>
          <table:table-cell office:value-type="float" office:value="0.99739921976593" calcext:value-type="float">
            <text:p>0,9973992197659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0.00695264623955603" calcext:value-type="float">
            <text:p>0,006952646239556</text:p>
          </table:table-cell>
          <table:table-cell office:value-type="float" office:value="0.00446534005420106" calcext:value-type="float">
            <text:p>0,004465340054201</text:p>
          </table:table-cell>
          <table:table-cell office:value-type="float" office:value="0.0656787413099158" calcext:value-type="float">
            <text:p>0,065678741309916</text:p>
          </table:table-cell>
          <table:table-cell office:value-type="float" office:value="0.997222222222222" calcext:value-type="float">
            <text:p>0,997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0.00665226781857518" calcext:value-type="float">
            <text:p>0,006652267818575</text:p>
          </table:table-cell>
          <table:table-cell office:value-type="float" office:value="0.00192685641253578" calcext:value-type="float">
            <text:p>0,001926856412536</text:p>
          </table:table-cell>
          <table:table-cell office:value-type="float" office:value="0.110238095238095" calcext:value-type="float">
            <text:p>0,110238095238095</text:p>
          </table:table-cell>
          <table:table-cell office:value-type="float" office:value="0.997844827586207" calcext:value-type="float">
            <text:p>0,99784482758620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float" office:value="0.00815384615384129" calcext:value-type="float">
            <text:p>0,008153846153841</text:p>
          </table:table-cell>
          <table:table-cell office:value-type="float" office:value="0.0820767428445904" calcext:value-type="float">
            <text:p>0,08207674284459</text:p>
          </table:table-cell>
          <table:table-cell office:value-type="float" office:value="0.00342691445894293" calcext:value-type="float">
            <text:p>0,003426914458943</text:p>
          </table:table-cell>
          <table:table-cell office:value-type="float" office:value="0.0680628272251309" calcext:value-type="float">
            <text:p>0,06806282722513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office:value-type="float" office:value="0.00185942492012732" calcext:value-type="float">
            <text:p>0,001859424920127</text:p>
          </table:table-cell>
          <table:table-cell office:value-type="float" office:value="0.0190440732058522" calcext:value-type="float">
            <text:p>0,019044073205852</text:p>
          </table:table-cell>
          <table:table-cell office:value-type="float" office:value="0.0726892707849512" calcext:value-type="float">
            <text:p>0,072689270784951</text:p>
          </table:table-cell>
          <table:table-cell office:value-type="float" office:value="0.988941548183254" calcext:value-type="float">
            <text:p>0,98894154818325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office:value-type="float" office:value="0.00576837416480901" calcext:value-type="float">
            <text:p>0,005768374164809</text:p>
          </table:table-cell>
          <table:table-cell office:value-type="float" office:value="0.0166384259492698" calcext:value-type="float">
            <text:p>0,01663842594927</text:p>
          </table:table-cell>
          <table:table-cell office:value-type="float" office:value="0.130961061688785" calcext:value-type="float">
            <text:p>0,130961061688785</text:p>
          </table:table-cell>
          <table:table-cell office:value-type="float" office:value="0.991169977924945" calcext:value-type="float">
            <text:p>0,99116997792494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0.0062365591397847" calcext:value-type="float">
            <text:p>0,006236559139785</text:p>
          </table:table-cell>
          <table:table-cell office:value-type="float" office:value="0.0154311099724143" calcext:value-type="float">
            <text:p>0,015431109972414</text:p>
          </table:table-cell>
          <table:table-cell office:value-type="float" office:value="0.124736539566967" calcext:value-type="float">
            <text:p>0,124736539566967</text:p>
          </table:table-cell>
          <table:table-cell office:value-type="float" office:value="0.98936170212766" calcext:value-type="float">
            <text:p>0,9893617021276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23" calcext:value-type="float">
            <text:p>823</text:p>
          </table:table-cell>
          <table:table-cell office:value-type="float" office:value="0.0072466585662209" calcext:value-type="float">
            <text:p>0,007246658566221</text:p>
          </table:table-cell>
          <table:table-cell office:value-type="float" office:value="0.00880274785270211" calcext:value-type="float">
            <text:p>0,008802747852702</text:p>
          </table:table-cell>
          <table:table-cell office:value-type="float" office:value="0.121261234713423" calcext:value-type="float">
            <text:p>0,121261234713423</text:p>
          </table:table-cell>
          <table:table-cell office:value-type="float" office:value="0.98562874251497" calcext:value-type="float">
            <text:p>0,9856287425149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float" office:value="0.00614114513981177" calcext:value-type="float">
            <text:p>0,006141145139812</text:p>
          </table:table-cell>
          <table:table-cell office:value-type="float" office:value="0.00750082450995558" calcext:value-type="float">
            <text:p>0,007500824509956</text:p>
          </table:table-cell>
          <table:table-cell office:value-type="float" office:value="0.130654140570633" calcext:value-type="float">
            <text:p>0,130654140570633</text:p>
          </table:table-cell>
          <table:table-cell office:value-type="float" office:value="0.993386243386243" calcext:value-type="float">
            <text:p>0,9933862433862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float" office:value="0.00356104252400666" calcext:value-type="float">
            <text:p>0,003561042524007</text:p>
          </table:table-cell>
          <table:table-cell office:value-type="float" office:value="0.00603823364733425" calcext:value-type="float">
            <text:p>0,006038233647334</text:p>
          </table:table-cell>
          <table:table-cell office:value-type="float" office:value="0.123183507941872" calcext:value-type="float">
            <text:p>0,123183507941872</text:p>
          </table:table-cell>
          <table:table-cell office:value-type="float" office:value="0.997264021887825" calcext:value-type="float">
            <text:p>0,9972640218878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0.00754198473282252" calcext:value-type="float">
            <text:p>0,007541984732823</text:p>
          </table:table-cell>
          <table:table-cell office:value-type="float" office:value="0.00221810572502988" calcext:value-type="float">
            <text:p>0,00221810572503</text:p>
          </table:table-cell>
          <table:table-cell office:value-type="float" office:value="0.10442407333599" calcext:value-type="float">
            <text:p>0,10442407333599</text:p>
          </table:table-cell>
          <table:table-cell office:value-type="float" office:value="0.988679245283019" calcext:value-type="float">
            <text:p>0,98867924528301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590" calcext:value-type="float">
            <text:p>590</text:p>
          </table:table-cell>
          <table:table-cell office:value-type="float" office:value="-0.000766101694914396" calcext:value-type="float">
            <text:p>-0,000766101694914</text:p>
          </table:table-cell>
          <table:table-cell office:value-type="float" office:value="0.0119494501705941" calcext:value-type="float">
            <text:p>0,011949450170594</text:p>
          </table:table-cell>
          <table:table-cell office:value-type="float" office:value="0.09957805907173" calcext:value-type="float">
            <text:p>0,09957805907173</text:p>
          </table:table-cell>
          <table:table-cell office:value-type="float" office:value="0.980066445182724" calcext:value-type="float">
            <text:p>0,98006644518272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9" calcext:value-type="float">
            <text:p>689</text:p>
          </table:table-cell>
          <table:table-cell office:value-type="float" office:value="0.00288534107402139" calcext:value-type="float">
            <text:p>0,002885341074021</text:p>
          </table:table-cell>
          <table:table-cell office:value-type="float" office:value="0.0250234126057858" calcext:value-type="float">
            <text:p>0,025023412605786</text:p>
          </table:table-cell>
          <table:table-cell office:value-type="float" office:value="0.0854308741475511" calcext:value-type="float">
            <text:p>0,085430874147551</text:p>
          </table:table-cell>
          <table:table-cell office:value-type="float" office:value="0.934871099050204" calcext:value-type="float">
            <text:p>0,93487109905020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615" calcext:value-type="float">
            <text:p>615</text:p>
          </table:table-cell>
          <table:table-cell office:value-type="float" office:value="0.00497560975610069" calcext:value-type="float">
            <text:p>0,004975609756101</text:p>
          </table:table-cell>
          <table:table-cell office:value-type="float" office:value="0.0358770854275316" calcext:value-type="float">
            <text:p>0,035877085427532</text:p>
          </table:table-cell>
          <table:table-cell office:value-type="float" office:value="0.10896527285613" calcext:value-type="float">
            <text:p>0,10896527285613</text:p>
          </table:table-cell>
          <table:table-cell office:value-type="float" office:value="0.845942228335626" calcext:value-type="float">
            <text:p>0,84594222833562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  <table:table-cell office:value-type="float" office:value="0.0312636815920375" calcext:value-type="float">
            <text:p>0,031263681592038</text:p>
          </table:table-cell>
          <table:table-cell office:value-type="float" office:value="0.0545922481364791" calcext:value-type="float">
            <text:p>0,054592248136479</text:p>
          </table:table-cell>
          <table:table-cell office:value-type="float" office:value="0.0372291165030561" calcext:value-type="float">
            <text:p>0,037229116503056</text:p>
          </table:table-cell>
          <table:table-cell office:value-type="float" office:value="0.580924855491329" calcext:value-type="float">
            <text:p>0,58092485549132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43" calcext:value-type="float">
            <text:p>543</text:p>
          </table:table-cell>
          <table:table-cell office:value-type="float" office:value="0.00636464088397727" calcext:value-type="float">
            <text:p>0,006364640883977</text:p>
          </table:table-cell>
          <table:table-cell office:value-type="float" office:value="0.024955348747965" calcext:value-type="float">
            <text:p>0,024955348747965</text:p>
          </table:table-cell>
          <table:table-cell office:value-type="float" office:value="0.123916020082154" calcext:value-type="float">
            <text:p>0,123916020082154</text:p>
          </table:table-cell>
          <table:table-cell office:value-type="float" office:value="0.937823834196891" calcext:value-type="float">
            <text:p>0,93782383419689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float" office:value="0.00846618705035956" calcext:value-type="float">
            <text:p>0,00846618705036</text:p>
          </table:table-cell>
          <table:table-cell office:value-type="float" office:value="0.0130993412649831" calcext:value-type="float">
            <text:p>0,013099341264983</text:p>
          </table:table-cell>
          <table:table-cell office:value-type="float" office:value="0.131928625664389" calcext:value-type="float">
            <text:p>0,131928625664389</text:p>
          </table:table-cell>
          <table:table-cell office:value-type="float" office:value="0.977496483825598" calcext:value-type="float">
            <text:p>0,977496483825598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267" calcext:value-type="float">
            <text:p>267</text:p>
          </table:table-cell>
          <table:table-cell office:value-type="float" office:value="-0.0564943820224714" calcext:value-type="float">
            <text:p>-0,056494382022471</text:p>
          </table:table-cell>
          <table:table-cell office:value-type="float" office:value="0.0475994028529682" calcext:value-type="float">
            <text:p>0,047599402852968</text:p>
          </table:table-cell>
          <table:table-cell office:value-type="float" office:value="0.0471231909636428" calcext:value-type="float">
            <text:p>0,047123190963643</text:p>
          </table:table-cell>
          <table:table-cell office:value-type="float" office:value="0.712" calcext:value-type="float">
            <text:p>0,71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float" office:value="0.00399999999999805" calcext:value-type="float">
            <text:p>0,003999999999998</text:p>
          </table:table-cell>
          <table:table-cell office:value-type="float" office:value="0.0189104121223176" calcext:value-type="float">
            <text:p>0,018910412122318</text:p>
          </table:table-cell>
          <table:table-cell office:value-type="float" office:value="0.0552162849872774" calcext:value-type="float">
            <text:p>0,055216284987277</text:p>
          </table:table-cell>
          <table:table-cell office:value-type="float" office:value="0.885714285714286" calcext:value-type="float">
            <text:p>0,88571428571428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08" calcext:value-type="float">
            <text:p>508</text:p>
          </table:table-cell>
          <table:table-cell office:value-type="float" office:value="0.0113622047244096" calcext:value-type="float">
            <text:p>0,01136220472441</text:p>
          </table:table-cell>
          <table:table-cell office:value-type="float" office:value="0.0270351679077546" calcext:value-type="float">
            <text:p>0,027035167907755</text:p>
          </table:table-cell>
          <table:table-cell office:value-type="float" office:value="0.114157303370787" calcext:value-type="float">
            <text:p>0,114157303370787</text:p>
          </table:table-cell>
          <table:table-cell office:value-type="float" office:value="0.916967509025271" calcext:value-type="float">
            <text:p>0,91696750902527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.052470588235289" calcext:value-type="float">
            <text:p>0,052470588235289</text:p>
          </table:table-cell>
          <table:table-cell office:value-type="float" office:value="0.0569920369192335" calcext:value-type="float">
            <text:p>0,056992036919234</text:p>
          </table:table-cell>
          <table:table-cell office:value-type="float" office:value="0.0122980467808054" calcext:value-type="float">
            <text:p>0,012298046780805</text:p>
          </table:table-cell>
          <table:table-cell office:value-type="float" office:value="0.784615384615385" calcext:value-type="float">
            <text:p>0,78461538461538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327" calcext:value-type="float">
            <text:p>1327</text:p>
          </table:table-cell>
          <table:table-cell office:value-type="float" office:value="0.0291213262999239" calcext:value-type="float">
            <text:p>0,029121326299924</text:p>
          </table:table-cell>
          <table:table-cell office:value-type="float" office:value="0.0773301062990042" calcext:value-type="float">
            <text:p>0,077330106299004</text:p>
          </table:table-cell>
          <table:table-cell office:value-type="float" office:value="0.154535926400373" calcext:value-type="float">
            <text:p>0,154535926400373</text:p>
          </table:table-cell>
          <table:table-cell office:value-type="float" office:value="0.935165609584214" calcext:value-type="float">
            <text:p>0,9351656095842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208" calcext:value-type="float">
            <text:p>1208</text:p>
          </table:table-cell>
          <table:table-cell office:value-type="float" office:value="-0.0473807947019879" calcext:value-type="float">
            <text:p>-0,047380794701988</text:p>
          </table:table-cell>
          <table:table-cell office:value-type="float" office:value="0.0625413296093244" calcext:value-type="float">
            <text:p>0,062541329609324</text:p>
          </table:table-cell>
          <table:table-cell office:value-type="float" office:value="0.140808952092318" calcext:value-type="float">
            <text:p>0,140808952092318</text:p>
          </table:table-cell>
          <table:table-cell office:value-type="float" office:value="0.902165795369679" calcext:value-type="float">
            <text:p>0,90216579536967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0.00948080438756867" calcext:value-type="float">
            <text:p>0,009480804387569</text:p>
          </table:table-cell>
          <table:table-cell office:value-type="float" office:value="0.0238094410954176" calcext:value-type="float">
            <text:p>0,023809441095418</text:p>
          </table:table-cell>
          <table:table-cell office:value-type="float" office:value="0.165933565903231" calcext:value-type="float">
            <text:p>0,165933565903231</text:p>
          </table:table-cell>
          <table:table-cell office:value-type="float" office:value="0.990045248868778" calcext:value-type="float">
            <text:p>0,99004524886877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3" calcext:value-type="float">
            <text:p>913</text:p>
          </table:table-cell>
          <table:table-cell office:value-type="float" office:value="0.00466593647316464" calcext:value-type="float">
            <text:p>0,004665936473165</text:p>
          </table:table-cell>
          <table:table-cell office:value-type="float" office:value="0.00871975201273065" calcext:value-type="float">
            <text:p>0,008719752012731</text:p>
          </table:table-cell>
          <table:table-cell office:value-type="float" office:value="0.140396739966169" calcext:value-type="float">
            <text:p>0,140396739966169</text:p>
          </table:table-cell>
          <table:table-cell office:value-type="float" office:value="0.996724890829694" calcext:value-type="float">
            <text:p>0,99672489082969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-0.0073157894736853" calcext:value-type="float">
            <text:p>-0,007315789473685</text:p>
          </table:table-cell>
          <table:table-cell office:value-type="float" office:value="0.0467935585215909" calcext:value-type="float">
            <text:p>0,046793558521591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791666666666667" calcext:value-type="float">
            <text:p>0,79166666666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0.0161666666666698" calcext:value-type="float">
            <text:p>-0,01616666666667</text:p>
          </table:table-cell>
          <table:table-cell office:value-type="float" office:value="0.0681711489968804" calcext:value-type="float">
            <text:p>0,06817114899688</text:p>
          </table:table-cell>
          <table:table-cell office:value-type="float" office:value="0.00473466166896824" calcext:value-type="float">
            <text:p>0,004734661668968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11" calcext:value-type="float">
            <text:p>711</text:p>
          </table:table-cell>
          <table:table-cell office:value-type="float" office:value="0.00759493670886027" calcext:value-type="float">
            <text:p>0,00759493670886</text:p>
          </table:table-cell>
          <table:table-cell office:value-type="float" office:value="0.00217754225129923" calcext:value-type="float">
            <text:p>0,002177542251299</text:p>
          </table:table-cell>
          <table:table-cell office:value-type="float" office:value="0.145042839657283" calcext:value-type="float">
            <text:p>0,145042839657283</text:p>
          </table:table-cell>
          <table:table-cell office:value-type="float" office:value="0.995798319327731" calcext:value-type="float">
            <text:p>0,99579831932773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598" calcext:value-type="float">
            <text:p>598</text:p>
          </table:table-cell>
          <table:table-cell office:value-type="float" office:value="0.0318127090300999" calcext:value-type="float">
            <text:p>0,0318127090301</text:p>
          </table:table-cell>
          <table:table-cell office:value-type="float" office:value="0.0490019968095528" calcext:value-type="float">
            <text:p>0,049001996809553</text:p>
          </table:table-cell>
          <table:table-cell office:value-type="float" office:value="0.11936127744511" calcext:value-type="float">
            <text:p>0,11936127744511</text:p>
          </table:table-cell>
          <table:table-cell office:value-type="float" office:value="0.829403606102635" calcext:value-type="float">
            <text:p>0,82940360610263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float" office:value="0.0104073226544609" calcext:value-type="float">
            <text:p>0,010407322654461</text:p>
          </table:table-cell>
          <table:table-cell office:value-type="float" office:value="0.0216277798608769" calcext:value-type="float">
            <text:p>0,021627779860877</text:p>
          </table:table-cell>
          <table:table-cell office:value-type="float" office:value="0.141791044776119" calcext:value-type="float">
            <text:p>0,141791044776119</text:p>
          </table:table-cell>
          <table:table-cell office:value-type="float" office:value="0.994311717861206" calcext:value-type="float">
            <text:p>0,99431171786120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-0.00511111111110374" calcext:value-type="float">
            <text:p>-0,005111111111104</text:p>
          </table:table-cell>
          <table:table-cell office:value-type="float" office:value="0.035372445159245" calcext:value-type="float">
            <text:p>0,035372445159245</text:p>
          </table:table-cell>
          <table:table-cell office:value-type="float" office:value="0.00206067544361763" calcext:value-type="float">
            <text:p>0,002060675443618</text:p>
          </table:table-cell>
          <table:table-cell office:value-type="float" office:value="0.111111111111111" calcext:value-type="float">
            <text:p>0,1111111111111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71" calcext:value-type="float">
            <text:p>771</text:p>
          </table:table-cell>
          <table:table-cell office:value-type="float" office:value="0.00710246433203529" calcext:value-type="float">
            <text:p>0,007102464332035</text:p>
          </table:table-cell>
          <table:table-cell office:value-type="float" office:value="0.0142435233566215" calcext:value-type="float">
            <text:p>0,014243523356622</text:p>
          </table:table-cell>
          <table:table-cell office:value-type="float" office:value="0.119442292796282" calcext:value-type="float">
            <text:p>0,119442292796282</text:p>
          </table:table-cell>
          <table:table-cell office:value-type="float" office:value="0.969811320754717" calcext:value-type="float">
            <text:p>0,96981132075471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office:value-type="float" office:value="1055" calcext:value-type="float">
            <text:p>1055</text:p>
          </table:table-cell>
          <table:table-cell office:value-type="float" office:value="1054" calcext:value-type="float">
            <text:p>1054</text:p>
          </table:table-cell>
          <table:table-cell office:value-type="float" office:value="0.0457343453510434" calcext:value-type="float">
            <text:p>0,045734345351043</text:p>
          </table:table-cell>
          <table:table-cell office:value-type="float" office:value="0.0662881812693221" calcext:value-type="float">
            <text:p>0,066288181269322</text:p>
          </table:table-cell>
          <table:table-cell office:value-type="float" office:value="0.111581621850519" calcext:value-type="float">
            <text:p>0,111581621850519</text:p>
          </table:table-cell>
          <table:table-cell office:value-type="float" office:value="0.999052132701422" calcext:value-type="float">
            <text:p>0,99905213270142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7" calcext:value-type="float">
            <text:p>607</text:p>
          </table:table-cell>
          <table:table-cell office:value-type="float" office:value="0.00697199341021523" calcext:value-type="float">
            <text:p>0,006971993410215</text:p>
          </table:table-cell>
          <table:table-cell office:value-type="float" office:value="0.0141462427636959" calcext:value-type="float">
            <text:p>0,014146242763696</text:p>
          </table:table-cell>
          <table:table-cell office:value-type="float" office:value="0.0873758456887865" calcext:value-type="float">
            <text:p>0,087375845688787</text:p>
          </table:table-cell>
          <table:table-cell office:value-type="float" office:value="0.99671592775041" calcext:value-type="float">
            <text:p>0,9967159277504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997" calcext:value-type="float">
            <text:p>997</text:p>
          </table:table-cell>
          <table:table-cell office:value-type="float" office:value="0.0138535606820469" calcext:value-type="float">
            <text:p>0,013853560682047</text:p>
          </table:table-cell>
          <table:table-cell office:value-type="float" office:value="0.0218178522290179" calcext:value-type="float">
            <text:p>0,021817852229018</text:p>
          </table:table-cell>
          <table:table-cell office:value-type="float" office:value="0.13343147751606" calcext:value-type="float">
            <text:p>0,13343147751606</text:p>
          </table:table-cell>
          <table:table-cell office:value-type="float" office:value="0.96608527131783" calcext:value-type="float">
            <text:p>0,9660852713178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2" calcext:value-type="float">
            <text:p>892</text:p>
          </table:table-cell>
          <table:table-cell office:value-type="float" office:value="0.00802242152466413" calcext:value-type="float">
            <text:p>0,008022421524664</text:p>
          </table:table-cell>
          <table:table-cell office:value-type="float" office:value="0.00852847719608729" calcext:value-type="float">
            <text:p>0,008528477196087</text:p>
          </table:table-cell>
          <table:table-cell office:value-type="float" office:value="0.16247723132969" calcext:value-type="float">
            <text:p>0,16247723132969</text:p>
          </table:table-cell>
          <table:table-cell office:value-type="float" office:value="0.995535714285714" calcext:value-type="float">
            <text:p>0,99553571428571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75" calcext:value-type="float">
            <text:p>1675</text:p>
          </table:table-cell>
          <table:table-cell office:value-type="float" office:value="0.0111761194029846" calcext:value-type="float">
            <text:p>0,011176119402985</text:p>
          </table:table-cell>
          <table:table-cell office:value-type="float" office:value="0.0343826322416765" calcext:value-type="float">
            <text:p>0,034382632241677</text:p>
          </table:table-cell>
          <table:table-cell office:value-type="float" office:value="0.165089690518431" calcext:value-type="float">
            <text:p>0,165089690518431</text:p>
          </table:table-cell>
          <table:table-cell office:value-type="float" office:value="0.995246583481877" calcext:value-type="float">
            <text:p>0,99524658348187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981" calcext:value-type="float">
            <text:p>981</text:p>
          </table:table-cell>
          <table:table-cell office:value-type="float" office:value="0.011054026503568" calcext:value-type="float">
            <text:p>0,011054026503568</text:p>
          </table:table-cell>
          <table:table-cell office:value-type="float" office:value="0.0325726371940782" calcext:value-type="float">
            <text:p>0,032572637194078</text:p>
          </table:table-cell>
          <table:table-cell office:value-type="float" office:value="0.134919543391555" calcext:value-type="float">
            <text:p>0,134919543391555</text:p>
          </table:table-cell>
          <table:table-cell office:value-type="float" office:value="0.975149105367793" calcext:value-type="float">
            <text:p>0,97514910536779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748" calcext:value-type="float">
            <text:p>748</text:p>
          </table:table-cell>
          <table:table-cell office:value-type="float" office:value="-0.0777647058823533" calcext:value-type="float">
            <text:p>-0,077764705882353</text:p>
          </table:table-cell>
          <table:table-cell office:value-type="float" office:value="0.0532764782934449" calcext:value-type="float">
            <text:p>0,053276478293445</text:p>
          </table:table-cell>
          <table:table-cell office:value-type="float" office:value="0.140627937582252" calcext:value-type="float">
            <text:p>0,140627937582252</text:p>
          </table:table-cell>
          <table:table-cell office:value-type="float" office:value="0.792372881355932" calcext:value-type="float">
            <text:p>0,79237288135593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1" calcext:value-type="float">
            <text:p>771</text:p>
          </table:table-cell>
          <table:table-cell office:value-type="float" office:value="0.0081400778210089" calcext:value-type="float">
            <text:p>0,008140077821009</text:p>
          </table:table-cell>
          <table:table-cell office:value-type="float" office:value="0.0127910916428372" calcext:value-type="float">
            <text:p>0,012791091642837</text:p>
          </table:table-cell>
          <table:table-cell office:value-type="float" office:value="0.121340887629839" calcext:value-type="float">
            <text:p>0,121340887629839</text:p>
          </table:table-cell>
          <table:table-cell office:value-type="float" office:value="0.994838709677419" calcext:value-type="float">
            <text:p>0,99483870967741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27" calcext:value-type="float">
            <text:p>827</text:p>
          </table:table-cell>
          <table:table-cell office:value-type="float" office:value="-0.00813059250302316" calcext:value-type="float">
            <text:p>-0,008130592503023</text:p>
          </table:table-cell>
          <table:table-cell office:value-type="float" office:value="0.0375125274683179" calcext:value-type="float">
            <text:p>0,037512527468318</text:p>
          </table:table-cell>
          <table:table-cell office:value-type="float" office:value="0.130195214105793" calcext:value-type="float">
            <text:p>0,130195214105793</text:p>
          </table:table-cell>
          <table:table-cell office:value-type="float" office:value="0.93552036199095" calcext:value-type="float">
            <text:p>0,9355203619909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394" calcext:value-type="float">
            <text:p>1394</text:p>
          </table:table-cell>
          <table:table-cell office:value-type="float" office:value="-0.0152424677187944" calcext:value-type="float">
            <text:p>-0,015242467718794</text:p>
          </table:table-cell>
          <table:table-cell office:value-type="float" office:value="0.0539982467295408" calcext:value-type="float">
            <text:p>0,053998246729541</text:p>
          </table:table-cell>
          <table:table-cell office:value-type="float" office:value="0.157318587066923" calcext:value-type="float">
            <text:p>0,157318587066923</text:p>
          </table:table-cell>
          <table:table-cell office:value-type="float" office:value="0.990760483297797" calcext:value-type="float">
            <text:p>0,9907604832977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54" calcext:value-type="float">
            <text:p>54</text:p>
          </table:table-cell>
          <table:table-cell office:value-type="float" office:value="0.00896296296297509" calcext:value-type="float">
            <text:p>0,008962962962975</text:p>
          </table:table-cell>
          <table:table-cell office:value-type="float" office:value="0.0322208599116088" calcext:value-type="float">
            <text:p>0,032220859911609</text:p>
          </table:table-cell>
          <table:table-cell office:value-type="float" office:value="0.00609480812641084" calcext:value-type="float">
            <text:p>0,006094808126411</text:p>
          </table:table-cell>
          <table:table-cell office:value-type="float" office:value="0.0481283422459893" calcext:value-type="float">
            <text:p>0,04812834224598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  <table:table-cell office:value-type="float" office:value="0.00750239234449556" calcext:value-type="float">
            <text:p>0,007502392344496</text:p>
          </table:table-cell>
          <table:table-cell office:value-type="float" office:value="0.0126937140763446" calcext:value-type="float">
            <text:p>0,012693714076345</text:p>
          </table:table-cell>
          <table:table-cell office:value-type="float" office:value="0.0292963274460331" calcext:value-type="float">
            <text:p>0,029296327446033</text:p>
          </table:table-cell>
          <table:table-cell office:value-type="float" office:value="0.867219917012448" calcext:value-type="float">
            <text:p>0,86721991701244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0.000155932203390819" calcext:value-type="float">
            <text:p>0,000155932203391</text:p>
          </table:table-cell>
          <table:table-cell office:value-type="float" office:value="0.00807776339212344" calcext:value-type="float">
            <text:p>0,008077763392123</text:p>
          </table:table-cell>
          <table:table-cell office:value-type="float" office:value="0.129784425868896" calcext:value-type="float">
            <text:p>0,129784425868896</text:p>
          </table:table-cell>
          <table:table-cell office:value-type="float" office:value="0.996621621621622" calcext:value-type="float">
            <text:p>0,99662162162162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0.00098876404494414" calcext:value-type="float">
            <text:p>0,000988764044944</text:p>
          </table:table-cell>
          <table:table-cell office:value-type="float" office:value="0.0212785139202023" calcext:value-type="float">
            <text:p>0,021278513920202</text:p>
          </table:table-cell>
          <table:table-cell office:value-type="float" office:value="0.0323361995882282" calcext:value-type="float">
            <text:p>0,032336199588228</text:p>
          </table:table-cell>
          <table:table-cell office:value-type="float" office:value="0.869706840390879" calcext:value-type="float">
            <text:p>0,869706840390879</text:p>
          </table:table-cell>
          <table:table-cell table:number-columns-repeated="6"/>
        </table:table-row>
      </table:table>
      <table:table table:name="Arkusz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257" calcext:value-type="float">
            <text:p>2257</text:p>
          </table:table-cell>
          <table:table-cell office:value-type="float" office:value="2269" calcext:value-type="float">
            <text:p>2269</text:p>
          </table:table-cell>
          <table:table-cell office:value-type="float" office:value="2252" calcext:value-type="float">
            <text:p>2252</text:p>
          </table:table-cell>
          <table:table-cell office:value-type="float" office:value="-0.0462934181961726" calcext:value-type="float">
            <text:p>-0,046293418196173</text:p>
          </table:table-cell>
          <table:table-cell office:value-type="float" office:value="0.0157927867432222" calcext:value-type="float">
            <text:p>0,015792786743222</text:p>
          </table:table-cell>
          <table:table-cell office:value-type="float" office:value="0.997784669915818" calcext:value-type="float">
            <text:p>0,997784669915818</text:p>
          </table:table-cell>
          <table:table-cell office:value-type="float" office:value="0.992507712648744" calcext:value-type="float">
            <text:p>0,99250771264874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1865" calcext:value-type="float">
            <text:p>1865</text:p>
          </table:table-cell>
          <table:table-cell office:value-type="float" office:value="1400" calcext:value-type="float">
            <text:p>1400</text:p>
          </table:table-cell>
          <table:table-cell office:value-type="float" office:value="1396" calcext:value-type="float">
            <text:p>1396</text:p>
          </table:table-cell>
          <table:table-cell office:value-type="float" office:value="-0.0299625915313581" calcext:value-type="float">
            <text:p>-0,029962591531358</text:p>
          </table:table-cell>
          <table:table-cell office:value-type="float" office:value="0.0453435980181522" calcext:value-type="float">
            <text:p>0,045343598018152</text:p>
          </table:table-cell>
          <table:table-cell office:value-type="float" office:value="0.748525469168901" calcext:value-type="float">
            <text:p>0,748525469168901</text:p>
          </table:table-cell>
          <table:table-cell office:value-type="float" office:value="0.997142857142857" calcext:value-type="float">
            <text:p>0,99714285714285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084" calcext:value-type="float">
            <text:p>2084</text:p>
          </table:table-cell>
          <table:table-cell office:value-type="float" office:value="1927" calcext:value-type="float">
            <text:p>1927</text:p>
          </table:table-cell>
          <table:table-cell office:value-type="float" office:value="1879" calcext:value-type="float">
            <text:p>1879</text:p>
          </table:table-cell>
          <table:table-cell office:value-type="float" office:value="-0.0426556679084651" calcext:value-type="float">
            <text:p>-0,042655667908465</text:p>
          </table:table-cell>
          <table:table-cell office:value-type="float" office:value="0.0498840142248381" calcext:value-type="float">
            <text:p>0,049884014224838</text:p>
          </table:table-cell>
          <table:table-cell office:value-type="float" office:value="0.901631477927063" calcext:value-type="float">
            <text:p>0,901631477927063</text:p>
          </table:table-cell>
          <table:table-cell office:value-type="float" office:value="0.975090814737935" calcext:value-type="float">
            <text:p>0,97509081473793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1507" calcext:value-type="float">
            <text:p>1507</text:p>
          </table:table-cell>
          <table:table-cell office:value-type="float" office:value="1807" calcext:value-type="float">
            <text:p>1807</text:p>
          </table:table-cell>
          <table:table-cell office:value-type="float" office:value="1494" calcext:value-type="float">
            <text:p>1494</text:p>
          </table:table-cell>
          <table:table-cell office:value-type="float" office:value="-0.021958203183103" calcext:value-type="float">
            <text:p>-0,021958203183103</text:p>
          </table:table-cell>
          <table:table-cell office:value-type="float" office:value="0.0409683224676538" calcext:value-type="float">
            <text:p>0,040968322467654</text:p>
          </table:table-cell>
          <table:table-cell office:value-type="float" office:value="0.991373589913736" calcext:value-type="float">
            <text:p>0,991373589913736</text:p>
          </table:table-cell>
          <table:table-cell office:value-type="float" office:value="0.826784726065302" calcext:value-type="float">
            <text:p>0,826784726065302</text:p>
          </table:table-cell>
          <table:table-cell table:number-columns-repeated="3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1534" calcext:value-type="float">
            <text:p>1534</text:p>
          </table:table-cell>
          <table:table-cell office:value-type="float" office:value="1512" calcext:value-type="float">
            <text:p>1512</text:p>
          </table:table-cell>
          <table:table-cell office:value-type="float" office:value="1508" calcext:value-type="float">
            <text:p>1508</text:p>
          </table:table-cell>
          <table:table-cell office:value-type="float" office:value="-0.0716069849690544" calcext:value-type="float">
            <text:p>-0,071606984969054</text:p>
          </table:table-cell>
          <table:table-cell office:value-type="float" office:value="0.01507430616729" calcext:value-type="float">
            <text:p>0,01507430616729</text:p>
          </table:table-cell>
          <table:table-cell office:value-type="float" office:value="0.983050847457627" calcext:value-type="float">
            <text:p>0,983050847457627</text:p>
          </table:table-cell>
          <table:table-cell office:value-type="float" office:value="0.997354497354497" calcext:value-type="float">
            <text:p>0,997354497354497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1620" calcext:value-type="float">
            <text:p>1620</text:p>
          </table:table-cell>
          <table:table-cell office:value-type="float" office:value="1543" calcext:value-type="float">
            <text:p>1543</text:p>
          </table:table-cell>
          <table:table-cell office:value-type="float" office:value="1539" calcext:value-type="float">
            <text:p>1539</text:p>
          </table:table-cell>
          <table:table-cell office:value-type="float" office:value="-0.0632228719948038" calcext:value-type="float">
            <text:p>-0,063222871994804</text:p>
          </table:table-cell>
          <table:table-cell office:value-type="float" office:value="0.0211947658291334" calcext:value-type="float">
            <text:p>0,021194765829133</text:p>
          </table:table-cell>
          <table:table-cell office:value-type="float" office:value="0.95" calcext:value-type="float">
            <text:p>0,95</text:p>
          </table:table-cell>
          <table:table-cell office:value-type="float" office:value="0.997407647440052" calcext:value-type="float">
            <text:p>0,997407647440052</text:p>
          </table:table-cell>
          <table:table-cell table:number-columns-repeated="3"/>
          <table:table-cell office:value-type="string" calcext:value-type="string">
            <text:p>PWAEV ANNO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475" calcext:value-type="float">
            <text:p>2475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0.0113041613041686" calcext:value-type="float">
            <text:p>0,011304161304169</text:p>
          </table:table-cell>
          <table:table-cell office:value-type="float" office:value="0.0158651368319327" calcext:value-type="float">
            <text:p>0,015865136831933</text:p>
          </table:table-cell>
          <table:table-cell office:value-type="float" office:value="0.104646464646465" calcext:value-type="float">
            <text:p>0,104646464646465</text:p>
          </table:table-cell>
          <table:table-cell office:value-type="float" office:value="0.996153846153846" calcext:value-type="float">
            <text:p>0,99615384615384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1415" calcext:value-type="float">
            <text:p>1415</text:p>
          </table:table-cell>
          <table:table-cell office:value-type="float" office:value="1324" calcext:value-type="float">
            <text:p>1324</text:p>
          </table:table-cell>
          <table:table-cell office:value-type="float" office:value="443" calcext:value-type="float">
            <text:p>443</text:p>
          </table:table-cell>
          <table:table-cell office:value-type="float" office:value="-0.0802859292701275" calcext:value-type="float">
            <text:p>-0,080285929270128</text:p>
          </table:table-cell>
          <table:table-cell office:value-type="float" office:value="0.0322974724642415" calcext:value-type="float">
            <text:p>0,032297472464242</text:p>
          </table:table-cell>
          <table:table-cell office:value-type="float" office:value="0.313074204946996" calcext:value-type="float">
            <text:p>0,313074204946996</text:p>
          </table:table-cell>
          <table:table-cell office:value-type="float" office:value="0.334592145015106" calcext:value-type="float">
            <text:p>0,334592145015106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  <table:table-cell office:value-type="float" office:value="1763" calcext:value-type="float">
            <text:p>1763</text:p>
          </table:table-cell>
          <table:table-cell office:value-type="float" office:value="0.00843417155101867" calcext:value-type="float">
            <text:p>0,008434171551019</text:p>
          </table:table-cell>
          <table:table-cell office:value-type="float" office:value="0.0349074549134208" calcext:value-type="float">
            <text:p>0,034907454913421</text:p>
          </table:table-cell>
          <table:table-cell office:value-type="float" office:value="0.881059470264868" calcext:value-type="float">
            <text:p>0,881059470264868</text:p>
          </table:table-cell>
          <table:table-cell office:value-type="float" office:value="0.879740518962076" calcext:value-type="float">
            <text:p>0,879740518962076</text:p>
          </table:table-cell>
          <table:table-cell table:number-columns-repeated="2"/>
          <table:table-cell table:formula="of:=SUM([.E2:.E13])" office:value-type="float" office:value="22108" calcext:value-type="float">
            <text:p>22108</text:p>
          </table:table-cell>
          <table:table-cell table:formula="of:=SUM([.F2:.F13])" office:value-type="float" office:value="19919" calcext:value-type="float">
            <text:p>19919</text:p>
          </table:table-cell>
          <table:table-cell table:formula="of:=SUM([.G2:.G13])" office:value-type="float" office:value="17154" calcext:value-type="float">
            <text:p>17154</text:p>
          </table:table-cell>
          <table:table-cell table:formula="of:=SUM([.H2:.H13])/12" office:value-type="float" office:value="-0.0312682889371575" calcext:value-type="float">
            <text:p>-0,031268288937158</text:p>
          </table:table-cell>
          <table:table-cell table:formula="of:=SUM([.I2:.I13])/12" office:value-type="float" office:value="0.0302593223533292" calcext:value-type="float">
            <text:p>0,030259322353329</text:p>
          </table:table-cell>
          <table:table-cell table:formula="of:=SUM([.J2:.J13])/12" office:value-type="float" office:value="0.789063916039001" calcext:value-type="float">
            <text:p>0,789063916039001</text:p>
          </table:table-cell>
          <table:table-cell table:formula="of:=SUM([.K2:.K13])/12" office:value-type="float" office:value="0.868567506515585" calcext:value-type="float">
            <text:p>0,868567506515585</text:p>
          </table:table-cell>
          <table:table-cell table:formula="of:=2*([.S10]*[.T10])/([.S10]+[.T10])" office:value-type="float" office:value="0.82690912914671" calcext:value-type="float">
            <text:p>0,82690912914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1257" calcext:value-type="float">
            <text:p>1257</text:p>
          </table:table-cell>
          <table:table-cell office:value-type="float" office:value="2195" calcext:value-type="float">
            <text:p>2195</text:p>
          </table:table-cell>
          <table:table-cell office:value-type="float" office:value="1118" calcext:value-type="float">
            <text:p>1118</text:p>
          </table:table-cell>
          <table:table-cell office:value-type="float" office:value="-0.0228756708407853" calcext:value-type="float">
            <text:p>-0,022875670840785</text:p>
          </table:table-cell>
          <table:table-cell office:value-type="float" office:value="0.0418116086555654" calcext:value-type="float">
            <text:p>0,041811608655565</text:p>
          </table:table-cell>
          <table:table-cell office:value-type="float" office:value="0.889419252187749" calcext:value-type="float">
            <text:p>0,889419252187749</text:p>
          </table:table-cell>
          <table:table-cell office:value-type="float" office:value="0.509339407744875" calcext:value-type="float">
            <text:p>0,50933940774487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2099" calcext:value-type="float">
            <text:p>2099</text:p>
          </table:table-cell>
          <table:table-cell office:value-type="float" office:value="2109" calcext:value-type="float">
            <text:p>2109</text:p>
          </table:table-cell>
          <table:table-cell office:value-type="float" office:value="1936" calcext:value-type="float">
            <text:p>1936</text:p>
          </table:table-cell>
          <table:table-cell office:value-type="float" office:value="0.0117008149678603" calcext:value-type="float">
            <text:p>0,01170081496786</text:p>
          </table:table-cell>
          <table:table-cell office:value-type="float" office:value="0.0173802405420322" calcext:value-type="float">
            <text:p>0,017380240542032</text:p>
          </table:table-cell>
          <table:table-cell office:value-type="float" office:value="0.922343973320629" calcext:value-type="float">
            <text:p>0,922343973320629</text:p>
          </table:table-cell>
          <table:table-cell office:value-type="float" office:value="0.917970602181128" calcext:value-type="float">
            <text:p>0,91797060218112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1994" calcext:value-type="float">
            <text:p>1994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office:value-type="float" office:value="-0.0277972771750683" calcext:value-type="float">
            <text:p>-0,027797277175068</text:p>
          </table:table-cell>
          <table:table-cell office:value-type="float" office:value="0.0325921613824686" calcext:value-type="float">
            <text:p>0,032592161382469</text:p>
          </table:table-cell>
          <table:table-cell office:value-type="float" office:value="0.785857572718154" calcext:value-type="float">
            <text:p>0,785857572718154</text:p>
          </table:table-cell>
          <table:table-cell office:value-type="float" office:value="0.998725302740599" calcext:value-type="float">
            <text:p>0,99872530274059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ECGPUWA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257" calcext:value-type="float">
            <text:p>2257</text:p>
          </table:table-cell>
          <table:table-cell office:value-type="float" office:value="1230" calcext:value-type="float">
            <text:p>1230</text:p>
          </table:table-cell>
          <table:table-cell office:value-type="float" office:value="1223" calcext:value-type="float">
            <text:p>1223</text:p>
          </table:table-cell>
          <table:table-cell office:value-type="float" office:value="0.0199168710820353" calcext:value-type="float">
            <text:p>0,019916871082035</text:p>
          </table:table-cell>
          <table:table-cell office:value-type="float" office:value="0.0166921281040343" calcext:value-type="float">
            <text:p>0,016692128104034</text:p>
          </table:table-cell>
          <table:table-cell office:value-type="float" office:value="0.54186973859105" calcext:value-type="float">
            <text:p>0,54186973859105</text:p>
          </table:table-cell>
          <table:table-cell office:value-type="float" office:value="0.994308943089431" calcext:value-type="float">
            <text:p>0,994308943089431</text:p>
          </table:table-cell>
          <table:table-cell table:number-columns-repeated="3"/>
          <table:table-cell office:value-type="string" calcext:value-type="string">
            <text:p>PWAVE ANNO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1865" calcext:value-type="float">
            <text:p>1865</text:p>
          </table:table-cell>
          <table:table-cell office:value-type="float" office:value="1111" calcext:value-type="float">
            <text:p>1111</text:p>
          </table:table-cell>
          <table:table-cell office:value-type="float" office:value="1105" calcext:value-type="float">
            <text:p>1105</text:p>
          </table:table-cell>
          <table:table-cell office:value-type="float" office:value="0.0180241327300129" calcext:value-type="float">
            <text:p>0,018024132730013</text:p>
          </table:table-cell>
          <table:table-cell office:value-type="float" office:value="0.0286443644218363" calcext:value-type="float">
            <text:p>0,028644364421836</text:p>
          </table:table-cell>
          <table:table-cell office:value-type="float" office:value="0.592493297587131" calcext:value-type="float">
            <text:p>0,592493297587131</text:p>
          </table:table-cell>
          <table:table-cell office:value-type="float" office:value="0.994599459945995" calcext:value-type="float">
            <text:p>0,99459945994599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084" calcext:value-type="float">
            <text:p>2084</text:p>
          </table:table-cell>
          <table:table-cell office:value-type="float" office:value="1449" calcext:value-type="float">
            <text:p>1449</text:p>
          </table:table-cell>
          <table:table-cell office:value-type="float" office:value="1445" calcext:value-type="float">
            <text:p>1445</text:p>
          </table:table-cell>
          <table:table-cell office:value-type="float" office:value="-0.00221068819684815" calcext:value-type="float">
            <text:p>-0,002210688196848</text:p>
          </table:table-cell>
          <table:table-cell office:value-type="float" office:value="0.0106414520113774" calcext:value-type="float">
            <text:p>0,010641452011377</text:p>
          </table:table-cell>
          <table:table-cell office:value-type="float" office:value="0.693378119001919" calcext:value-type="float">
            <text:p>0,693378119001919</text:p>
          </table:table-cell>
          <table:table-cell office:value-type="float" office:value="0.997239475500345" calcext:value-type="float">
            <text:p>0,9972394755003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1507" calcext:value-type="float">
            <text:p>1507</text:p>
          </table:table-cell>
          <table:table-cell office:value-type="float" office:value="1119" calcext:value-type="float">
            <text:p>1119</text:p>
          </table:table-cell>
          <table:table-cell office:value-type="float" office:value="1060" calcext:value-type="float">
            <text:p>1060</text:p>
          </table:table-cell>
          <table:table-cell office:value-type="float" office:value="0.0083464360587006" calcext:value-type="float">
            <text:p>0,008346436058701</text:p>
          </table:table-cell>
          <table:table-cell office:value-type="float" office:value="0.0226207349649504" calcext:value-type="float">
            <text:p>0,02262073496495</text:p>
          </table:table-cell>
          <table:table-cell office:value-type="float" office:value="0.703384207033842" calcext:value-type="float">
            <text:p>0,703384207033842</text:p>
          </table:table-cell>
          <table:table-cell office:value-type="float" office:value="0.947274352100089" calcext:value-type="float">
            <text:p>0,947274352100089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1534" calcext:value-type="float">
            <text:p>1534</text:p>
          </table:table-cell>
          <table:table-cell office:value-type="float" office:value="796" calcext:value-type="float">
            <text:p>796</text:p>
          </table:table-cell>
          <table:table-cell office:value-type="float" office:value="779" calcext:value-type="float">
            <text:p>779</text:p>
          </table:table-cell>
          <table:table-cell office:value-type="float" office:value="0.00639709028669255" calcext:value-type="float">
            <text:p>0,006397090286693</text:p>
          </table:table-cell>
          <table:table-cell office:value-type="float" office:value="0.0118607245047491" calcext:value-type="float">
            <text:p>0,011860724504749</text:p>
          </table:table-cell>
          <table:table-cell office:value-type="float" office:value="0.507822685788788" calcext:value-type="float">
            <text:p>0,507822685788788</text:p>
          </table:table-cell>
          <table:table-cell office:value-type="float" office:value="0.978643216080402" calcext:value-type="float">
            <text:p>0,978643216080402</text:p>
          </table:table-cell>
          <table:table-cell table:number-columns-repeated="2"/>
          <table:table-cell table:formula="of:=SUM([.E17:.E28])" office:value-type="float" office:value="22108" calcext:value-type="float">
            <text:p>22108</text:p>
          </table:table-cell>
          <table:table-cell table:formula="of:=SUM([.F17:.F28])" office:value-type="float" office:value="13111" calcext:value-type="float">
            <text:p>13111</text:p>
          </table:table-cell>
          <table:table-cell table:formula="of:=SUM([.G17:.G28])" office:value-type="float" office:value="12143" calcext:value-type="float">
            <text:p>12143</text:p>
          </table:table-cell>
          <table:table-cell table:formula="of:=SUM([.H17:.H28])" office:value-type="float" office:value="0.0958568381934923" calcext:value-type="float">
            <text:p>0,095856838193492</text:p>
          </table:table-cell>
          <table:table-cell table:formula="of:=SUM([.I17:.I28])/12" office:value-type="float" office:value="0.0208210038019336" calcext:value-type="float">
            <text:p>0,020821003801934</text:p>
          </table:table-cell>
          <table:table-cell table:formula="of:=SUM([.J17:.J28])/12" office:value-type="float" office:value="0.560534095892646" calcext:value-type="float">
            <text:p>0,560534095892646</text:p>
          </table:table-cell>
          <table:table-cell table:formula="of:=SUM([.K17:.K28])/12" office:value-type="float" office:value="0.927985902674887" calcext:value-type="float">
            <text:p>0,927985902674887</text:p>
          </table:table-cell>
          <table:table-cell table:formula="of:=2*([.S21]*[.T21])/([.S21]+[.T21])" office:value-type="float" office:value="0.698905946117712" calcext:value-type="float">
            <text:p>0,698905946117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1620" calcext:value-type="float">
            <text:p>1620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0.0255699544036456" calcext:value-type="float">
            <text:p>0,025569954403646</text:p>
          </table:table-cell>
          <table:table-cell office:value-type="float" office:value="0.037429663560863" calcext:value-type="float">
            <text:p>0,037429663560863</text:p>
          </table:table-cell>
          <table:table-cell office:value-type="float" office:value="0.285802469135802" calcext:value-type="float">
            <text:p>0,285802469135802</text:p>
          </table:table-cell>
          <table:table-cell office:value-type="float" office:value="0.926" calcext:value-type="float">
            <text:p>0,9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475" calcext:value-type="float">
            <text:p>2475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0.00514834205933913" calcext:value-type="float">
            <text:p>0,005148342059339</text:p>
          </table:table-cell>
          <table:table-cell office:value-type="float" office:value="0.00906452624393856" calcext:value-type="float">
            <text:p>0,009064526243939</text:p>
          </table:table-cell>
          <table:table-cell office:value-type="float" office:value="0.308686868686869" calcext:value-type="float">
            <text:p>0,308686868686869</text:p>
          </table:table-cell>
          <table:table-cell office:value-type="float" office:value="0.976982097186701" calcext:value-type="float">
            <text:p>0,97698209718670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CGPU</text:p>
          </table:table-cell>
          <table:table-cell office:value-type="float" office:value="1415" calcext:value-type="float">
            <text:p>1415</text:p>
          </table:table-cell>
          <table:table-cell office:value-type="float" office:value="984" calcext:value-type="float">
            <text:p>984</text:p>
          </table:table-cell>
          <table:table-cell office:value-type="float" office:value="702" calcext:value-type="float">
            <text:p>702</text:p>
          </table:table-cell>
          <table:table-cell office:value-type="float" office:value="-0.00476812282367847" calcext:value-type="float">
            <text:p>-0,004768122823678</text:p>
          </table:table-cell>
          <table:table-cell office:value-type="float" office:value="0.0447982450942335" calcext:value-type="float">
            <text:p>0,044798245094234</text:p>
          </table:table-cell>
          <table:table-cell office:value-type="float" office:value="0.496113074204947" calcext:value-type="float">
            <text:p>0,496113074204947</text:p>
          </table:table-cell>
          <table:table-cell office:value-type="float" office:value="0.713414634146341" calcext:value-type="float">
            <text:p>0,71341463414634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CGPU</text:p>
          </table:table-cell>
          <table:table-cell office:value-type="float" office:value="2001" calcext:value-type="float">
            <text:p>2001</text:p>
          </table:table-cell>
          <table:table-cell office:value-type="float" office:value="780" calcext:value-type="float">
            <text:p>780</text:p>
          </table:table-cell>
          <table:table-cell office:value-type="float" office:value="745" calcext:value-type="float">
            <text:p>745</text:p>
          </table:table-cell>
          <table:table-cell office:value-type="float" office:value="0.00598806860552051" calcext:value-type="float">
            <text:p>0,005988068605521</text:p>
          </table:table-cell>
          <table:table-cell office:value-type="float" office:value="0.0270681042395036" calcext:value-type="float">
            <text:p>0,027068104239504</text:p>
          </table:table-cell>
          <table:table-cell office:value-type="float" office:value="0.372313843078461" calcext:value-type="float">
            <text:p>0,372313843078461</text:p>
          </table:table-cell>
          <table:table-cell office:value-type="float" office:value="0.955128205128205" calcext:value-type="float">
            <text:p>0,95512820512820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CGPU</text:p>
          </table:table-cell>
          <table:table-cell office:value-type="float" office:value="1257" calcext:value-type="float">
            <text:p>1257</text:p>
          </table:table-cell>
          <table:table-cell office:value-type="float" office:value="1483" calcext:value-type="float">
            <text:p>1483</text:p>
          </table:table-cell>
          <table:table-cell office:value-type="float" office:value="1091" calcext:value-type="float">
            <text:p>1091</text:p>
          </table:table-cell>
          <table:table-cell office:value-type="float" office:value="0.00370200631428844" calcext:value-type="float">
            <text:p>0,003702006314288</text:p>
          </table:table-cell>
          <table:table-cell office:value-type="float" office:value="0.0219919165326481" calcext:value-type="float">
            <text:p>0,021991916532648</text:p>
          </table:table-cell>
          <table:table-cell office:value-type="float" office:value="0.86793953858393" calcext:value-type="float">
            <text:p>0,86793953858393</text:p>
          </table:table-cell>
          <table:table-cell office:value-type="float" office:value="0.735670937289278" calcext:value-type="float">
            <text:p>0,7356709372892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CGPU</text:p>
          </table:table-cell>
          <table:table-cell office:value-type="float" office:value="2099" calcext:value-type="float">
            <text:p>2099</text:p>
          </table:table-cell>
          <table:table-cell office:value-type="float" office:value="1327" calcext:value-type="float">
            <text:p>1327</text:p>
          </table:table-cell>
          <table:table-cell office:value-type="float" office:value="1218" calcext:value-type="float">
            <text:p>1218</text:p>
          </table:table-cell>
          <table:table-cell office:value-type="float" office:value="0.00511311804415297" calcext:value-type="float">
            <text:p>0,005113118044153</text:p>
          </table:table-cell>
          <table:table-cell office:value-type="float" office:value="0.0167699432316434" calcext:value-type="float">
            <text:p>0,016769943231643</text:p>
          </table:table-cell>
          <table:table-cell office:value-type="float" office:value="0.580276322058123" calcext:value-type="float">
            <text:p>0,580276322058123</text:p>
          </table:table-cell>
          <table:table-cell office:value-type="float" office:value="0.917859834212509" calcext:value-type="float">
            <text:p>0,91785983421250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CGPU</text:p>
          </table:table-cell>
          <table:table-cell office:value-type="float" office:value="1994" calcext:value-type="float">
            <text:p>1994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0.00462962962963093" calcext:value-type="float">
            <text:p>0,004629629629631</text:p>
          </table:table-cell>
          <table:table-cell office:value-type="float" office:value="0.00227024271342542" calcext:value-type="float">
            <text:p>0,002270242713425</text:p>
          </table:table-cell>
          <table:table-cell office:value-type="float" office:value="0.776328986960883" calcext:value-type="float">
            <text:p>0,776328986960883</text:p>
          </table:table-cell>
          <table:table-cell office:value-type="float" office:value="0.998709677419355" calcext:value-type="float">
            <text:p>0,998709677419355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207" calcext:value-type="float">
            <text:p>2207</text:p>
          </table:table-cell>
          <table:table-cell office:value-type="float" office:value="0.010970145496651" calcext:value-type="float">
            <text:p>0,010970145496651</text:p>
          </table:table-cell>
          <table:table-cell office:value-type="float" office:value="0.0850947509309058" calcext:value-type="float">
            <text:p>0,085094750930906</text:p>
          </table:table-cell>
          <table:table-cell office:value-type="float" office:value="0.300968225828447" calcext:value-type="float">
            <text:p>0,300968225828447</text:p>
          </table:table-cell>
          <table:table-cell office:value-type="float" office:value="0.972675187307184" calcext:value-type="float">
            <text:p>0,972675187307184</text:p>
          </table:table-cell>
          <table:table-cell table:number-columns-repeated="3"/>
          <table:table-cell office:value-type="string" calcext:value-type="string">
            <text:p>/ ECGP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167" calcext:value-type="float">
            <text:p>1167</text:p>
          </table:table-cell>
          <table:table-cell office:value-type="float" office:value="0.0201037798724193" calcext:value-type="float">
            <text:p>0,020103779872419</text:p>
          </table:table-cell>
          <table:table-cell office:value-type="float" office:value="0.0583424145594614" calcext:value-type="float">
            <text:p>0,058342414559461</text:p>
          </table:table-cell>
          <table:table-cell office:value-type="float" office:value="0.238552739165985" calcext:value-type="float">
            <text:p>0,238552739165985</text:p>
          </table:table-cell>
          <table:table-cell office:value-type="float" office:value="0.833571428571429" calcext:value-type="float">
            <text:p>0,833571428571429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650" calcext:value-type="float">
            <text:p>1650</text:p>
          </table:table-cell>
          <table:table-cell office:value-type="float" office:value="0.0179023569023563" calcext:value-type="float">
            <text:p>0,017902356902356</text:p>
          </table:table-cell>
          <table:table-cell office:value-type="float" office:value="0.0628579343313109" calcext:value-type="float">
            <text:p>0,062857934331311</text:p>
          </table:table-cell>
          <table:table-cell office:value-type="float" office:value="0.292190543651496" calcext:value-type="float">
            <text:p>0,292190543651496</text:p>
          </table:table-cell>
          <table:table-cell office:value-type="float" office:value="0.856253243383498" calcext:value-type="float">
            <text:p>0,856253243383498</text:p>
          </table:table-cell>
          <table:table-cell table:number-columns-repeated="3"/>
          <table:table-cell office:value-type="string" calcext:value-type="string">
            <text:p>PWAEV ANNO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473" calcext:value-type="float">
            <text:p>1473</text:p>
          </table:table-cell>
          <table:table-cell office:value-type="float" office:value="0.00758467224862221" calcext:value-type="float">
            <text:p>0,007584672248622</text:p>
          </table:table-cell>
          <table:table-cell office:value-type="float" office:value="0.0562674089719688" calcext:value-type="float">
            <text:p>0,056267408971969</text:p>
          </table:table-cell>
          <table:table-cell office:value-type="float" office:value="0.280357822611344" calcext:value-type="float">
            <text:p>0,280357822611344</text:p>
          </table:table-cell>
          <table:table-cell office:value-type="float" office:value="0.815163254012175" calcext:value-type="float">
            <text:p>0,8151632540121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67" calcext:value-type="float">
            <text:p>1467</text:p>
          </table:table-cell>
          <table:table-cell office:value-type="float" office:value="0.0181492842535755" calcext:value-type="float">
            <text:p>0,018149284253576</text:p>
          </table:table-cell>
          <table:table-cell office:value-type="float" office:value="0.0833419508708771" calcext:value-type="float">
            <text:p>0,083341950870877</text:p>
          </table:table-cell>
          <table:table-cell office:value-type="float" office:value="0.379363847944143" calcext:value-type="float">
            <text:p>0,379363847944143</text:p>
          </table:table-cell>
          <table:table-cell office:value-type="float" office:value="0.970238095238095" calcext:value-type="float">
            <text:p>0,97023809523809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517" calcext:value-type="float">
            <text:p>1517</text:p>
          </table:table-cell>
          <table:table-cell office:value-type="float" office:value="0.0572035450084222" calcext:value-type="float">
            <text:p>0,057203545008422</text:p>
          </table:table-cell>
          <table:table-cell office:value-type="float" office:value="0.0561194216662389" calcext:value-type="float">
            <text:p>0,056119421666239</text:p>
          </table:table-cell>
          <table:table-cell office:value-type="float" office:value="0.339829749103943" calcext:value-type="float">
            <text:p>0,339829749103943</text:p>
          </table:table-cell>
          <table:table-cell office:value-type="float" office:value="0.983149708360337" calcext:value-type="float">
            <text:p>0,98314970836033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float" office:value="0.0201388888888964" calcext:value-type="float">
            <text:p>0,020138888888896</text:p>
          </table:table-cell>
          <table:table-cell office:value-type="float" office:value="0.0373501321799628" calcext:value-type="float">
            <text:p>0,037350132179963</text:p>
          </table:table-cell>
          <table:table-cell office:value-type="float" office:value="0.0150228608752449" calcext:value-type="float">
            <text:p>0,015022860875245</text:p>
          </table:table-cell>
          <table:table-cell office:value-type="float" office:value="0.353846153846154" calcext:value-type="float">
            <text:p>0,3538461538461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340" calcext:value-type="float">
            <text:p>340</text:p>
          </table:table-cell>
          <table:table-cell office:value-type="float" office:value="-0.0297385620915037" calcext:value-type="float">
            <text:p>-0,029738562091504</text:p>
          </table:table-cell>
          <table:table-cell office:value-type="float" office:value="0.071843304042676" calcext:value-type="float">
            <text:p>0,071843304042676</text:p>
          </table:table-cell>
          <table:table-cell office:value-type="float" office:value="0.0700164744645799" calcext:value-type="float">
            <text:p>0,07001647446458</text:p>
          </table:table-cell>
          <table:table-cell office:value-type="float" office:value="0.256797583081571" calcext:value-type="float">
            <text:p>0,25679758308157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office:value-type="float" office:value="0.0108851674641111" calcext:value-type="float">
            <text:p>0,010885167464111</text:p>
          </table:table-cell>
          <table:table-cell office:value-type="float" office:value="0.0485601491905236" calcext:value-type="float">
            <text:p>0,048560149190524</text:p>
          </table:table-cell>
          <table:table-cell office:value-type="float" office:value="0.144312100811324" calcext:value-type="float">
            <text:p>0,144312100811324</text:p>
          </table:table-cell>
          <table:table-cell office:value-type="float" office:value="0.417165668662675" calcext:value-type="float">
            <text:p>0,41716566866267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712" calcext:value-type="float">
            <text:p>1712</text:p>
          </table:table-cell>
          <table:table-cell office:value-type="float" office:value="-0.00349980529594948" calcext:value-type="float">
            <text:p>-0,003499805295949</text:p>
          </table:table-cell>
          <table:table-cell office:value-type="float" office:value="0.0584830837566718" calcext:value-type="float">
            <text:p>0,058483083756672</text:p>
          </table:table-cell>
          <table:table-cell office:value-type="float" office:value="0.249235696607949" calcext:value-type="float">
            <text:p>0,249235696607949</text:p>
          </table:table-cell>
          <table:table-cell office:value-type="float" office:value="0.77995444191344" calcext:value-type="float">
            <text:p>0,779954441913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1203" calcext:value-type="float">
            <text:p>1203</text:p>
          </table:table-cell>
          <table:table-cell office:value-type="float" office:value="0.0064884086081107" calcext:value-type="float">
            <text:p>0,006488408608111</text:p>
          </table:table-cell>
          <table:table-cell office:value-type="float" office:value="0.0323922294068159" calcext:value-type="float">
            <text:p>0,032392229406816</text:p>
          </table:table-cell>
          <table:table-cell office:value-type="float" office:value="0.145360077332044" calcext:value-type="float">
            <text:p>0,145360077332044</text:p>
          </table:table-cell>
          <table:table-cell office:value-type="float" office:value="0.570412517780939" calcext:value-type="float">
            <text:p>0,57041251778093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564" calcext:value-type="float">
            <text:p>1564</text:p>
          </table:table-cell>
          <table:table-cell office:value-type="float" office:value="-0.0300387183859057" calcext:value-type="float">
            <text:p>-0,030038718385906</text:p>
          </table:table-cell>
          <table:table-cell office:value-type="float" office:value="0.035864409126421" calcext:value-type="float">
            <text:p>0,035864409126421</text:p>
          </table:table-cell>
          <table:table-cell office:value-type="float" office:value="0.316984191325497" calcext:value-type="float">
            <text:p>0,316984191325497</text:p>
          </table:table-cell>
          <table:table-cell office:value-type="float" office:value="0.996813256851498" calcext:value-type="float">
            <text:p>0,996813256851498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/ ECGPU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30" calcext:value-type="float">
            <text:p>230</text:p>
          </table:table-cell>
          <table:table-cell office:value-type="float" office:value="0.00149758454107255" calcext:value-type="float">
            <text:p>0,001497584541073</text:p>
          </table:table-cell>
          <table:table-cell office:value-type="float" office:value="0.0301394303175491" calcext:value-type="float">
            <text:p>0,030139430317549</text:p>
          </table:table-cell>
          <table:table-cell office:value-type="float" office:value="0.0313650620482749" calcext:value-type="float">
            <text:p>0,031365062048275</text:p>
          </table:table-cell>
          <table:table-cell office:value-type="float" office:value="0.101366240634641" calcext:value-type="float">
            <text:p>0,101366240634641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  <table:table-cell office:value-type="float" office:value="0.00936625514403174" calcext:value-type="float">
            <text:p>0,009366255144032</text:p>
          </table:table-cell>
          <table:table-cell office:value-type="float" office:value="0.00860707139092751" calcext:value-type="float">
            <text:p>0,008607071390928</text:p>
          </table:table-cell>
          <table:table-cell office:value-type="float" office:value="0.275960752248569" calcext:value-type="float">
            <text:p>0,275960752248569</text:p>
          </table:table-cell>
          <table:table-cell office:value-type="float" office:value="0.964285714285714" calcext:value-type="float">
            <text:p>0,964285714285714</text:p>
          </table:table-cell>
          <table:table-cell table:number-columns-repeated="3"/>
          <table:table-cell office:value-type="string" calcext:value-type="string">
            <text:p>TWAVE ANNO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914" calcext:value-type="float">
            <text:p>1914</text:p>
          </table:table-cell>
          <table:table-cell office:value-type="float" office:value="0.00844508301404787" calcext:value-type="float">
            <text:p>0,008445083014048</text:p>
          </table:table-cell>
          <table:table-cell office:value-type="float" office:value="0.00879783964294739" calcext:value-type="float">
            <text:p>0,008797839642947</text:p>
          </table:table-cell>
          <table:table-cell office:value-type="float" office:value="0.338941030635736" calcext:value-type="float">
            <text:p>0,338941030635736</text:p>
          </table:table-cell>
          <table:table-cell office:value-type="float" office:value="0.993253762324857" calcext:value-type="float">
            <text:p>0,99325376232485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515" calcext:value-type="float">
            <text:p>1515</text:p>
          </table:table-cell>
          <table:table-cell office:value-type="float" office:value="0.000810414374767135" calcext:value-type="float">
            <text:p>0,000810414374767</text:p>
          </table:table-cell>
          <table:table-cell office:value-type="float" office:value="0.0377632583123329" calcext:value-type="float">
            <text:p>0,037763258312333</text:p>
          </table:table-cell>
          <table:table-cell office:value-type="float" office:value="0.288351732013704" calcext:value-type="float">
            <text:p>0,288351732013704</text:p>
          </table:table-cell>
          <table:table-cell office:value-type="float" office:value="0.838406198118428" calcext:value-type="float">
            <text:p>0,83840619811842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01" calcext:value-type="float">
            <text:p>1401</text:p>
          </table:table-cell>
          <table:table-cell office:value-type="float" office:value="0.00143746530256011" calcext:value-type="float">
            <text:p>0,00143746530256</text:p>
          </table:table-cell>
          <table:table-cell office:value-type="float" office:value="0.028986302762802" calcext:value-type="float">
            <text:p>0,028986302762802</text:p>
          </table:table-cell>
          <table:table-cell office:value-type="float" office:value="0.362296353762607" calcext:value-type="float">
            <text:p>0,362296353762607</text:p>
          </table:table-cell>
          <table:table-cell office:value-type="float" office:value="0.926587301587302" calcext:value-type="float">
            <text:p>0,9265873015873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184" calcext:value-type="float">
            <text:p>1184</text:p>
          </table:table-cell>
          <table:table-cell office:value-type="float" office:value="0.00700544294294812" calcext:value-type="float">
            <text:p>0,007005442942948</text:p>
          </table:table-cell>
          <table:table-cell office:value-type="float" office:value="0.0187991911614705" calcext:value-type="float">
            <text:p>0,018799191161471</text:p>
          </table:table-cell>
          <table:table-cell office:value-type="float" office:value="0.265232974910394" calcext:value-type="float">
            <text:p>0,265232974910394</text:p>
          </table:table-cell>
          <table:table-cell office:value-type="float" office:value="0.767336357744653" calcext:value-type="float">
            <text:p>0,76733635774465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-0.0427777777778147" calcext:value-type="float">
            <text:p>-0,042777777777815</text:p>
          </table:table-cell>
          <table:table-cell office:value-type="float" office:value="0.0569979423497402" calcext:value-type="float">
            <text:p>0,05699794234974</text:p>
          </table:table-cell>
          <table:table-cell office:value-type="float" office:value="0.000816459830176355" calcext:value-type="float">
            <text:p>0,000816459830176</text:p>
          </table:table-cell>
          <table:table-cell office:value-type="float" office:value="0.0192307692307692" calcext:value-type="float">
            <text:p>0,01923076923076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1112" calcext:value-type="float">
            <text:p>1112</text:p>
          </table:table-cell>
          <table:table-cell office:value-type="float" office:value="0.00616007194244419" calcext:value-type="float">
            <text:p>0,006160071942444</text:p>
          </table:table-cell>
          <table:table-cell office:value-type="float" office:value="0.0311784012504422" calcext:value-type="float">
            <text:p>0,031178401250442</text:p>
          </table:table-cell>
          <table:table-cell office:value-type="float" office:value="0.228995057660626" calcext:value-type="float">
            <text:p>0,228995057660626</text:p>
          </table:table-cell>
          <table:table-cell office:value-type="float" office:value="0.83987915407855" calcext:value-type="float">
            <text:p>0,8398791540785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office:value-type="float" office:value="0.0119438298918376" calcext:value-type="float">
            <text:p>0,011943829891838</text:p>
          </table:table-cell>
          <table:table-cell office:value-type="float" office:value="0.0306884790833292" calcext:value-type="float">
            <text:p>0,030688479083329</text:p>
          </table:table-cell>
          <table:table-cell office:value-type="float" office:value="0.156050405662006" calcext:value-type="float">
            <text:p>0,156050405662006</text:p>
          </table:table-cell>
          <table:table-cell office:value-type="float" office:value="0.451097804391218" calcext:value-type="float">
            <text:p>0,45109780439121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628" calcext:value-type="float">
            <text:p>1628</text:p>
          </table:table-cell>
          <table:table-cell office:value-type="float" office:value="0.00106981981982078" calcext:value-type="float">
            <text:p>0,001069819819821</text:p>
          </table:table-cell>
          <table:table-cell office:value-type="float" office:value="0.0581560818694918" calcext:value-type="float">
            <text:p>0,058156081869492</text:p>
          </table:table-cell>
          <table:table-cell office:value-type="float" office:value="0.237006842335129" calcext:value-type="float">
            <text:p>0,237006842335129</text:p>
          </table:table-cell>
          <table:table-cell office:value-type="float" office:value="0.741685649202733" calcext:value-type="float">
            <text:p>0,74168564920273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453" calcext:value-type="float">
            <text:p>453</text:p>
          </table:table-cell>
          <table:table-cell office:value-type="float" office:value="-0.00858474368408895" calcext:value-type="float">
            <text:p>-0,008584743684089</text:p>
          </table:table-cell>
          <table:table-cell office:value-type="float" office:value="0.0652694324537813" calcext:value-type="float">
            <text:p>0,065269432453781</text:p>
          </table:table-cell>
          <table:table-cell office:value-type="float" office:value="0.0547365877235379" calcext:value-type="float">
            <text:p>0,054736587723538</text:p>
          </table:table-cell>
          <table:table-cell office:value-type="float" office:value="0.214793741109531" calcext:value-type="float">
            <text:p>0,21479374110953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237" calcext:value-type="float">
            <text:p>1237</text:p>
          </table:table-cell>
          <table:table-cell office:value-type="float" office:value="0.0102667744543251" calcext:value-type="float">
            <text:p>0,010266774454325</text:p>
          </table:table-cell>
          <table:table-cell office:value-type="float" office:value="0.010871538814111" calcext:value-type="float">
            <text:p>0,010871538814111</text:p>
          </table:table-cell>
          <table:table-cell office:value-type="float" office:value="0.250709363599514" calcext:value-type="float">
            <text:p>0,250709363599514</text:p>
          </table:table-cell>
          <table:table-cell office:value-type="float" office:value="0.788400254939452" calcext:value-type="float">
            <text:p>0,788400254939452</text:p>
          </table:table-cell>
          <table:table-cell table:number-columns-repeated="10"/>
        </table:table-row>
      </table:table>
      <table:table table:name="Arkusz3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72000000000001" calcext:value-type="float">
            <text:p>0,0172</text:p>
          </table:table-cell>
          <table:table-cell office:value-type="float" office:value="0.00430813184570724" calcext:value-type="float">
            <text:p>0,004308131845707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82857142857142" calcext:value-type="float">
            <text:p>0,018285714285714</text:p>
          </table:table-cell>
          <table:table-cell office:value-type="float" office:value="0.0031036515689144" calcext:value-type="float">
            <text:p>0,003103651568914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WTDELI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0402500000000002" calcext:value-type="float">
            <text:p>-0,04025</text:p>
          </table:table-cell>
          <table:table-cell office:value-type="float" office:value="0.0242577307265128" calcext:value-type="float">
            <text:p>0,024257730726513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LUD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209999999999999" calcext:value-type="float">
            <text:p>-0,021</text:p>
          </table:table-cell>
          <table:table-cell office:value-type="float" office:value="0.0312889756943239" calcext:value-type="float">
            <text:p>0,03128897569432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2"/>
          <table:table-cell office:value-type="string" calcext:value-type="string">
            <text:p>T WAV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13333333333332" calcext:value-type="float">
            <text:p>0,021333333333333</text:p>
          </table:table-cell>
          <table:table-cell office:value-type="float" office:value="0.00298142396999979" calcext:value-type="float">
            <text:p>0,0029814239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900000000000015" calcext:value-type="float">
            <text:p>0,009</text:p>
          </table:table-cell>
          <table:table-cell office:value-type="float" office:value="0.0571751694356913" calcext:value-type="float">
            <text:p>0,05717516943569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94285714285715" calcext:value-type="float">
            <text:p>0,029428571428572</text:p>
          </table:table-cell>
          <table:table-cell office:value-type="float" office:value="0.00738448456189727" calcext:value-type="float">
            <text:p>0,00738448456189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0.0166666666666666" calcext:value-type="float">
            <text:p>-0,016666666666667</text:p>
          </table:table-cell>
          <table:table-cell office:value-type="float" office:value="0.0360308509783243" calcext:value-type="float">
            <text:p>0,036030850978324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E2:.E201])" office:value-type="float" office:value="4746" calcext:value-type="float">
            <text:p>4746</text:p>
          </table:table-cell>
          <table:table-cell table:formula="of:=SUM([.F2:.F201])" office:value-type="float" office:value="2027" calcext:value-type="float">
            <text:p>2027</text:p>
          </table:table-cell>
          <table:table-cell table:formula="of:=SUM([.G2:.G201])" office:value-type="float" office:value="1293" calcext:value-type="float">
            <text:p>1293</text:p>
          </table:table-cell>
          <table:table-cell table:formula="of:=SUM([.H2:.H201])/200" office:value-type="float" office:value="-0.0179181908924409" calcext:value-type="float">
            <text:p>-0,017918190892441</text:p>
          </table:table-cell>
          <table:table-cell table:formula="of:=SUM([.I2:.I201])/200" office:value-type="float" office:value="-0.0154921913203931" calcext:value-type="float">
            <text:p>-0,015492191320393</text:p>
          </table:table-cell>
          <table:table-cell table:formula="of:=SUM([.J2:.J201])/200" office:value-type="float" office:value="0.23327255803152" calcext:value-type="float">
            <text:p>0,23327255803152</text:p>
          </table:table-cell>
          <table:table-cell table:formula="of:=SUM([.K2:.K201])/200" office:value-type="float" office:value="0.584674639086404" calcext:value-type="float">
            <text:p>0,584674639086404</text:p>
          </table:table-cell>
          <table:table-cell table:formula="of:=2*([.R9]*[.S9])/([.R9]+[.S9])" office:value-type="float" office:value="0.333489861341693" calcext:value-type="float">
            <text:p>0,333489861341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88571428571427" calcext:value-type="float">
            <text:p>0,018857142857143</text:p>
          </table:table-cell>
          <table:table-cell office:value-type="float" office:value="0.00279941684889498" calcext:value-type="float">
            <text:p>0,00279941684889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89999999999999" calcext:value-type="float">
            <text:p>0,019</text:p>
          </table:table-cell>
          <table:table-cell office:value-type="float" office:value="0.0047258156262525" calcext:value-type="float">
            <text:p>0,004725815626253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.88178419700125E-017" calcext:value-type="float">
            <text:p>8,88E-17</text:p>
          </table:table-cell>
          <table:table-cell office:value-type="float" office:value="0.0382622529394178" calcext:value-type="float">
            <text:p>0,038262252939418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0242222222222221" calcext:value-type="float">
            <text:p>0,024222222222222</text:p>
          </table:table-cell>
          <table:table-cell office:value-type="float" office:value="0.0105596483293483" calcext:value-type="float">
            <text:p>0,010559648329348</text:p>
          </table:table-cell>
          <table:table-cell office:value-type="float" office:value="0.264705882352941" calcext:value-type="float">
            <text:p>0,264705882352941</text:p>
          </table:table-cell>
          <table:table-cell office:value-type="float" office:value="0.692307692307692" calcext:value-type="float">
            <text:p>0,69230769230769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,07</text:p>
          </table:table-cell>
          <table:table-cell office:value-type="float" office:value="0.00726636084983404" calcext:value-type="float">
            <text:p>0,007266360849834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84999999999998" calcext:value-type="float">
            <text:p>0,0285</text:p>
          </table:table-cell>
          <table:table-cell office:value-type="float" office:value="0.0315396575758205" calcext:value-type="float">
            <text:p>0,031539657575821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462000000000002" calcext:value-type="float">
            <text:p>0,0462</text:p>
          </table:table-cell>
          <table:table-cell office:value-type="float" office:value="0.00568858506133107" calcext:value-type="float">
            <text:p>0,005688585061331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7142857142856" calcext:value-type="float">
            <text:p>0,015714285714286</text:p>
          </table:table-cell>
          <table:table-cell office:value-type="float" office:value="0.00569998209807421" calcext:value-type="float">
            <text:p>0,00569998209807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32" calcext:value-type="float">
            <text:p>-0,032</text:p>
          </table:table-cell>
          <table:table-cell office:value-type="float" office:value="0.00595219047314285" calcext:value-type="float">
            <text:p>0,00595219047314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0.024" calcext:value-type="float">
            <text:p>-0,024</text:p>
          </table:table-cell>
          <table:table-cell office:value-type="float" office:value="0" calcext:value-type="float">
            <text:p>0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0769230769230769" calcext:value-type="float">
            <text:p>0,07692307692307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83" calcext:value-type="float">
            <text:p>0,006857142857143</text:p>
          </table:table-cell>
          <table:table-cell office:value-type="float" office:value="0.00777226886213455" calcext:value-type="float">
            <text:p>0,00777226886213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66666666666667" calcext:value-type="float">
            <text:p>0,016666666666667</text:p>
          </table:table-cell>
          <table:table-cell office:value-type="float" office:value="0.000942809041582064" calcext:value-type="float">
            <text:p>0,00094280904158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23288280059381" calcext:value-type="float">
            <text:p>0,01232882800593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26666666666667" calcext:value-type="float">
            <text:p>0,022666666666667</text:p>
          </table:table-cell>
          <table:table-cell office:value-type="float" office:value="0.00149071198499996" calcext:value-type="float">
            <text:p>0,00149071198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396666666666667" calcext:value-type="float">
            <text:p>0,039666666666667</text:p>
          </table:table-cell>
          <table:table-cell office:value-type="float" office:value="0.0131866936299016" calcext:value-type="float">
            <text:p>0,013186693629902</text:p>
          </table:table-cell>
          <table:table-cell office:value-type="float" office:value="0.24" calcext:value-type="float">
            <text:p>0,24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69999999999999" calcext:value-type="float">
            <text:p>0,027</text:p>
          </table:table-cell>
          <table:table-cell office:value-type="float" office:value="0.00282842712474611" calcext:value-type="float">
            <text:p>0,00282842712474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8571428571428" calcext:value-type="float">
            <text:p>0,016857142857143</text:p>
          </table:table-cell>
          <table:table-cell office:value-type="float" office:value="0.005540205551333" calcext:value-type="float">
            <text:p>0,00554020555133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0999999999999996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-0.000333333333333574" calcext:value-type="float">
            <text:p>-0,000333333333334</text:p>
          </table:table-cell>
          <table:table-cell office:value-type="float" office:value="0.0425480120961406" calcext:value-type="float">
            <text:p>0,042548012096141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02857142857145" calcext:value-type="float">
            <text:p>0,020285714285715</text:p>
          </table:table-cell>
          <table:table-cell office:value-type="float" office:value="0.0016659862556701" calcext:value-type="float">
            <text:p>0,001665986255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525000000000012" calcext:value-type="float">
            <text:p>0,00525</text:p>
          </table:table-cell>
          <table:table-cell office:value-type="float" office:value="0.0448769150009223" calcext:value-type="float">
            <text:p>0,044876915000922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196923076923075" calcext:value-type="float">
            <text:p>0,019692307692308</text:p>
          </table:table-cell>
          <table:table-cell office:value-type="float" office:value="0.0425773226303261" calcext:value-type="float">
            <text:p>0,042577322630326</text:p>
          </table:table-cell>
          <table:table-cell office:value-type="float" office:value="0.448275862068966" calcext:value-type="float">
            <text:p>0,448275862068966</text:p>
          </table:table-cell>
          <table:table-cell office:value-type="float" office:value="0.764705882352941" calcext:value-type="float">
            <text:p>0,76470588235294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99999999999999" calcext:value-type="float">
            <text:p>0,03</text:p>
          </table:table-cell>
          <table:table-cell office:value-type="float" office:value="0.0585491246732177" calcext:value-type="float">
            <text:p>0,05854912467321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501426536422412" calcext:value-type="float">
            <text:p>0,005014265364224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52982212813464" calcext:value-type="float">
            <text:p>0,00252982212813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26666666666666" calcext:value-type="float">
            <text:p>0,012666666666667</text:p>
          </table:table-cell>
          <table:table-cell office:value-type="float" office:value="0.00471404520791035" calcext:value-type="float">
            <text:p>0,00471404520791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45714285714286" calcext:value-type="float">
            <text:p>0,014571428571429</text:p>
          </table:table-cell>
          <table:table-cell office:value-type="float" office:value="0.00520596204522543" calcext:value-type="float">
            <text:p>0,00520596204522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TDeli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0.02675" calcext:value-type="float">
            <text:p>-0,02675</text:p>
          </table:table-cell>
          <table:table-cell office:value-type="float" office:value="0.0642723696466839" calcext:value-type="float">
            <text:p>0,064272369646684</text:p>
          </table:table-cell>
          <table:table-cell table:number-columns-repeated="2" office:value-type="float" office:value="0.470588235294118" calcext:value-type="float">
            <text:p>0,47058823529411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500000000000001" calcext:value-type="float">
            <text:p>0,05</text:p>
          </table:table-cell>
          <table:table-cell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99999999999998" calcext:value-type="float">
            <text:p>0,02</text:p>
          </table:table-cell>
          <table:table-cell office:value-type="float" office:value="0.0066932802122725" calcext:value-type="float">
            <text:p>0,006693280212273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32000000000001" calcext:value-type="float">
            <text:p>0,0132</text:p>
          </table:table-cell>
          <table:table-cell office:value-type="float" office:value="0.00271293199324995" calcext:value-type="float">
            <text:p>0,002712931993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20396078054372" calcext:value-type="float">
            <text:p>0,002039607805437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99999999999998" calcext:value-type="float">
            <text:p>0,02</text:p>
          </table:table-cell>
          <table:table-cell office:value-type="float" office:value="0.00538516480713445" calcext:value-type="float">
            <text:p>0,00538516480713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999999999999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274999999999992" calcext:value-type="float">
            <text:p>-0,00275</text:p>
          </table:table-cell>
          <table:table-cell office:value-type="float" office:value="0.0870915466621187" calcext:value-type="float">
            <text:p>0,087091546662119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132287565553218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484000000000001" calcext:value-type="float">
            <text:p>0,0484</text:p>
          </table:table-cell>
          <table:table-cell office:value-type="float" office:value="0.00233238075793818" calcext:value-type="float">
            <text:p>0,002332380757938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TDeli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4444444444448" calcext:value-type="float">
            <text:p>0,012444444444445</text:p>
          </table:table-cell>
          <table:table-cell office:value-type="float" office:value="0.00337016686402296" calcext:value-type="float">
            <text:p>0,003370166864023</text:p>
          </table:table-cell>
          <table:table-cell office:value-type="float" office:value="0.3" calcext:value-type="float">
            <text:p>0,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TDeli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0144999999999998" calcext:value-type="float">
            <text:p>0,0145</text:p>
          </table:table-cell>
          <table:table-cell office:value-type="float" office:value="0.00259807621135335" calcext:value-type="float">
            <text:p>0,002598076211353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285714285714286" calcext:value-type="float">
            <text:p>0,28571428571428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6666666666667" calcext:value-type="float">
            <text:p>0,012666666666667</text:p>
          </table:table-cell>
          <table:table-cell office:value-type="float" office:value="0.00326598632371077" calcext:value-type="float">
            <text:p>0,00326598632371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0.00719999999999983" calcext:value-type="float">
            <text:p>-0,0072</text:p>
          </table:table-cell>
          <table:table-cell office:value-type="float" office:value="0.0429809260021232" calcext:value-type="float">
            <text:p>0,04298092600212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142857142857" calcext:value-type="float">
            <text:p>0,015142857142857</text:p>
          </table:table-cell>
          <table:table-cell office:value-type="float" office:value="0.00397953950776676" calcext:value-type="float">
            <text:p>0,0039795395077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95000000000002" calcext:value-type="float">
            <text:p>0,0295</text:p>
          </table:table-cell>
          <table:table-cell office:value-type="float" office:value="0.00165831239517769" calcext:value-type="float">
            <text:p>0,001658312395178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04999999999999" calcext:value-type="float">
            <text:p>0,0105</text:p>
          </table:table-cell>
          <table:table-cell office:value-type="float" office:value="0.0191245914989053" calcext:value-type="float">
            <text:p>0,019124591498905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86666666666669" calcext:value-type="float">
            <text:p>0,018666666666667</text:p>
          </table:table-cell>
          <table:table-cell office:value-type="float" office:value="0.000942809041582221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324999999999984" calcext:value-type="float">
            <text:p>-0,00325</text:p>
          </table:table-cell>
          <table:table-cell office:value-type="float" office:value="0.00198431348329849" calcext:value-type="float">
            <text:p>0,001984313483298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0381818181818156" calcext:value-type="float">
            <text:p>0,003818181818182</text:p>
          </table:table-cell>
          <table:table-cell office:value-type="float" office:value="0.0343082767162633" calcext:value-type="float">
            <text:p>0,034308276716263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71999999999999" calcext:value-type="float">
            <text:p>0,0172</text:p>
          </table:table-cell>
          <table:table-cell office:value-type="float" office:value="0.00159999999999982" calcext:value-type="float">
            <text:p>0,0016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00266666666666682" calcext:value-type="float">
            <text:p>-0,002666666666667</text:p>
          </table:table-cell>
          <table:table-cell office:value-type="float" office:value="0.032836294282733" calcext:value-type="float">
            <text:p>0,032836294282733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30000000000002" calcext:value-type="float">
            <text:p>0,013</text:p>
          </table:table-cell>
          <table:table-cell office:value-type="float" office:value="0.00424264068711919" calcext:value-type="float">
            <text:p>0,004242640687119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26302851556438" calcext:value-type="float">
            <text:p>0,02630285155643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450909090909092" calcext:value-type="float">
            <text:p>0,045090909090909</text:p>
          </table:table-cell>
          <table:table-cell office:value-type="float" office:value="0.0293116624182084" calcext:value-type="float">
            <text:p>0,029311662418208</text:p>
          </table:table-cell>
          <table:table-cell office:value-type="float" office:value="0.297297297297297" calcext:value-type="float">
            <text:p>0,297297297297297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19098429254784" calcext:value-type="float">
            <text:p>0,019098429254784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58488892037515" calcext:value-type="float">
            <text:p>0,03584888920375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998" calcext:value-type="float">
            <text:p>0,012</text:p>
          </table:table-cell>
          <table:table-cell office:value-type="float" office:value="0.00534522483824878" calcext:value-type="float">
            <text:p>0,00534522483824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0.0213333333333335" calcext:value-type="float">
            <text:p>-0,021333333333334</text:p>
          </table:table-cell>
          <table:table-cell office:value-type="float" office:value="0.0522642856600524" calcext:value-type="float">
            <text:p>0,052264285660052</text:p>
          </table:table-cell>
          <table:table-cell office:value-type="float" office:value="0.24" calcext:value-type="float">
            <text:p>0,24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099999999999989" calcext:value-type="float">
            <text:p>0,001</text:p>
          </table:table-cell>
          <table:table-cell office:value-type="float" office:value="0.00299999999999967" calcext:value-type="float">
            <text:p>0,003</text:p>
          </table:table-cell>
          <table:table-cell office:value-type="float" office:value="0.0645161290322581" calcext:value-type="float">
            <text:p>0,064516129032258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0333333333333319" calcext:value-type="float">
            <text:p>-0,003333333333333</text:p>
          </table:table-cell>
          <table:table-cell office:value-type="float" office:value="0.0413870618537832" calcext:value-type="float">
            <text:p>0,04138706185378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0285714285714292" calcext:value-type="float">
            <text:p>-0,002857142857143</text:p>
          </table:table-cell>
          <table:table-cell office:value-type="float" office:value="0.0440370901186995" calcext:value-type="float">
            <text:p>0,044037090118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58" calcext:value-type="float">
            <text:p>0,011714285714286</text:p>
          </table:table-cell>
          <table:table-cell office:value-type="float" office:value="0.0107133332910015" calcext:value-type="float">
            <text:p>0,01071333329100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79999999999999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office:value-type="float" office:value="0.258064516129032" calcext:value-type="float">
            <text:p>0,2580645161290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266666666666662" calcext:value-type="float">
            <text:p>0,026666666666666</text:p>
          </table:table-cell>
          <table:table-cell office:value-type="float" office:value="0.00837987005998408" calcext:value-type="float">
            <text:p>0,008379870059984</text:p>
          </table:table-cell>
          <table:table-cell office:value-type="float" office:value="0.0967741935483871" calcext:value-type="float">
            <text:p>0,096774193548387</text:p>
          </table:table-cell>
          <table:table-cell office:value-type="float" office:value="0.230769230769231" calcext:value-type="float">
            <text:p>0,23076923076923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333333333333333" calcext:value-type="float">
            <text:p>0,033333333333333</text:p>
          </table:table-cell>
          <table:table-cell office:value-type="float" office:value="0.040819385372911" calcext:value-type="float">
            <text:p>0,04081938537291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3684" calcext:value-type="float">
            <text:p>0,05263157894736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840000000000005" calcext:value-type="float">
            <text:p>0,0084</text:p>
          </table:table-cell>
          <table:table-cell office:value-type="float" office:value="0.00833306666239986" calcext:value-type="float">
            <text:p>0,0083330666624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325000000000001" calcext:value-type="float">
            <text:p>0,0325</text:p>
          </table:table-cell>
          <table:table-cell office:value-type="float" office:value="0.010331989159886" calcext:value-type="float">
            <text:p>0,01033198915988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40000000000003" calcext:value-type="float">
            <text:p>0,024</text:p>
          </table:table-cell>
          <table:table-cell office:value-type="float" office:value="0.051796805798322" calcext:value-type="float">
            <text:p>0,051796805798322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88888888888888" calcext:value-type="float">
            <text:p>0,028888888888889</text:p>
          </table:table-cell>
          <table:table-cell office:value-type="float" office:value="0.00299794168071838" calcext:value-type="float">
            <text:p>0,002997941680718</text:p>
          </table:table-cell>
          <table:table-cell office:value-type="float" office:value="0.264705882352941" calcext:value-type="float">
            <text:p>0,26470588235294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334285714285714" calcext:value-type="float">
            <text:p>0,033428571428571</text:p>
          </table:table-cell>
          <table:table-cell office:value-type="float" office:value="0.0669815691981376" calcext:value-type="float">
            <text:p>0,066981569198138</text:p>
          </table:table-cell>
          <table:table-cell office:value-type="float" office:value="0.304347826086957" calcext:value-type="float">
            <text:p>0,30434782608695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84444444444446" calcext:value-type="float">
            <text:p>0,018444444444445</text:p>
          </table:table-cell>
          <table:table-cell office:value-type="float" office:value="0.00764651134848202" calcext:value-type="float">
            <text:p>0,0076465113484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319999999999996" calcext:value-type="float">
            <text:p>0,0032</text:p>
          </table:table-cell>
          <table:table-cell office:value-type="float" office:value="0.0366627876736071" calcext:value-type="float">
            <text:p>0,036662787673607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112307692307693" calcext:value-type="float">
            <text:p>0,011230769230769</text:p>
          </table:table-cell>
          <table:table-cell office:value-type="float" office:value="0.00288640969835307" calcext:value-type="float">
            <text:p>0,002886409698353</text:p>
          </table:table-cell>
          <table:table-cell office:value-type="float" office:value="0.325" calcext:value-type="float">
            <text:p>0,325</text:p>
          </table:table-cell>
          <table:table-cell office:value-type="float" office:value="0.8125" calcext:value-type="float">
            <text:p>0,812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284444444444446" calcext:value-type="float">
            <text:p>0,028444444444445</text:p>
          </table:table-cell>
          <table:table-cell office:value-type="float" office:value="0.00531478255248922" calcext:value-type="float">
            <text:p>0,005314782552489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0.00550000000000028" calcext:value-type="float">
            <text:p>-0,0055</text:p>
          </table:table-cell>
          <table:table-cell office:value-type="float" office:value="0.00622494979899425" calcext:value-type="float">
            <text:p>0,00622494979899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313333333333334" calcext:value-type="float">
            <text:p>0,031333333333333</text:p>
          </table:table-cell>
          <table:table-cell office:value-type="float" office:value="0.0494592986426441" calcext:value-type="float">
            <text:p>0,049459298642644</text:p>
          </table:table-cell>
          <table:table-cell office:value-type="float" office:value="0.260869565217391" calcext:value-type="float">
            <text:p>0,260869565217391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9" calcext:value-type="float">
            <text:p>0,006857142857143</text:p>
          </table:table-cell>
          <table:table-cell office:value-type="float" office:value="0.0185736262435943" calcext:value-type="float">
            <text:p>0,01857362624359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380000000000001" calcext:value-type="float">
            <text:p>0,038</text:p>
          </table:table-cell>
          <table:table-cell office:value-type="float" office:value="0.0116619037896906" calcext:value-type="float">
            <text:p>0,01166190378969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262857142857143" calcext:value-type="float">
            <text:p>0,026285714285714</text:p>
          </table:table-cell>
          <table:table-cell office:value-type="float" office:value="0.00127775312999999" calcext:value-type="float">
            <text:p>0,00127775313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339999999999998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909090909090909" calcext:value-type="float">
            <text:p>0,09090909090909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379999999999999" calcext:value-type="float">
            <text:p>-0,038</text:p>
          </table:table-cell>
          <table:table-cell office:value-type="float" office:value="0.0595613595845121" calcext:value-type="float">
            <text:p>0,059561359584512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02499999999998" calcext:value-type="float">
            <text:p>0,02025</text:p>
          </table:table-cell>
          <table:table-cell office:value-type="float" office:value="0.0033819373146174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318461538461539" calcext:value-type="float">
            <text:p>0,031846153846154</text:p>
          </table:table-cell>
          <table:table-cell office:value-type="float" office:value="0.0496291573013071" calcext:value-type="float">
            <text:p>0,049629157301307</text:p>
          </table:table-cell>
          <table:table-cell office:value-type="float" office:value="0.481481481481482" calcext:value-type="float">
            <text:p>0,481481481481482</text:p>
          </table:table-cell>
          <table:table-cell office:value-type="float" office:value="0.866666666666667" calcext:value-type="float">
            <text:p>0,86666666666666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939999999999999" calcext:value-type="float">
            <text:p>0,0094</text:p>
          </table:table-cell>
          <table:table-cell office:value-type="float" office:value="0.0434055296016534" calcext:value-type="float">
            <text:p>0,043405529601653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0.05" calcext:value-type="float">
            <text:p>-0,05</text:p>
          </table:table-cell>
          <table:table-cell office:value-type="float" office:value="0.0264683098926136" calcext:value-type="float">
            <text:p>0,026468309892614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999999999999979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,04545454545454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0385999999999999" calcext:value-type="float">
            <text:p>0,0386</text:p>
          </table:table-cell>
          <table:table-cell office:value-type="float" office:value="0.0152852870434284" calcext:value-type="float">
            <text:p>0,015285287043428</text:p>
          </table:table-cell>
          <table:table-cell office:value-type="float" office:value="0.344827586206897" calcext:value-type="float">
            <text:p>0,344827586206897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0.0250909090909089" calcext:value-type="float">
            <text:p>-0,025090909090909</text:p>
          </table:table-cell>
          <table:table-cell office:value-type="float" office:value="0.0336437338362775" calcext:value-type="float">
            <text:p>0,033643733836278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733333333333333" calcext:value-type="float">
            <text:p>0,73333333333333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775" calcext:value-type="float">
            <text:p>0,01775</text:p>
          </table:table-cell>
          <table:table-cell office:value-type="float" office:value="0.0492690318557204" calcext:value-type="float">
            <text:p>0,04926903185572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220000000000002" calcext:value-type="float">
            <text:p>-0,022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0182222222222222" calcext:value-type="float">
            <text:p>0,018222222222222</text:p>
          </table:table-cell>
          <table:table-cell office:value-type="float" office:value="0.0757859233158736" calcext:value-type="float">
            <text:p>0,07578592331587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6" calcext:value-type="float">
            <text:p>0,011714285714286</text:p>
          </table:table-cell>
          <table:table-cell office:value-type="float" office:value="0.00774069553379669" calcext:value-type="float">
            <text:p>0,00774069553379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,103</text:p>
          </table:table-cell>
          <table:table-cell office:value-type="float" office:value="0.00100000000000006" calcext:value-type="float">
            <text:p>0,001</text:p>
          </table:table-cell>
          <table:table-cell office:value-type="float" office:value="0.0512820512820513" calcext:value-type="float">
            <text:p>0,051282051282051</text:p>
          </table:table-cell>
          <table:table-cell office:value-type="float" office:value="0.133333333333333" calcext:value-type="float">
            <text:p>0,13333333333333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225714285714285" calcext:value-type="float">
            <text:p>0,022571428571429</text:p>
          </table:table-cell>
          <table:table-cell office:value-type="float" office:value="0.00638876564999947" calcext:value-type="float">
            <text:p>0,00638876564999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227692307692308" calcext:value-type="float">
            <text:p>0,022769230769231</text:p>
          </table:table-cell>
          <table:table-cell office:value-type="float" office:value="0.00229225606550035" calcext:value-type="float">
            <text:p>0,002292256065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66666666666667" calcext:value-type="float">
            <text:p>0,86666666666666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133333333333331" calcext:value-type="float">
            <text:p>0,013333333333333</text:p>
          </table:table-cell>
          <table:table-cell office:value-type="float" office:value="0.000942809041582064" calcext:value-type="float">
            <text:p>0,000942809041582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242857142857143" calcext:value-type="float">
            <text:p>0,024285714285714</text:p>
          </table:table-cell>
          <table:table-cell office:value-type="float" office:value="0.00539084636117522" calcext:value-type="float">
            <text:p>0,00539084636117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0.0473333333333332" calcext:value-type="float">
            <text:p>-0,047333333333333</text:p>
          </table:table-cell>
          <table:table-cell office:value-type="float" office:value="0.0394743235815662" calcext:value-type="float">
            <text:p>0,039474323581566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3" calcext:value-type="float">
            <text:p>0,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TDelin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273846153846156" calcext:value-type="float">
            <text:p>0,027384615384616</text:p>
          </table:table-cell>
          <table:table-cell office:value-type="float" office:value="0.0314313377711297" calcext:value-type="float">
            <text:p>0,03143133777113</text:p>
          </table:table-cell>
          <table:table-cell office:value-type="float" office:value="0.30952380952381" calcext:value-type="float">
            <text:p>0,30952380952381</text:p>
          </table:table-cell>
          <table:table-cell office:value-type="float" office:value="0.8125" calcext:value-type="float">
            <text:p>0,812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240237977252319" calcext:value-type="float">
            <text:p>0,0240237977252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85000000000003" calcext:value-type="float">
            <text:p>0,0185</text:p>
          </table:table-cell>
          <table:table-cell office:value-type="float" office:value="0.00193649167310375" calcext:value-type="float">
            <text:p>0,00193649167310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0.00833333333333323" calcext:value-type="float">
            <text:p>-0,008333333333333</text:p>
          </table:table-cell>
          <table:table-cell office:value-type="float" office:value="0.0399068359501923" calcext:value-type="float">
            <text:p>0,03990683595019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0379999999999998" calcext:value-type="float">
            <text:p>-0,038</text:p>
          </table:table-cell>
          <table:table-cell office:value-type="float" office:value="0.004" calcext:value-type="float">
            <text:p>0,004</text:p>
          </table:table-cell>
          <table:table-cell office:value-type="float" office:value="0.117647058823529" calcext:value-type="float">
            <text:p>0,117647058823529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0.104" calcext:value-type="float">
            <text:p>-0,1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909090909090909" calcext:value-type="float">
            <text:p>0,09090909090909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TDel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-7.40148683083438E-017" calcext:value-type="float">
            <text:p>-7,40E-17</text:p>
          </table:table-cell>
          <table:table-cell office:value-type="float" office:value="0.0439696865275765" calcext:value-type="float">
            <text:p>0,04396968652757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85714285714273" calcext:value-type="float">
            <text:p>0,002857142857143</text:p>
          </table:table-cell>
          <table:table-cell office:value-type="float" office:value="0.00279941684889524" calcext:value-type="float">
            <text:p>0,002799416848895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239999999999999" calcext:value-type="float">
            <text:p>-0,024</text:p>
          </table:table-cell>
          <table:table-cell office:value-type="float" office:value="0.0740270220932869" calcext:value-type="float">
            <text:p>0,074027022093287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85714285714286" calcext:value-type="float">
            <text:p>0,018571428571429</text:p>
          </table:table-cell>
          <table:table-cell office:value-type="float" office:value="0.0101257400838111" calcext:value-type="float">
            <text:p>0,0101257400838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149999999999999" calcext:value-type="float">
            <text:p>-0,015</text:p>
          </table:table-cell>
          <table:table-cell office:value-type="float" office:value="0.0637259758654195" calcext:value-type="float">
            <text:p>0,06372597586542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0.0133333333333333" calcext:value-type="float">
            <text:p>-0,013333333333333</text:p>
          </table:table-cell>
          <table:table-cell office:value-type="float" office:value="0.0717371746183397" calcext:value-type="float">
            <text:p>0,07173717461834</text:p>
          </table:table-cell>
          <table:table-cell office:value-type="float" office:value="0.375" calcext:value-type="float">
            <text:p>0,375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75000000000002" calcext:value-type="float">
            <text:p>0,0175</text:p>
          </table:table-cell>
          <table:table-cell office:value-type="float" office:value="0.00132287565553237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0225000000000001" calcext:value-type="float">
            <text:p>0,0225</text:p>
          </table:table-cell>
          <table:table-cell office:value-type="float" office:value="0.00462781445897153" calcext:value-type="float">
            <text:p>0,004627814458972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0857142857142855" calcext:value-type="float">
            <text:p>0,008571428571429</text:p>
          </table:table-cell>
          <table:table-cell office:value-type="float" office:value="0.00381190401832183" calcext:value-type="float">
            <text:p>0,003811904018322</text:p>
          </table:table-cell>
          <table:table-cell office:value-type="float" office:value="0.28" calcext:value-type="float">
            <text:p>0,2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74285714285714" calcext:value-type="float">
            <text:p>0,017428571428571</text:p>
          </table:table-cell>
          <table:table-cell office:value-type="float" office:value="0.0408021608071265" calcext:value-type="float">
            <text:p>0,04080216080712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12000000000004" calcext:value-type="float">
            <text:p>0,0112</text:p>
          </table:table-cell>
          <table:table-cell office:value-type="float" office:value="0.00765245058788378" calcext:value-type="float">
            <text:p>0,007652450587884</text:p>
          </table:table-cell>
          <table:table-cell office:value-type="float" office:value="0.178571428571429" calcext:value-type="float">
            <text:p>0,1785714285714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193999999999997" calcext:value-type="float">
            <text:p>0,0194</text:p>
          </table:table-cell>
          <table:table-cell office:value-type="float" office:value="0.00237486841740752" calcext:value-type="float">
            <text:p>0,00237486841740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50000000000001" calcext:value-type="float">
            <text:p>0,015</text:p>
          </table:table-cell>
          <table:table-cell office:value-type="float" office:value="0.00378593889719994" calcext:value-type="float">
            <text:p>0,003785938897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239791576165619" calcext:value-type="float">
            <text:p>0,00239791576165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219999999999997" calcext:value-type="float">
            <text:p>0,022</text:p>
          </table:table-cell>
          <table:table-cell office:value-type="float" office:value="0.00163299316185536" calcext:value-type="float">
            <text:p>0,001632993161855</text:p>
          </table:table-cell>
          <table:table-cell office:value-type="float" office:value="0.176470588235294" calcext:value-type="float">
            <text:p>0,176470588235294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0857142857143" calcext:value-type="float">
            <text:p>0,020857142857143</text:p>
          </table:table-cell>
          <table:table-cell office:value-type="float" office:value="0.00860943952761117" calcext:value-type="float">
            <text:p>0,008609439527611</text:p>
          </table:table-cell>
          <table:table-cell office:value-type="float" office:value="0.28" calcext:value-type="float">
            <text:p>0,2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025" calcext:value-type="float">
            <text:p>0,02025</text:p>
          </table:table-cell>
          <table:table-cell office:value-type="float" office:value="0.00185404962177389" calcext:value-type="float">
            <text:p>0,00185404962177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71" calcext:value-type="float">
            <text:p>0,019142857142857</text:p>
          </table:table-cell>
          <table:table-cell office:value-type="float" office:value="0.00235606035749588" calcext:value-type="float">
            <text:p>0,0023560603574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74285714285713" calcext:value-type="float">
            <text:p>0,017428571428571</text:p>
          </table:table-cell>
          <table:table-cell office:value-type="float" office:value="0.00333197251134026" calcext:value-type="float">
            <text:p>0,0033319725113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06666666666668" calcext:value-type="float">
            <text:p>0,020666666666667</text:p>
          </table:table-cell>
          <table:table-cell office:value-type="float" office:value="0.00480740170061866" calcext:value-type="float">
            <text:p>0,004807401700619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225" calcext:value-type="float">
            <text:p>0,01225</text:p>
          </table:table-cell>
          <table:table-cell office:value-type="float" office:value="0.00156124949959963" calcext:value-type="float">
            <text:p>0,00156124949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5" calcext:value-type="float">
            <text:p>0,016571428571429</text:p>
          </table:table-cell>
          <table:table-cell office:value-type="float" office:value="0.00410077145554493" calcext:value-type="float">
            <text:p>0,004100771455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168888888888891" calcext:value-type="float">
            <text:p>0,016888888888889</text:p>
          </table:table-cell>
          <table:table-cell office:value-type="float" office:value="0.00760766345272163" calcext:value-type="float">
            <text:p>0,00760766345272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94999999999999" calcext:value-type="float">
            <text:p>0,0195</text:p>
          </table:table-cell>
          <table:table-cell office:value-type="float" office:value="0.00384057287393437" calcext:value-type="float">
            <text:p>0,00384057287393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8571428571429" calcext:value-type="float">
            <text:p>0,022857142857143</text:p>
          </table:table-cell>
          <table:table-cell office:value-type="float" office:value="0.00235606035749582" calcext:value-type="float">
            <text:p>0,0023560603574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0497493718553306" calcext:value-type="float">
            <text:p>0,004974937185533</text:p>
          </table:table-cell>
          <table:table-cell office:value-type="float" office:value="0.32" calcext:value-type="float">
            <text:p>0,32</text:p>
          </table:table-cell>
          <table:table-cell office:value-type="float" office:value="0.615384615384615" calcext:value-type="float">
            <text:p>0,615384615384615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46666666666668" calcext:value-type="float">
            <text:p>0,014666666666667</text:p>
          </table:table-cell>
          <table:table-cell office:value-type="float" office:value="0.00377123616632836" calcext:value-type="float">
            <text:p>0,003771236166328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0200000000000008" calcext:value-type="float">
            <text:p>0,00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239999999999996" calcext:value-type="float">
            <text:p>0,024</text:p>
          </table:table-cell>
          <table:table-cell table:style-name="ce1" office:value-type="float" office:value="4.44089209850063E-016" calcext:value-type="float">
            <text:p>4,44E-16</text:p>
          </table:table-cell>
          <table:table-cell office:value-type="float" office:value="0.105263157894737" calcext:value-type="float">
            <text:p>0,10526315789473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414285714285714" calcext:value-type="float">
            <text:p>0,041428571428571</text:p>
          </table:table-cell>
          <table:table-cell office:value-type="float" office:value="0.00665168384389892" calcext:value-type="float">
            <text:p>0,00665168384389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141421356237331" calcext:value-type="float">
            <text:p>0,001414213562373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TDeli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00800000000000012" calcext:value-type="float">
            <text:p>-0,008</text:p>
          </table:table-cell>
          <table:table-cell office:value-type="float" office:value="0.0589067059000924" calcext:value-type="float">
            <text:p>0,058906705900092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12695955569337" calcext:value-type="float">
            <text:p>0,005126959555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17777777777779" calcext:value-type="float">
            <text:p>0,011777777777778</text:p>
          </table:table-cell>
          <table:table-cell office:value-type="float" office:value="0.000628539361054762" calcext:value-type="float">
            <text:p>0,00062853936105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880000000000001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2857" calcext:value-type="float">
            <text:p>0,035714285714286</text:p>
          </table:table-cell>
          <table:table-cell office:value-type="float" office:value="0.0833333333333333" calcext:value-type="float">
            <text:p>0,08333333333333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74165738677397" calcext:value-type="float">
            <text:p>0,00374165738677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100000000000001" calcext:value-type="float">
            <text:p>0,01</text:p>
          </table:table-cell>
          <table:table-cell office:value-type="float" office:value="0.0565685424949237" calcext:value-type="float">
            <text:p>0,056568542494924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7" calcext:value-type="float">
            <text:p>0,016571428571429</text:p>
          </table:table-cell>
          <table:table-cell office:value-type="float" office:value="0.00365892813567587" calcext:value-type="float">
            <text:p>0,00365892813567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7500000000002" calcext:value-type="float">
            <text:p>0,01475</text:p>
          </table:table-cell>
          <table:table-cell office:value-type="float" office:value="0.00139194109070735" calcext:value-type="float">
            <text:p>0,001391941090707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60000000000002" calcext:value-type="float">
            <text:p>0,016</text:p>
          </table:table-cell>
          <table:table-cell office:value-type="float" office:value="0.00199999999999997" calcext:value-type="float">
            <text:p>0,00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0333333333333667" calcext:value-type="float">
            <text:p>0,000333333333334</text:p>
          </table:table-cell>
          <table:table-cell office:value-type="float" office:value="0.025701275368268" calcext:value-type="float">
            <text:p>0,02570127536826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00790884793221" calcext:value-type="float">
            <text:p>0,04007908847932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68888888888887" calcext:value-type="float">
            <text:p>0,016888888888889</text:p>
          </table:table-cell>
          <table:table-cell office:value-type="float" office:value="0.00354163943344655" calcext:value-type="float">
            <text:p>0,00354163943344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86666666666668" calcext:value-type="float">
            <text:p>0,018666666666667</text:p>
          </table:table-cell>
          <table:table-cell office:value-type="float" office:value="0.00221108319357037" calcext:value-type="float">
            <text:p>0,0022110831935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34545454545452" calcext:value-type="float">
            <text:p>0,023454545454545</text:p>
          </table:table-cell>
          <table:table-cell office:value-type="float" office:value="0.0226770353857002" calcext:value-type="float">
            <text:p>0,0226770353857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213333333333333" calcext:value-type="float">
            <text:p>0,021333333333333</text:p>
          </table:table-cell>
          <table:table-cell office:value-type="float" office:value="0.000942809041582195" calcext:value-type="float">
            <text:p>0,00094280904158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222222222222" calcext:value-type="float">
            <text:p>0,012222222222222</text:p>
          </table:table-cell>
          <table:table-cell office:value-type="float" office:value="0.00239340658094877" calcext:value-type="float">
            <text:p>0,00239340658094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235999999999998" calcext:value-type="float">
            <text:p>0,0236</text:p>
          </table:table-cell>
          <table:table-cell office:value-type="float" office:value="0.00320000000000017" calcext:value-type="float">
            <text:p>0,0032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TDelin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169090909090909" calcext:value-type="float">
            <text:p>0,016909090909091</text:p>
          </table:table-cell>
          <table:table-cell office:value-type="float" office:value="0.00131110955471426" calcext:value-type="float">
            <text:p>0,00131110955471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161818181818182" calcext:value-type="float">
            <text:p>0,016181818181818</text:p>
          </table:table-cell>
          <table:table-cell office:value-type="float" office:value="0.00430260347861811" calcext:value-type="float">
            <text:p>0,004302603478618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449999999999999" calcext:value-type="float">
            <text:p>0,045</text:p>
          </table:table-cell>
          <table:table-cell office:value-type="float" office:value="0.0163095064303003" calcext:value-type="float">
            <text:p>0,0163095064303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513160143944691" calcext:value-type="float">
            <text:p>0,005131601439447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154545454545455" calcext:value-type="float">
            <text:p>0,015454545454546</text:p>
          </table:table-cell>
          <table:table-cell office:value-type="float" office:value="0.00210469761868904" calcext:value-type="float">
            <text:p>0,00210469761868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69" calcext:value-type="float">
            <text:p>0,019142857142857</text:p>
          </table:table-cell>
          <table:table-cell office:value-type="float" office:value="0.0100203873810003" calcext:value-type="float">
            <text:p>0,010020387381</text:p>
          </table:table-cell>
          <table:table-cell office:value-type="float" office:value="0.225806451612903" calcext:value-type="float">
            <text:p>0,225806451612903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350000000000009" calcext:value-type="float">
            <text:p>-0,0035</text:p>
          </table:table-cell>
          <table:table-cell office:value-type="float" office:value="0.0412280244493961" calcext:value-type="float">
            <text:p>0,0412280244493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0238333333333334" calcext:value-type="float">
            <text:p>0,023833333333333</text:p>
          </table:table-cell>
          <table:table-cell office:value-type="float" office:value="0.00172401340546475" calcext:value-type="float">
            <text:p>0,001724013405465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48888888888889" calcext:value-type="float">
            <text:p>0,024888888888889</text:p>
          </table:table-cell>
          <table:table-cell office:value-type="float" office:value="0.0183814184221424" calcext:value-type="float">
            <text:p>0,018381418422142</text:p>
          </table:table-cell>
          <table:table-cell office:value-type="float" office:value="0.290322580645161" calcext:value-type="float">
            <text:p>0,29032258064516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7500000000002" calcext:value-type="float">
            <text:p>0,01475</text:p>
          </table:table-cell>
          <table:table-cell office:value-type="float" office:value="0.00171391365010005" calcext:value-type="float">
            <text:p>0,0017139136501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00366666666666669" calcext:value-type="float">
            <text:p>0,003666666666667</text:p>
          </table:table-cell>
          <table:table-cell office:value-type="float" office:value="0.0338115693546194" calcext:value-type="float">
            <text:p>0,033811569354619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48571428571427" calcext:value-type="float">
            <text:p>0,014857142857143</text:p>
          </table:table-cell>
          <table:table-cell office:value-type="float" office:value="0.00438922614163933" calcext:value-type="float">
            <text:p>0,00438922614163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78181818181819" calcext:value-type="float">
            <text:p>0,027818181818182</text:p>
          </table:table-cell>
          <table:table-cell office:value-type="float" office:value="0.0126621711610765" calcext:value-type="float">
            <text:p>0,012662171161077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0000000000001" calcext:value-type="float">
            <text:p>0,016</text:p>
          </table:table-cell>
          <table:table-cell office:value-type="float" office:value="0.00151185789203695" calcext:value-type="float">
            <text:p>0,00151185789203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998" calcext:value-type="float">
            <text:p>0,01</text:p>
          </table:table-cell>
          <table:table-cell office:value-type="float" office:value="0.00585540043769112" calcext:value-type="float">
            <text:p>0,00585540043769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13228756555324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8" calcext:value-type="float">
            <text:p>0,016571428571429</text:p>
          </table:table-cell>
          <table:table-cell office:value-type="float" office:value="0.0156648573278545" calcext:value-type="float">
            <text:p>0,01566485732785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149999999999995" calcext:value-type="float">
            <text:p>0,0015</text:p>
          </table:table-cell>
          <table:table-cell office:value-type="float" office:value="0.0444494094448959" calcext:value-type="float">
            <text:p>0,0444494094448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150000000000001" calcext:value-type="float">
            <text:p>0,015</text:p>
          </table:table-cell>
          <table:table-cell office:value-type="float" office:value="0.00748331477354798" calcext:value-type="float">
            <text:p>0,007483314773548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377359245282277" calcext:value-type="float">
            <text:p>0,003773592452823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9999999999999" calcext:value-type="float">
            <text:p>0,016</text:p>
          </table:table-cell>
          <table:table-cell office:value-type="float" office:value="0.00151185789203691" calcext:value-type="float">
            <text:p>0,00151185789203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57" calcext:value-type="float">
            <text:p>0,011714285714286</text:p>
          </table:table-cell>
          <table:table-cell office:value-type="float" office:value="0.00127775312999992" calcext:value-type="float">
            <text:p>0,0012777531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7142857142857" calcext:value-type="float">
            <text:p>0,015714285714286</text:p>
          </table:table-cell>
          <table:table-cell office:value-type="float" office:value="0.00166598625567012" calcext:value-type="float">
            <text:p>0,00166598625567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ECGDE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2"/>
          <table:table-cell office:value-type="string" calcext:value-type="string">
            <text:p>LUDB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4000000000001" calcext:value-type="float">
            <text:p>0,0064</text:p>
          </table:table-cell>
          <table:table-cell office:value-type="float" office:value="0.0046303347611159" calcext:value-type="float">
            <text:p>0,004630334761116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 W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75000000000012" calcext:value-type="float">
            <text:p>0,00675</text:p>
          </table:table-cell>
          <table:table-cell office:value-type="float" office:value="0.00359687364248446" calcext:value-type="float">
            <text:p>0,00359687364248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422499999999999" calcext:value-type="float">
            <text:p>-0,04225</text:p>
          </table:table-cell>
          <table:table-cell office:value-type="float" office:value="0.00674073438135631" calcext:value-type="float">
            <text:p>0,006740734381356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319999999999997" calcext:value-type="float">
            <text:p>-0,032</text:p>
          </table:table-cell>
          <table:table-cell office:value-type="float" office:value="0.0314324672910033" calcext:value-type="float">
            <text:p>0,03143246729100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204:.E403])" office:value-type="float" office:value="4874" calcext:value-type="float">
            <text:p>4874</text:p>
          </table:table-cell>
          <table:table-cell table:formula="of:=SUM([.F204:.F403])" office:value-type="float" office:value="1914" calcext:value-type="float">
            <text:p>1914</text:p>
          </table:table-cell>
          <table:table-cell table:formula="of:=SUM([.G204:.G403])" office:value-type="float" office:value="1598" calcext:value-type="float">
            <text:p>1598</text:p>
          </table:table-cell>
          <table:table-cell table:formula="of:=SUM([.H204:.H403])/200" office:value-type="float" office:value="0.00469665035111087" calcext:value-type="float">
            <text:p>0,004696650351111</text:p>
          </table:table-cell>
          <table:table-cell table:formula="of:=SUM([.I204:.I403])/200" office:value-type="float" office:value="0.0138047368625709" calcext:value-type="float">
            <text:p>0,013804736862571</text:p>
          </table:table-cell>
          <table:table-cell table:formula="of:=SUM([.J204:.J403])/200" office:value-type="float" office:value="0.327818432540225" calcext:value-type="float">
            <text:p>0,327818432540225</text:p>
          </table:table-cell>
          <table:table-cell table:formula="of:=SUM([.K204:.K403])/200" office:value-type="float" office:value="0.861441595169536" calcext:value-type="float">
            <text:p>0,861441595169536</text:p>
          </table:table-cell>
          <table:table-cell table:formula="of:=2*([.R207]*[.S207])/([.R207]+[.S207])" office:value-type="float" office:value="0.474911166395222" calcext:value-type="float">
            <text:p>0,474911166395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19999999999999" calcext:value-type="float">
            <text:p>0,012</text:p>
          </table:table-cell>
          <table:table-cell office:value-type="float" office:value="0.00282842712474619" calcext:value-type="float">
            <text:p>0,002828427124746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93333333333332" calcext:value-type="float">
            <text:p>0,019333333333333</text:p>
          </table:table-cell>
          <table:table-cell office:value-type="float" office:value="0.0156489261257408" calcext:value-type="float">
            <text:p>0,01564892612574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73" calcext:value-type="float">
            <text:p>0,019142857142857</text:p>
          </table:table-cell>
          <table:table-cell office:value-type="float" office:value="0.0067491496062959" calcext:value-type="float">
            <text:p>0,0067491496062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0.0264444444444443" calcext:value-type="float">
            <text:p>-0,026444444444444</text:p>
          </table:table-cell>
          <table:table-cell office:value-type="float" office:value="0.0374495545474503" calcext:value-type="float">
            <text:p>0,03744955454745</text:p>
          </table:table-cell>
          <table:table-cell office:value-type="float" office:value="0.473684210526316" calcext:value-type="float">
            <text:p>0,473684210526316</text:p>
          </table:table-cell>
          <table:table-cell office:value-type="float" office:value="0.642857142857143" calcext:value-type="float">
            <text:p>0,6428571428571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400000000000001" calcext:value-type="float">
            <text:p>-0,04</text:p>
          </table:table-cell>
          <table:table-cell office:value-type="float" office:value="0.023388031127053" calcext:value-type="float">
            <text:p>0,02338803112705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885714285714283" calcext:value-type="float">
            <text:p>0,008857142857143</text:p>
          </table:table-cell>
          <table:table-cell office:value-type="float" office:value="0.00279941684889487" calcext:value-type="float">
            <text:p>0,00279941684889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88571428571429" calcext:value-type="float">
            <text:p>0,008857142857143</text:p>
          </table:table-cell>
          <table:table-cell office:value-type="float" office:value="0.00397953950776694" calcext:value-type="float">
            <text:p>0,0039795395077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899999999999993" calcext:value-type="float">
            <text:p>0,009</text:p>
          </table:table-cell>
          <table:table-cell office:value-type="float" office:value="0.00378593889720024" calcext:value-type="float">
            <text:p>0,003785938897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204999999999996" calcext:value-type="float">
            <text:p>0,0205</text:p>
          </table:table-cell>
          <table:table-cell office:value-type="float" office:value="0.0596217242286738" calcext:value-type="float">
            <text:p>0,059621724228674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909090909090918" calcext:value-type="float">
            <text:p>0,009090909090909</text:p>
          </table:table-cell>
          <table:table-cell office:value-type="float" office:value="0.00514259477226582" calcext:value-type="float">
            <text:p>0,005142594772266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74285714285715" calcext:value-type="float">
            <text:p>0,027428571428572</text:p>
          </table:table-cell>
          <table:table-cell office:value-type="float" office:value="0.046151480839443" calcext:value-type="float">
            <text:p>0,04615148083944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325098275739642" calcext:value-type="float">
            <text:p>0,032509827573964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642857142857143" calcext:value-type="float">
            <text:p>0,64285714285714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107999999999998" calcext:value-type="float">
            <text:p>0,0108</text:p>
          </table:table-cell>
          <table:table-cell office:value-type="float" office:value="0.0280741874325865" calcext:value-type="float">
            <text:p>0,028074187432587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588235294117647" calcext:value-type="float">
            <text:p>0,58823529411764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354000000000001" calcext:value-type="float">
            <text:p>0,0354</text:p>
          </table:table-cell>
          <table:table-cell office:value-type="float" office:value="0.00490306026885241" calcext:value-type="float">
            <text:p>0,004903060268852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428571428571419" calcext:value-type="float">
            <text:p>0,004285714285714</text:p>
          </table:table-cell>
          <table:table-cell office:value-type="float" office:value="0.00559883369779008" calcext:value-type="float">
            <text:p>0,0055988336977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0.0328571428571429" calcext:value-type="float">
            <text:p>-0,032857142857143</text:p>
          </table:table-cell>
          <table:table-cell office:value-type="float" office:value="0.0295268815606032" calcext:value-type="float">
            <text:p>0,02952688156060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242222222222223" calcext:value-type="float">
            <text:p>-0,024222222222222</text:p>
          </table:table-cell>
          <table:table-cell office:value-type="float" office:value="0.0443766149071475" calcext:value-type="float">
            <text:p>0,044376614907148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-0.0042222222222223" calcext:value-type="float">
            <text:p>-0,004222222222222</text:p>
          </table:table-cell>
          <table:table-cell office:value-type="float" office:value="0.0390605734092798" calcext:value-type="float">
            <text:p>0,03906057340928</text:p>
          </table:table-cell>
          <table:table-cell office:value-type="float" office:value="0.290322580645161" calcext:value-type="float">
            <text:p>0,29032258064516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0399999999999985" calcext:value-type="float">
            <text:p>-0,004</text:p>
          </table:table-cell>
          <table:table-cell office:value-type="float" office:value="0.00748331477354793" calcext:value-type="float">
            <text:p>0,00748331477354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037666666666667" calcext:value-type="float">
            <text:p>-0,037666666666667</text:p>
          </table:table-cell>
          <table:table-cell office:value-type="float" office:value="0.0114552268516262" calcext:value-type="float">
            <text:p>0,011455226851626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666666666666682" calcext:value-type="float">
            <text:p>0,006666666666667</text:p>
          </table:table-cell>
          <table:table-cell office:value-type="float" office:value="0.00094280904158196" calcext:value-type="float">
            <text:p>0,00094280904158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102857142857144" calcext:value-type="float">
            <text:p>0,010285714285714</text:p>
          </table:table-cell>
          <table:table-cell office:value-type="float" office:value="0.0095276182860189" calcext:value-type="float">
            <text:p>0,00952761828601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789999999999997" calcext:value-type="float">
            <text:p>0,079</text:p>
          </table:table-cell>
          <table:table-cell office:value-type="float" office:value="0.0389999999999997" calcext:value-type="float">
            <text:p>0,039</text:p>
          </table:table-cell>
          <table:table-cell office:value-type="float" office:value="0.105263157894737" calcext:value-type="float">
            <text:p>0,105263157894737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62857142857143" calcext:value-type="float">
            <text:p>0,026285714285714</text:p>
          </table:table-cell>
          <table:table-cell office:value-type="float" office:value="0.030112713431441" calcext:value-type="float">
            <text:p>0,03011271343144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55999999999998" calcext:value-type="float">
            <text:p>0,0156</text:p>
          </table:table-cell>
          <table:table-cell office:value-type="float" office:value="0.0164632925018054" calcext:value-type="float">
            <text:p>0,016463292501805</text:p>
          </table:table-cell>
          <table:table-cell office:value-type="float" office:value="0.2" calcext:value-type="float">
            <text:p>0,2</text:p>
          </table:table-cell>
          <table:table-cell office:value-type="float" office:value="0.416666666666667" calcext:value-type="float">
            <text:p>0,41666666666666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0000000000002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215000000000001" calcext:value-type="float">
            <text:p>0,0215</text:p>
          </table:table-cell>
          <table:table-cell office:value-type="float" office:value="0.0224220873247785" calcext:value-type="float">
            <text:p>0,022422087324779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80000000000001" calcext:value-type="float">
            <text:p>0,018</text:p>
          </table:table-cell>
          <table:table-cell office:value-type="float" office:value="0.00223606797749957" calcext:value-type="float">
            <text:p>0,0022360679775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83" calcext:value-type="float">
            <text:p>0,006857142857143</text:p>
          </table:table-cell>
          <table:table-cell office:value-type="float" office:value="0.00522161910928491" calcext:value-type="float">
            <text:p>0,0052216191092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991999999999999" calcext:value-type="float">
            <text:p>0,0992</text:p>
          </table:table-cell>
          <table:table-cell office:value-type="float" office:value="0.0211886762210385" calcext:value-type="float">
            <text:p>0,02118867622103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768421052631576" calcext:value-type="float">
            <text:p>0,007684210526316</text:p>
          </table:table-cell>
          <table:table-cell office:value-type="float" office:value="0.00954244055497082" calcext:value-type="float">
            <text:p>0,009542440554971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02857142857145" calcext:value-type="float">
            <text:p>0,010285714285715</text:p>
          </table:table-cell>
          <table:table-cell office:value-type="float" office:value="0.00166598625567013" calcext:value-type="float">
            <text:p>0,001665986255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06666666666667" calcext:value-type="float">
            <text:p>0,010666666666667</text:p>
          </table:table-cell>
          <table:table-cell office:value-type="float" office:value="0.00603692342542479" calcext:value-type="float">
            <text:p>0,00603692342542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0129999999999999" calcext:value-type="float">
            <text:p>0,013</text:p>
          </table:table-cell>
          <table:table-cell office:value-type="float" office:value="0.0465234196016219" calcext:value-type="float">
            <text:p>0,046523419601622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823529411764706" calcext:value-type="float">
            <text:p>0,82352941176470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279999999999978" calcext:value-type="float">
            <text:p>0,0028</text:p>
          </table:table-cell>
          <table:table-cell office:value-type="float" office:value="0.0106282642044689" calcext:value-type="float">
            <text:p>0,010628264204469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175" calcext:value-type="float">
            <text:p>0,01175</text:p>
          </table:table-cell>
          <table:table-cell office:value-type="float" office:value="0.00366571957465372" calcext:value-type="float">
            <text:p>0,00366571957465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52982212813471" calcext:value-type="float">
            <text:p>0,002529822128135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71428571428556" calcext:value-type="float">
            <text:p>0,003714285714286</text:p>
          </table:table-cell>
          <table:table-cell office:value-type="float" office:value="0.00471212071499173" calcext:value-type="float">
            <text:p>0,00471212071499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42857142857162" calcext:value-type="float">
            <text:p>0,001428571428572</text:p>
          </table:table-cell>
          <table:table-cell office:value-type="float" office:value="0.0029692299558324" calcext:value-type="float">
            <text:p>0,0029692299558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0302500000000001" calcext:value-type="float">
            <text:p>-0,03025</text:p>
          </table:table-cell>
          <table:table-cell office:value-type="float" office:value="0.0473754947203721" calcext:value-type="float">
            <text:p>0,047375494720372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0.0062222222222222" calcext:value-type="float">
            <text:p>-0,006222222222222</text:p>
          </table:table-cell>
          <table:table-cell office:value-type="float" office:value="0.060372506210798" calcext:value-type="float">
            <text:p>0,06037250621079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742857142857125" calcext:value-type="float">
            <text:p>0,007428571428571</text:p>
          </table:table-cell>
          <table:table-cell office:value-type="float" office:value="0.00790763000177016" calcext:value-type="float">
            <text:p>0,0079076300017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280000000000014" calcext:value-type="float">
            <text:p>0,0028</text:p>
          </table:table-cell>
          <table:table-cell office:value-type="float" office:value="0.00203960780543724" calcext:value-type="float">
            <text:p>0,002039607805437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166666666666641" calcext:value-type="float">
            <text:p>0,001666666666666</text:p>
          </table:table-cell>
          <table:table-cell office:value-type="float" office:value="0.00292498812913068" calcext:value-type="float">
            <text:p>0,00292498812913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0289999999999999" calcext:value-type="float">
            <text:p>-0,029</text:p>
          </table:table-cell>
          <table:table-cell office:value-type="float" office:value="0.0531005335817509" calcext:value-type="float">
            <text:p>0,053100533581751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899999999999987" calcext:value-type="float">
            <text:p>0,009</text:p>
          </table:table-cell>
          <table:table-cell office:value-type="float" office:value="0.00479583152331263" calcext:value-type="float">
            <text:p>0,004795831523313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74285714285713" calcext:value-type="float">
            <text:p>0,037428571428571</text:p>
          </table:table-cell>
          <table:table-cell office:value-type="float" office:value="0.00948468152725565" calcext:value-type="float">
            <text:p>0,009484681527256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0.00325000000000009" calcext:value-type="float">
            <text:p>-0,00325</text:p>
          </table:table-cell>
          <table:table-cell office:value-type="float" office:value="0.016939229616485" calcext:value-type="float">
            <text:p>0,016939229616485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25000000000003" calcext:value-type="float">
            <text:p>0,00625</text:p>
          </table:table-cell>
          <table:table-cell office:value-type="float" office:value="0.00119895788082808" calcext:value-type="float">
            <text:p>0,00119895788082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366666666666669" calcext:value-type="float">
            <text:p>0,036666666666667</text:p>
          </table:table-cell>
          <table:table-cell office:value-type="float" office:value="0.00339934634239528" calcext:value-type="float">
            <text:p>0,00339934634239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0330000000000001" calcext:value-type="float">
            <text:p>-0,033</text:p>
          </table:table-cell>
          <table:table-cell office:value-type="float" office:value="0.0114163625263624" calcext:value-type="float">
            <text:p>0,01141636252636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461538461538462" calcext:value-type="float">
            <text:p>0,46153846153846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CGPU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244444444444457" calcext:value-type="float">
            <text:p>0,002444444444445</text:p>
          </table:table-cell>
          <table:table-cell office:value-type="float" office:value="0.00226623089493019" calcext:value-type="float">
            <text:p>0,0022662308949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GPU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254545454545461" calcext:value-type="float">
            <text:p>0,002545454545455</text:p>
          </table:table-cell>
          <table:table-cell office:value-type="float" office:value="0.00284009079123877" calcext:value-type="float">
            <text:p>0,002840090791239</text:p>
          </table:table-cell>
          <table:table-cell office:value-type="float" office:value="0.305555555555556" calcext:value-type="float">
            <text:p>0,30555555555555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100000000000033" calcext:value-type="float">
            <text:p>0,001</text:p>
          </table:table-cell>
          <table:table-cell office:value-type="float" office:value="0.0017320508075692" calcext:value-type="float">
            <text:p>0,001732050807569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370944739819824" calcext:value-type="float">
            <text:p>0,003709447398198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0499999999999997" calcext:value-type="float">
            <text:p>0,005</text:p>
          </table:table-cell>
          <table:table-cell office:value-type="float" office:value="0.00378593889720022" calcext:value-type="float">
            <text:p>0,003785938897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94285714285716" calcext:value-type="float">
            <text:p>0,019428571428572</text:p>
          </table:table-cell>
          <table:table-cell office:value-type="float" office:value="0.00232115382989602" calcext:value-type="float">
            <text:p>0,002321153829896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24999999999995" calcext:value-type="float">
            <text:p>0,00725</text:p>
          </table:table-cell>
          <table:table-cell office:value-type="float" office:value="0.00263391343821326" calcext:value-type="float">
            <text:p>0,00263391343821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86666666666666" calcext:value-type="float">
            <text:p>0,008666666666667</text:p>
          </table:table-cell>
          <table:table-cell office:value-type="float" office:value="0.00094280904158196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142499999999999" calcext:value-type="float">
            <text:p>-0,01425</text:p>
          </table:table-cell>
          <table:table-cell office:value-type="float" office:value="0.00185404962177393" calcext:value-type="float">
            <text:p>0,00185404962177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0909090909091011" calcext:value-type="float">
            <text:p>0,000909090909091</text:p>
          </table:table-cell>
          <table:table-cell office:value-type="float" office:value="0.00951032496772512" calcext:value-type="float">
            <text:p>0,009510324967725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4000000000001" calcext:value-type="float">
            <text:p>0,0064</text:p>
          </table:table-cell>
          <table:table-cell office:value-type="float" office:value="0.00195959179422644" calcext:value-type="float">
            <text:p>0,001959591794226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0766666666666667" calcext:value-type="float">
            <text:p>-0,076666666666667</text:p>
          </table:table-cell>
          <table:table-cell office:value-type="float" office:value="0.0351883819210574" calcext:value-type="float">
            <text:p>0,035188381921057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24999999999992" calcext:value-type="float">
            <text:p>0,00125</text:p>
          </table:table-cell>
          <table:table-cell office:value-type="float" office:value="0.00386490620843506" calcext:value-type="float">
            <text:p>0,003864906208435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199999999999999" calcext:value-type="float">
            <text:p>0,02</text:p>
          </table:table-cell>
          <table:table-cell office:value-type="float" office:value="0.0145327216996679" calcext:value-type="float">
            <text:p>0,01453272169966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0190000000000001" calcext:value-type="float">
            <text:p>0,019</text:p>
          </table:table-cell>
          <table:table-cell office:value-type="float" office:value="0.00499999999999997" calcext:value-type="float">
            <text:p>0,005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705882352941176" calcext:value-type="float">
            <text:p>0,70588235294117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8571428571428" calcext:value-type="float">
            <text:p>0,012857142857143</text:p>
          </table:table-cell>
          <table:table-cell office:value-type="float" office:value="0.0537385963223256" calcext:value-type="float">
            <text:p>0,05373859632232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285714285714413" calcext:value-type="float">
            <text:p>0,000285714285714</text:p>
          </table:table-cell>
          <table:table-cell office:value-type="float" office:value="0.00224971653543182" calcext:value-type="float">
            <text:p>0,0022497165354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71428571428565" calcext:value-type="float">
            <text:p>0,001714285714286</text:p>
          </table:table-cell>
          <table:table-cell office:value-type="float" office:value="0.00506287004190578" calcext:value-type="float">
            <text:p>0,0050628700419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553333333333334" calcext:value-type="float">
            <text:p>0,055333333333333</text:p>
          </table:table-cell>
          <table:table-cell office:value-type="float" office:value="0.0450974254007673" calcext:value-type="float">
            <text:p>0,045097425400767</text:p>
          </table:table-cell>
          <table:table-cell office:value-type="float" office:value="0.529411764705882" calcext:value-type="float">
            <text:p>0,529411764705882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224999999999986" calcext:value-type="float">
            <text:p>0,00225</text:p>
          </table:table-cell>
          <table:table-cell office:value-type="float" office:value="0.00417582327212218" calcext:value-type="float">
            <text:p>0,004175823272122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0.0338181818181818" calcext:value-type="float">
            <text:p>-0,033818181818182</text:p>
          </table:table-cell>
          <table:table-cell office:value-type="float" office:value="0.0311296940434638" calcext:value-type="float">
            <text:p>0,031129694043464</text:p>
          </table:table-cell>
          <table:table-cell office:value-type="float" office:value="0.354838709677419" calcext:value-type="float">
            <text:p>0,354838709677419</text:p>
          </table:table-cell>
          <table:table-cell office:value-type="float" office:value="0.733333333333333" calcext:value-type="float">
            <text:p>0,73333333333333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0130000000000001" calcext:value-type="float">
            <text:p>-0,013</text:p>
          </table:table-cell>
          <table:table-cell office:value-type="float" office:value="0.0350342689377129" calcext:value-type="float">
            <text:p>0,035034268937713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457142857142861" calcext:value-type="float">
            <text:p>0,004571428571429</text:p>
          </table:table-cell>
          <table:table-cell office:value-type="float" office:value="0.00520596204522521" calcext:value-type="float">
            <text:p>0,00520596204522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71428571428572" calcext:value-type="float">
            <text:p>0,001714285714286</text:p>
          </table:table-cell>
          <table:table-cell office:value-type="float" office:value="0.0106061206818688" calcext:value-type="float">
            <text:p>0,01060612068186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0.00419999999999996" calcext:value-type="float">
            <text:p>-0,0042</text:p>
          </table:table-cell>
          <table:table-cell office:value-type="float" office:value="0.0100179838290944" calcext:value-type="float">
            <text:p>0,010017983829094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49999999999998" calcext:value-type="float">
            <text:p>0,015</text:p>
          </table:table-cell>
          <table:table-cell office:value-type="float" office:value="0.00621288982680364" calcext:value-type="float">
            <text:p>0,006212889826804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0.0363333333333334" calcext:value-type="float">
            <text:p>-0,036333333333333</text:p>
          </table:table-cell>
          <table:table-cell office:value-type="float" office:value="0.00687184270936287" calcext:value-type="float">
            <text:p>0,006871842709363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0825000000000001" calcext:value-type="float">
            <text:p>0,00825</text:p>
          </table:table-cell>
          <table:table-cell office:value-type="float" office:value="0.0310070556486746" calcext:value-type="float">
            <text:p>0,031007055648675</text:p>
          </table:table-cell>
          <table:table-cell office:value-type="float" office:value="0.421052631578947" calcext:value-type="float">
            <text:p>0,42105263157894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14285714285695" calcext:value-type="float">
            <text:p>0,001142857142857</text:p>
          </table:table-cell>
          <table:table-cell office:value-type="float" office:value="0.00739553091745403" calcext:value-type="float">
            <text:p>0,00739553091745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0215555555555555" calcext:value-type="float">
            <text:p>0,021555555555556</text:p>
          </table:table-cell>
          <table:table-cell office:value-type="float" office:value="0.010781786196185" calcext:value-type="float">
            <text:p>0,01078178619618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0.00927272727272724" calcext:value-type="float">
            <text:p>-0,009272727272727</text:p>
          </table:table-cell>
          <table:table-cell office:value-type="float" office:value="0.0245878421881846" calcext:value-type="float">
            <text:p>0,024587842188185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523809523809524" calcext:value-type="float">
            <text:p>0,523809523809524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85454545454544" calcext:value-type="float">
            <text:p>0,018545454545454</text:p>
          </table:table-cell>
          <table:table-cell office:value-type="float" office:value="0.00308555686335946" calcext:value-type="float">
            <text:p>0,00308555686335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0.00720000000000005" calcext:value-type="float">
            <text:p>-0,0072</text:p>
          </table:table-cell>
          <table:table-cell office:value-type="float" office:value="0.0429623090627121" calcext:value-type="float">
            <text:p>0,042962309062712</text:p>
          </table:table-cell>
          <table:table-cell office:value-type="float" office:value="0.434782608695652" calcext:value-type="float">
            <text:p>0,434782608695652</text:p>
          </table:table-cell>
          <table:table-cell office:value-type="float" office:value="0.909090909090909" calcext:value-type="float">
            <text:p>0,90909090909090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82222222222224" calcext:value-type="float">
            <text:p>0,008222222222222</text:p>
          </table:table-cell>
          <table:table-cell office:value-type="float" office:value="0.00745024649521744" calcext:value-type="float">
            <text:p>0,007450246495217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00566666666666678" calcext:value-type="float">
            <text:p>-0,005666666666667</text:p>
          </table:table-cell>
          <table:table-cell office:value-type="float" office:value="0.0235914297056272" calcext:value-type="float">
            <text:p>0,02359142970562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80000000000003" calcext:value-type="float">
            <text:p>0,0048</text:p>
          </table:table-cell>
          <table:table-cell office:value-type="float" office:value="0.00523067873224878" calcext:value-type="float">
            <text:p>0,005230678732249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909090909090909" calcext:value-type="float">
            <text:p>0,90909090909090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0461538461538513" calcext:value-type="float">
            <text:p>0,000461538461539</text:p>
          </table:table-cell>
          <table:table-cell office:value-type="float" office:value="0.00249970412450343" calcext:value-type="float">
            <text:p>0,00249970412450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0324000000000001" calcext:value-type="float">
            <text:p>-0,0324</text:p>
          </table:table-cell>
          <table:table-cell office:value-type="float" office:value="0.0455262561605936" calcext:value-type="float">
            <text:p>0,04552625616059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888888888889" calcext:value-type="float">
            <text:p>0,018888888888889</text:p>
          </table:table-cell>
          <table:table-cell office:value-type="float" office:value="0.0054251358292149" calcext:value-type="float">
            <text:p>0,00542513582921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264999999999997" calcext:value-type="float">
            <text:p>0,0265</text:p>
          </table:table-cell>
          <table:table-cell office:value-type="float" office:value="0.048194916744404" calcext:value-type="float">
            <text:p>0,048194916744404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0.0156363636363636" calcext:value-type="float">
            <text:p>-0,015636363636364</text:p>
          </table:table-cell>
          <table:table-cell office:value-type="float" office:value="0.050623876377695" calcext:value-type="float">
            <text:p>0,050623876377695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0.647058823529412" calcext:value-type="float">
            <text:p>0,64705882352941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0.00457142857142877" calcext:value-type="float">
            <text:p>-0,004571428571429</text:p>
          </table:table-cell>
          <table:table-cell office:value-type="float" office:value="0.0177511137908676" calcext:value-type="float">
            <text:p>0,01775111379086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274285714285715" calcext:value-type="float">
            <text:p>0,027428571428572</text:p>
          </table:table-cell>
          <table:table-cell office:value-type="float" office:value="0.00972268544409917" calcext:value-type="float">
            <text:p>0,00972268544409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70909090909091" calcext:value-type="float">
            <text:p>0,017090909090909</text:p>
          </table:table-cell>
          <table:table-cell office:value-type="float" office:value="0.00156405913946227" calcext:value-type="float">
            <text:p>0,001564059139462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274999999999999" calcext:value-type="float">
            <text:p>0,0275</text:p>
          </table:table-cell>
          <table:table-cell office:value-type="float" office:value="0.0248746859276656" calcext:value-type="float">
            <text:p>0,024874685927666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0439999999999992" calcext:value-type="float">
            <text:p>0,0044</text:p>
          </table:table-cell>
          <table:table-cell office:value-type="float" office:value="0.0101508620323597" calcext:value-type="float">
            <text:p>0,01015086203236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02499999999998" calcext:value-type="float">
            <text:p>0,01025</text:p>
          </table:table-cell>
          <table:table-cell office:value-type="float" office:value="0.00338193731461727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095384615384616" calcext:value-type="float">
            <text:p>0,009538461538462</text:p>
          </table:table-cell>
          <table:table-cell office:value-type="float" office:value="0.0378755358116258" calcext:value-type="float">
            <text:p>0,037875535811626</text:p>
          </table:table-cell>
          <table:table-cell office:value-type="float" office:value="0.481481481481482" calcext:value-type="float">
            <text:p>0,481481481481482</text:p>
          </table:table-cell>
          <table:table-cell office:value-type="float" office:value="0.764705882352941" calcext:value-type="float">
            <text:p>0,76470588235294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688571428571427" calcext:value-type="float">
            <text:p>0,068857142857143</text:p>
          </table:table-cell>
          <table:table-cell office:value-type="float" office:value="0.0061278887398651" calcext:value-type="float">
            <text:p>0,006127888739865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464344699549805" calcext:value-type="float">
            <text:p>0,046434469954981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0.0481818181818182" calcext:value-type="float">
            <text:p>-0,048181818181818</text:p>
          </table:table-cell>
          <table:table-cell office:value-type="float" office:value="0.01665597453178" calcext:value-type="float">
            <text:p>0,01665597453178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647058823529412" calcext:value-type="float">
            <text:p>0,64705882352941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0195000000000001" calcext:value-type="float">
            <text:p>-0,0195</text:p>
          </table:table-cell>
          <table:table-cell office:value-type="float" office:value="0.0446402284940387" calcext:value-type="float">
            <text:p>0,044640228494039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719999999999987" calcext:value-type="float">
            <text:p>0,0072</text:p>
          </table:table-cell>
          <table:table-cell office:value-type="float" office:value="0.0287777691977681" calcext:value-type="float">
            <text:p>0,028777769197768</text:p>
          </table:table-cell>
          <table:table-cell office:value-type="float" office:value="0.344827586206897" calcext:value-type="float">
            <text:p>0,344827586206897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0.0350769230769229" calcext:value-type="float">
            <text:p>-0,035076923076923</text:p>
          </table:table-cell>
          <table:table-cell office:value-type="float" office:value="0.0430213927794809" calcext:value-type="float">
            <text:p>0,043021392779481</text:p>
          </table:table-cell>
          <table:table-cell office:value-type="float" office:value="0.464285714285714" calcext:value-type="float">
            <text:p>0,464285714285714</text:p>
          </table:table-cell>
          <table:table-cell office:value-type="float" office:value="0.928571428571429" calcext:value-type="float">
            <text:p>0,92857142857142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0178333333333331" calcext:value-type="float">
            <text:p>0,017833333333333</text:p>
          </table:table-cell>
          <table:table-cell office:value-type="float" office:value="0.0170774380071746" calcext:value-type="float">
            <text:p>0,017077438007175</text:p>
          </table:table-cell>
          <table:table-cell office:value-type="float" office:value="0.48" calcext:value-type="float">
            <text:p>0,48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200000000000008" calcext:value-type="float">
            <text:p>0,002</text:p>
          </table:table-cell>
          <table:table-cell office:value-type="float" office:value="0.080016664930917" calcext:value-type="float">
            <text:p>0,080016664930917</text:p>
          </table:table-cell>
          <table:table-cell office:value-type="float" office:value="0.2" calcext:value-type="float">
            <text:p>0,2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0.0215" calcext:value-type="float">
            <text:p>-0,0215</text:p>
          </table:table-cell>
          <table:table-cell office:value-type="float" office:value="0.0479105068504462" calcext:value-type="float">
            <text:p>0,047910506850446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923076923076923" calcext:value-type="float">
            <text:p>0,923076923076923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99999999999997" calcext:value-type="float">
            <text:p>0,002</text:p>
          </table:table-cell>
          <table:table-cell office:value-type="float" office:value="0.0075592894601845" calcext:value-type="float">
            <text:p>0,0075592894601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-0.0193333333333333" calcext:value-type="float">
            <text:p>-0,019333333333333</text:p>
          </table:table-cell>
          <table:table-cell office:value-type="float" office:value="0.00543650214343327" calcext:value-type="float">
            <text:p>0,005436502143433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6666666666666" calcext:value-type="float">
            <text:p>0,013666666666667</text:p>
          </table:table-cell>
          <table:table-cell office:value-type="float" office:value="0.0046785562825394" calcext:value-type="float">
            <text:p>0,004678556282539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00666666666666673" calcext:value-type="float">
            <text:p>-0,006666666666667</text:p>
          </table:table-cell>
          <table:table-cell office:value-type="float" office:value="0.00339934634239507" calcext:value-type="float">
            <text:p>0,003399346342395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123333333333332" calcext:value-type="float">
            <text:p>0,012333333333333</text:p>
          </table:table-cell>
          <table:table-cell office:value-type="float" office:value="0.00197202659436652" calcext:value-type="float">
            <text:p>0,001972026594367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42857142857131" calcext:value-type="float">
            <text:p>0,003428571428571</text:p>
          </table:table-cell>
          <table:table-cell office:value-type="float" office:value="0.00139970842444748" calcext:value-type="float">
            <text:p>0,001399708424447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34285714285713" calcext:value-type="float">
            <text:p>0,013428571428571</text:p>
          </table:table-cell>
          <table:table-cell office:value-type="float" office:value="0.00486553896169319" calcext:value-type="float">
            <text:p>0,004865538961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0.0157142857142856" calcext:value-type="float">
            <text:p>-0,015714285714286</text:p>
          </table:table-cell>
          <table:table-cell office:value-type="float" office:value="0.0586459456294766" calcext:value-type="float">
            <text:p>0,05864594562947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CGPU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559999999999987" calcext:value-type="float">
            <text:p>0,0056</text:p>
          </table:table-cell>
          <table:table-cell office:value-type="float" office:value="0.0509389176694335" calcext:value-type="float">
            <text:p>0,050938917669434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882352941176471" calcext:value-type="float">
            <text:p>0,88235294117647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39999999999995" calcext:value-type="float">
            <text:p>0,004</text:p>
          </table:table-cell>
          <table:table-cell office:value-type="float" office:value="0.0222453847540819" calcext:value-type="float">
            <text:p>0,02224538475408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74999999999995" calcext:value-type="float">
            <text:p>0,00775</text:p>
          </table:table-cell>
          <table:table-cell office:value-type="float" office:value="0.00119895788082817" calcext:value-type="float">
            <text:p>0,00119895788082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000666666666666519" calcext:value-type="float">
            <text:p>-0,000666666666667</text:p>
          </table:table-cell>
          <table:table-cell office:value-type="float" office:value="0.0178387842136794" calcext:value-type="float">
            <text:p>0,017838784213679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0215999999999999" calcext:value-type="float">
            <text:p>-0,0216</text:p>
          </table:table-cell>
          <table:table-cell office:value-type="float" office:value="0.027695486996982" calcext:value-type="float">
            <text:p>0,027695486996982</text:p>
          </table:table-cell>
          <table:table-cell office:value-type="float" office:value="0.294117647058824" calcext:value-type="float">
            <text:p>0,294117647058824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0.0462857142857142" calcext:value-type="float">
            <text:p>-0,046285714285714</text:p>
          </table:table-cell>
          <table:table-cell office:value-type="float" office:value="0.0502840908828862" calcext:value-type="float">
            <text:p>0,050284090882886</text:p>
          </table:table-cell>
          <table:table-cell office:value-type="float" office:value="0.28" calcext:value-type="float">
            <text:p>0,2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CGP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40000000000005" calcext:value-type="float">
            <text:p>0,074000000000001</text:p>
          </table:table-cell>
          <table:table-cell office:value-type="float" office:value="0.00799999999999979" calcext:value-type="float">
            <text:p>0,00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03333333333332" calcext:value-type="float">
            <text:p>0,010333333333333</text:p>
          </table:table-cell>
          <table:table-cell office:value-type="float" office:value="0.00292498812913052" calcext:value-type="float">
            <text:p>0,00292498812913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085714285714287" calcext:value-type="float">
            <text:p>-0,008571428571429</text:p>
          </table:table-cell>
          <table:table-cell office:value-type="float" office:value="0.00277010277566659" calcext:value-type="float">
            <text:p>0,002770102775667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0.0509999999999998" calcext:value-type="float">
            <text:p>-0,051</text:p>
          </table:table-cell>
          <table:table-cell office:value-type="float" office:value="0.0445982062419555" calcext:value-type="float">
            <text:p>0,044598206241956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0742857142857156" calcext:value-type="float">
            <text:p>0,007428571428572</text:p>
          </table:table-cell>
          <table:table-cell office:value-type="float" office:value="0.00839825054668521" calcext:value-type="float">
            <text:p>0,0083982505466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305000000000001" calcext:value-type="float">
            <text:p>-0,0305</text:p>
          </table:table-cell>
          <table:table-cell office:value-type="float" office:value="0.0335372926754678" calcext:value-type="float">
            <text:p>0,033537292675468</text:p>
          </table:table-cell>
          <table:table-cell office:value-type="float" office:value="0.363636363636364" calcext:value-type="float">
            <text:p>0,3636363636363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266666666666697" calcext:value-type="float">
            <text:p>0,002666666666667</text:p>
          </table:table-cell>
          <table:table-cell office:value-type="float" office:value="0.0433999487966926" calcext:value-type="float">
            <text:p>0,043399948796693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0.0128000000000001" calcext:value-type="float">
            <text:p>-0,0128</text:p>
          </table:table-cell>
          <table:table-cell office:value-type="float" office:value="0.0458100425671051" calcext:value-type="float">
            <text:p>0,04581004256710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24999999999987" calcext:value-type="float">
            <text:p>0,00725</text:p>
          </table:table-cell>
          <table:table-cell office:value-type="float" office:value="0.000968245836552034" calcext:value-type="float">
            <text:p>0,00096824583655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113333333333332" calcext:value-type="float">
            <text:p>0,011333333333333</text:p>
          </table:table-cell>
          <table:table-cell office:value-type="float" office:value="0.00442216638714053" calcext:value-type="float">
            <text:p>0,004422166387141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923076923076923" calcext:value-type="float">
            <text:p>0,92307692307692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0150000000000006" calcext:value-type="float">
            <text:p>-0,0015</text:p>
          </table:table-cell>
          <table:table-cell office:value-type="float" office:value="0.00370809924354781" calcext:value-type="float">
            <text:p>0,00370809924354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00000000000007" calcext:value-type="float">
            <text:p>0,006</text:p>
          </table:table-cell>
          <table:table-cell office:value-type="float" office:value="0.0393954312071845" calcext:value-type="float">
            <text:p>0,0393954312071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0.000888888888888692" calcext:value-type="float">
            <text:p>-0,000888888888889</text:p>
          </table:table-cell>
          <table:table-cell office:value-type="float" office:value="0.00647120879047154" calcext:value-type="float">
            <text:p>0,00647120879047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939999999999981" calcext:value-type="float">
            <text:p>0,0094</text:p>
          </table:table-cell>
          <table:table-cell office:value-type="float" office:value="0.00200997512422408" calcext:value-type="float">
            <text:p>0,002009975124224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599999999999997" calcext:value-type="float">
            <text:p>0,006</text:p>
          </table:table-cell>
          <table:table-cell office:value-type="float" office:value="0.00512695955569308" calcext:value-type="float">
            <text:p>0,005126959555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42222222222222" calcext:value-type="float">
            <text:p>0,004222222222222</text:p>
          </table:table-cell>
          <table:table-cell office:value-type="float" office:value="0.00257240820062" calcext:value-type="float">
            <text:p>0,0025724082006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18181818181818" calcext:value-type="float">
            <text:p>0,011818181818182</text:p>
          </table:table-cell>
          <table:table-cell office:value-type="float" office:value="0.0026222191094285" calcext:value-type="float">
            <text:p>0,00262221910942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025" calcext:value-type="float">
            <text:p>0,01025</text:p>
          </table:table-cell>
          <table:table-cell office:value-type="float" office:value="0.00717199414389052" calcext:value-type="float">
            <text:p>0,007171994143891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075" calcext:value-type="float">
            <text:p>0,01075</text:p>
          </table:table-cell>
          <table:table-cell office:value-type="float" office:value="0.00171391365010022" calcext:value-type="float">
            <text:p>0,0017139136501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971428571428572" calcext:value-type="float">
            <text:p>0,009714285714286</text:p>
          </table:table-cell>
          <table:table-cell office:value-type="float" office:value="0.00224971653543189" calcext:value-type="float">
            <text:p>0,0022497165354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96" calcext:value-type="float">
            <text:p>0,006857142857143</text:p>
          </table:table-cell>
          <table:table-cell office:value-type="float" office:value="0.00335638289270601" calcext:value-type="float">
            <text:p>0,0033563828927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00000000000001" calcext:value-type="float">
            <text:p>0,01</text:p>
          </table:table-cell>
          <table:table-cell office:value-type="float" office:value="0.00352766841475268" calcext:value-type="float">
            <text:p>0,00352766841475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249999999999997" calcext:value-type="float">
            <text:p>0,0025</text:p>
          </table:table-cell>
          <table:table-cell office:value-type="float" office:value="0.0013228756555323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57142857142861" calcext:value-type="float">
            <text:p>0,006571428571429</text:p>
          </table:table-cell>
          <table:table-cell office:value-type="float" office:value="0.00410077145554495" calcext:value-type="float">
            <text:p>0,004100771455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577777777777768" calcext:value-type="float">
            <text:p>0,005777777777778</text:p>
          </table:table-cell>
          <table:table-cell office:value-type="float" office:value="0.00802465337123019" calcext:value-type="float">
            <text:p>0,0080246533712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949999999999995" calcext:value-type="float">
            <text:p>0,0095</text:p>
          </table:table-cell>
          <table:table-cell office:value-type="float" office:value="0.0038405728739343" calcext:value-type="float">
            <text:p>0,00384057287393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28571428571428" calcext:value-type="float">
            <text:p>0,012857142857143</text:p>
          </table:table-cell>
          <table:table-cell office:value-type="float" office:value="0.00258725289661068" calcext:value-type="float">
            <text:p>0,0025872528966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77499999999999" calcext:value-type="float">
            <text:p>0,00775</text:p>
          </table:table-cell>
          <table:table-cell office:value-type="float" office:value="0.0029047375096554" calcext:value-type="float">
            <text:p>0,002904737509655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71428571428584" calcext:value-type="float">
            <text:p>0,003714285714286</text:p>
          </table:table-cell>
          <table:table-cell office:value-type="float" office:value="0.00391751691451503" calcext:value-type="float">
            <text:p>0,00391751691451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399999999999997" calcext:value-type="float">
            <text:p>0,004</text:p>
          </table:table-cell>
          <table:table-cell office:value-type="float" office:value="0.00230940107675835" calcext:value-type="float">
            <text:p>0,00230940107675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0000000000001" calcext:value-type="float">
            <text:p>0,013</text:p>
          </table:table-cell>
          <table:table-cell office:value-type="float" office:value="0.00191485421551231" calcext:value-type="float">
            <text:p>0,00191485421551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17142857142855" calcext:value-type="float">
            <text:p>0,031714285714286</text:p>
          </table:table-cell>
          <table:table-cell office:value-type="float" office:value="0.00654029893843414" calcext:value-type="float">
            <text:p>0,00654029893843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74999999999998" calcext:value-type="float">
            <text:p>0,00675</text:p>
          </table:table-cell>
          <table:table-cell office:value-type="float" office:value="0.0013919410907076" calcext:value-type="float">
            <text:p>0,00139194109070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CGP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29999999999999" calcext:value-type="float">
            <text:p>0,013</text:p>
          </table:table-cell>
          <table:table-cell office:value-type="float" office:value="0.00099999999999989" calcext:value-type="float">
            <text:p>0,001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31428571428571" calcext:value-type="float">
            <text:p>0,013142857142857</text:p>
          </table:table-cell>
          <table:table-cell office:value-type="float" office:value="0.00574278606921198" calcext:value-type="float">
            <text:p>0,00574278606921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133333333333324" calcext:value-type="float">
            <text:p>0,001333333333333</text:p>
          </table:table-cell>
          <table:table-cell office:value-type="float" office:value="0.000942809041581994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244444444444442" calcext:value-type="float">
            <text:p>0,002444444444444</text:p>
          </table:table-cell>
          <table:table-cell office:value-type="float" office:value="0.00913006159296625" calcext:value-type="float">
            <text:p>0,009130061592966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74165738677409" calcext:value-type="float">
            <text:p>0,00374165738677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0.0149999999999999" calcext:value-type="float">
            <text:p>-0,015</text:p>
          </table:table-cell>
          <table:table-cell office:value-type="float" office:value="0.0113578166916006" calcext:value-type="float">
            <text:p>0,011357816691601</text:p>
          </table:table-cell>
          <table:table-cell office:value-type="float" office:value="0.32" calcext:value-type="float">
            <text:p>0,32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28571428571439" calcext:value-type="float">
            <text:p>0,006285714285714</text:p>
          </table:table-cell>
          <table:table-cell office:value-type="float" office:value="0.00328260722659331" calcext:value-type="float">
            <text:p>0,0032826072265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450000000000003" calcext:value-type="float">
            <text:p>0,0045</text:p>
          </table:table-cell>
          <table:table-cell office:value-type="float" office:value="0.0013228756555324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28571428571426" calcext:value-type="float">
            <text:p>0,006285714285714</text:p>
          </table:table-cell>
          <table:table-cell office:value-type="float" office:value="0.00291372543633874" calcext:value-type="float">
            <text:p>0,00291372543633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466666666666682" calcext:value-type="float">
            <text:p>0,004666666666667</text:p>
          </table:table-cell>
          <table:table-cell office:value-type="float" office:value="0.00689605362185908" calcext:value-type="float">
            <text:p>0,006896053621859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73333333333332" calcext:value-type="float">
            <text:p>0,017333333333333</text:p>
          </table:table-cell>
          <table:table-cell office:value-type="float" office:value="0.00339934634239525" calcext:value-type="float">
            <text:p>0,00339934634239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4999999999999" calcext:value-type="float">
            <text:p>0,0065</text:p>
          </table:table-cell>
          <table:table-cell office:value-type="float" office:value="0.00312249899919918" calcext:value-type="float">
            <text:p>0,003122498999199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900000000000004" calcext:value-type="float">
            <text:p>0,009</text:p>
          </table:table-cell>
          <table:table-cell office:value-type="float" office:value="0.00251661147842366" calcext:value-type="float">
            <text:p>0,002516611478424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69090909090908" calcext:value-type="float">
            <text:p>0,016909090909091</text:p>
          </table:table-cell>
          <table:table-cell office:value-type="float" office:value="0.0321967094463637" calcext:value-type="float">
            <text:p>0,032196709446364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914285714285702" calcext:value-type="float">
            <text:p>0,009142857142857</text:p>
          </table:table-cell>
          <table:table-cell office:value-type="float" office:value="0.000989743318610678" calcext:value-type="float">
            <text:p>0,0009897433186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249999999999989" calcext:value-type="float">
            <text:p>0,0025</text:p>
          </table:table-cell>
          <table:table-cell office:value-type="float" office:value="0.00239791576165638" calcext:value-type="float">
            <text:p>0,002397915761656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31428571428572" calcext:value-type="float">
            <text:p>0,013142857142857</text:p>
          </table:table-cell>
          <table:table-cell office:value-type="float" office:value="0.00299659670905762" calcext:value-type="float">
            <text:p>0,00299659670905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CGPU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66000000000001" calcext:value-type="float">
            <text:p>0,0066</text:p>
          </table:table-cell>
          <table:table-cell office:value-type="float" office:value="0.000916515138991111" calcext:value-type="float">
            <text:p>0,000916515138991</text:p>
          </table:table-cell>
          <table:table-cell office:value-type="float" office:value="0.303030303030303" calcext:value-type="float">
            <text:p>0,30303030303030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527272727272722" calcext:value-type="float">
            <text:p>0,005272727272727</text:p>
          </table:table-cell>
          <table:table-cell office:value-type="float" office:value="0.00437120555642616" calcext:value-type="float">
            <text:p>0,004371205556426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20000000000001" calcext:value-type="float">
            <text:p>0,012</text:p>
          </table:table-cell>
          <table:table-cell office:value-type="float" office:value="0.00565685424949209" calcext:value-type="float">
            <text:p>0,00565685424949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15555555555556" calcext:value-type="float">
            <text:p>0,031555555555556</text:p>
          </table:table-cell>
          <table:table-cell office:value-type="float" office:value="0.0160493067424604" calcext:value-type="float">
            <text:p>0,01604930674246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05714285714286" calcext:value-type="float">
            <text:p>0,010571428571429</text:p>
          </table:table-cell>
          <table:table-cell office:value-type="float" office:value="0.00509501557146501" calcext:value-type="float">
            <text:p>0,00509501557146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545454545454544" calcext:value-type="float">
            <text:p>0,005454545454545</text:p>
          </table:table-cell>
          <table:table-cell office:value-type="float" office:value="0.00227090836305403" calcext:value-type="float">
            <text:p>0,002270908363054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799999999999983" calcext:value-type="float">
            <text:p>0,008</text:p>
          </table:table-cell>
          <table:table-cell office:value-type="float" office:value="0.0113137084989847" calcext:value-type="float">
            <text:p>0,011313708498985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25000000000003" calcext:value-type="float">
            <text:p>0,00325</text:p>
          </table:table-cell>
          <table:table-cell office:value-type="float" office:value="0.00499374608885968" calcext:value-type="float">
            <text:p>0,00499374608886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136666666666669" calcext:value-type="float">
            <text:p>0,013666666666667</text:p>
          </table:table-cell>
          <table:table-cell office:value-type="float" office:value="0.0017950549357115" calcext:value-type="float">
            <text:p>0,001795054935712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519999999999987" calcext:value-type="float">
            <text:p>0,0052</text:p>
          </table:table-cell>
          <table:table-cell office:value-type="float" office:value="0.0067052218456961" calcext:value-type="float">
            <text:p>0,006705221845696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500000000000012" calcext:value-type="float">
            <text:p>0,005</text:p>
          </table:table-cell>
          <table:table-cell office:value-type="float" office:value="0.00173205080756881" calcext:value-type="float">
            <text:p>0,001732050807569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338461538461551" calcext:value-type="float">
            <text:p>0,003384615384616</text:p>
          </table:table-cell>
          <table:table-cell office:value-type="float" office:value="0.00336357093985788" calcext:value-type="float">
            <text:p>0,003363570939858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485714285714277" calcext:value-type="float">
            <text:p>0,004857142857143</text:p>
          </table:table-cell>
          <table:table-cell office:value-type="float" office:value="0.00522161910928505" calcext:value-type="float">
            <text:p>0,0052216191092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74545454545456" calcext:value-type="float">
            <text:p>0,017454545454546</text:p>
          </table:table-cell>
          <table:table-cell office:value-type="float" office:value="0.0120027545047993" calcext:value-type="float">
            <text:p>0,01200275450479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5714285714287" calcext:value-type="float">
            <text:p>0,006571428571429</text:p>
          </table:table-cell>
          <table:table-cell office:value-type="float" office:value="0.000903507902905172" calcext:value-type="float">
            <text:p>0,00090350790290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00285714285714191" calcext:value-type="float">
            <text:p>-0,000285714285714</text:p>
          </table:table-cell>
          <table:table-cell office:value-type="float" office:value="0.00781416818924386" calcext:value-type="float">
            <text:p>0,00781416818924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74999999999992" calcext:value-type="float">
            <text:p>0,00775</text:p>
          </table:table-cell>
          <table:table-cell office:value-type="float" office:value="0.00233184476327222" calcext:value-type="float">
            <text:p>0,00233184476327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428571428571432" calcext:value-type="float">
            <text:p>0,004285714285714</text:p>
          </table:table-cell>
          <table:table-cell office:value-type="float" office:value="0.0147135922166671" calcext:value-type="float">
            <text:p>0,0147135922166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850000000000001" calcext:value-type="float">
            <text:p>0,0085</text:p>
          </table:table-cell>
          <table:table-cell office:value-type="float" office:value="0.0019364916731036" calcext:value-type="float">
            <text:p>0,00193649167310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600000000000003" calcext:value-type="float">
            <text:p>0,006</text:p>
          </table:table-cell>
          <table:table-cell office:value-type="float" office:value="0.00864098759787718" calcext:value-type="float">
            <text:p>0,008640987597877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79999999999991" calcext:value-type="float">
            <text:p>0,0018</text:p>
          </table:table-cell>
          <table:table-cell office:value-type="float" office:value="0.0042379240200834" calcext:value-type="float">
            <text:p>0,004237924020083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599999999999985" calcext:value-type="float">
            <text:p>0,006</text:p>
          </table:table-cell>
          <table:table-cell office:value-type="float" office:value="0.00185164019954524" calcext:value-type="float">
            <text:p>0,001851640199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42857142857146" calcext:value-type="float">
            <text:p>0,001428571428571</text:p>
          </table:table-cell>
          <table:table-cell office:value-type="float" office:value="0.00176126114370551" calcext:value-type="float">
            <text:p>0,0017612611437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575000000000006" calcext:value-type="float">
            <text:p>0,00575</text:p>
          </table:table-cell>
          <table:table-cell office:value-type="float" office:value="0.00338193731461711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</table:table>
      <table:table table:name="Arkusz4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-p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Delin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-0.0313806380638057" calcext:value-type="float">
            <text:p>-0,031380638063806</text:p>
          </table:table-cell>
          <table:table-cell office:value-type="float" office:value="0.0409099689363776" calcext:value-type="float">
            <text:p>0,040909968936378</text:p>
          </table:table-cell>
          <table:table-cell office:value-type="float" office:value="0.759398496240602" calcext:value-type="float">
            <text:p>0,7593984962406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nowej baz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-pd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Delin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-0.0232770745428977" calcext:value-type="float">
            <text:p>-0,023277074542898</text:p>
          </table:table-cell>
          <table:table-cell office:value-type="float" office:value="0.0469812745060965" calcext:value-type="float">
            <text:p>0,046981274506097</text:p>
          </table:table-cell>
          <table:table-cell office:value-type="float" office:value="0.975308641975309" calcext:value-type="float">
            <text:p>0,975308641975309</text:p>
          </table:table-cell>
          <table:table-cell office:value-type="float" office:value="0.731481481481482" calcext:value-type="float">
            <text:p>0,731481481481482</text:p>
          </table:table-cell>
          <table:table-cell table:number-columns-repeated="2"/>
          <table:table-cell office:value-type="string" calcext:value-type="string">
            <text:p>BUT-PDB D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-p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Delin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-p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Delin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0.0674731182795706" calcext:value-type="float">
            <text:p>-0,067473118279571</text:p>
          </table:table-cell>
          <table:table-cell office:value-type="float" office:value="0.0297439754615619" calcext:value-type="float">
            <text:p>0,029743975461562</text:p>
          </table:table-cell>
          <table:table-cell office:value-type="float" office:value="0.269565217391304" calcext:value-type="float">
            <text:p>0,269565217391304</text:p>
          </table:table-cell>
          <table:table-cell office:value-type="float" office:value="0.837837837837838" calcext:value-type="float">
            <text:p>0,83783783783783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-p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Delin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0.0719696969696973" calcext:value-type="float">
            <text:p>-0,071969696969697</text:p>
          </table:table-cell>
          <table:table-cell office:value-type="float" office:value="0.0471769620513342" calcext:value-type="float">
            <text:p>0,047176962051334</text:p>
          </table:table-cell>
          <table:table-cell office:value-type="float" office:value="0.079136690647482" calcext:value-type="float">
            <text:p>0,079136690647482</text:p>
          </table:table-cell>
          <table:table-cell office:value-type="float" office:value="0.578947368421053" calcext:value-type="float">
            <text:p>0,578947368421053</text:p>
          </table:table-cell>
          <table:table-cell table:number-columns-repeated="5"/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-pd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Delin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.0130208333333342" calcext:value-type="float">
            <text:p>0,013020833333334</text:p>
          </table:table-cell>
          <table:table-cell office:value-type="float" office:value="0.0322183119933458" calcext:value-type="float">
            <text:p>0,032218311993346</text:p>
          </table:table-cell>
          <table:table-cell office:value-type="float" office:value="0.492307692307692" calcext:value-type="float">
            <text:p>0,49230769230769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5"/>
          <table:table-cell table:formula="of:=SUM([.J2:.J51])/100" office:value-type="float" office:value="0.169853343064004" calcext:value-type="float">
            <text:p>0,169853343064004</text:p>
          </table:table-cell>
          <table:table-cell table:formula="of:=SUM([.K2:.K51])/100" office:value-type="float" office:value="0.240545228431298" calcext:value-type="float">
            <text:p>0,240545228431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-pd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Delin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0.00700757575757488" calcext:value-type="float">
            <text:p>0,007007575757575</text:p>
          </table:table-cell>
          <table:table-cell office:value-type="float" office:value="0.0226326417944165" calcext:value-type="float">
            <text:p>0,022632641794417</text:p>
          </table:table-cell>
          <table:table-cell office:value-type="float" office:value="0.814814814814815" calcext:value-type="float">
            <text:p>0,814814814814815</text:p>
          </table:table-cell>
          <table:table-cell office:value-type="float" office:value="0.419047619047619" calcext:value-type="float">
            <text:p>0,41904761904761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-pd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-pd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0.105555555555554" calcext:value-type="float">
            <text:p>-0,105555555555554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6667" calcext:value-type="float">
            <text:p>0,041666666666667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-p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TDelin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-0.00962849352419907" calcext:value-type="float">
            <text:p>-0,009628493524199</text:p>
          </table:table-cell>
          <table:table-cell office:value-type="float" office:value="0.0519841144997425" calcext:value-type="float">
            <text:p>0,051984114499743</text:p>
          </table:table-cell>
          <table:table-cell office:value-type="float" office:value="0.890710382513661" calcext:value-type="float">
            <text:p>0,890710382513661</text:p>
          </table:table-cell>
          <table:table-cell office:value-type="float" office:value="0.953216374269006" calcext:value-type="float">
            <text:p>0,95321637426900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t-pd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TDelin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-0.0706714383094752" calcext:value-type="float">
            <text:p>-0,070671438309475</text:p>
          </table:table-cell>
          <table:table-cell office:value-type="float" office:value="0.029770223455728" calcext:value-type="float">
            <text:p>0,029770223455728</text:p>
          </table:table-cell>
          <table:table-cell office:value-type="float" office:value="0.900552486187845" calcext:value-type="float">
            <text:p>0,900552486187845</text:p>
          </table:table-cell>
          <table:table-cell office:value-type="float" office:value="0.876344086021505" calcext:value-type="float">
            <text:p>0,87634408602150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t-pd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TDelin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-0.0104866494401379" calcext:value-type="float">
            <text:p>-0,010486649440138</text:p>
          </table:table-cell>
          <table:table-cell office:value-type="float" office:value="0.0396297105953558" calcext:value-type="float">
            <text:p>0,039629710595356</text:p>
          </table:table-cell>
          <table:table-cell office:value-type="float" office:value="1" calcext:value-type="float">
            <text:p>1</text:p>
          </table:table-cell>
          <table:table-cell office:value-type="float" office:value="0.992307692307692" calcext:value-type="float">
            <text:p>0,99230769230769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-pd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Delin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-0.026779026217228" calcext:value-type="float">
            <text:p>-0,026779026217228</text:p>
          </table:table-cell>
          <table:table-cell office:value-type="float" office:value="0.0369036885553" calcext:value-type="float">
            <text:p>0,0369036885553</text:p>
          </table:table-cell>
          <table:table-cell office:value-type="float" office:value="0.64963503649635" calcext:value-type="float">
            <text:p>0,6496350364963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t-pd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TDelin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-0.0460998877665539" calcext:value-type="float">
            <text:p>-0,046099887766554</text:p>
          </table:table-cell>
          <table:table-cell office:value-type="float" office:value="0.0272077287739695" calcext:value-type="float">
            <text:p>0,0272077287739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127659574468" calcext:value-type="float">
            <text:p>0,70212765957446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t-pd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Delin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-0.0625195618153365" calcext:value-type="float">
            <text:p>-0,062519561815337</text:p>
          </table:table-cell>
          <table:table-cell office:value-type="float" office:value="0.0280110441905215" calcext:value-type="float">
            <text:p>0,028011044190522</text:p>
          </table:table-cell>
          <table:table-cell office:value-type="float" office:value="1" calcext:value-type="float">
            <text:p>1</text:p>
          </table:table-cell>
          <table:table-cell office:value-type="float" office:value="0.739583333333333" calcext:value-type="float">
            <text:p>0,73958333333333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t-pd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TDelin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-0.0169384057971013" calcext:value-type="float">
            <text:p>-0,016938405797101</text:p>
          </table:table-cell>
          <table:table-cell office:value-type="float" office:value="0.0470354714883871" calcext:value-type="float">
            <text:p>0,047035471488387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t-pd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TDelin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-0.0269960079840319" calcext:value-type="float">
            <text:p>-0,026996007984032</text:p>
          </table:table-cell>
          <table:table-cell office:value-type="float" office:value="0.0620757101372706" calcext:value-type="float">
            <text:p>0,062075710137271</text:p>
          </table:table-cell>
          <table:table-cell office:value-type="float" office:value="0.976608187134503" calcext:value-type="float">
            <text:p>0,976608187134503</text:p>
          </table:table-cell>
          <table:table-cell office:value-type="float" office:value="0.988165680473373" calcext:value-type="float">
            <text:p>0,98816568047337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t-pd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TDelin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0547385620915046" calcext:value-type="float">
            <text:p>-0,054738562091505</text:p>
          </table:table-cell>
          <table:table-cell office:value-type="float" office:value="0.0366632587280688" calcext:value-type="float">
            <text:p>0,036663258728069</text:p>
          </table:table-cell>
          <table:table-cell office:value-type="float" office:value="0.126865671641791" calcext:value-type="float">
            <text:p>0,126865671641791</text:p>
          </table:table-cell>
          <table:table-cell office:value-type="float" office:value="0.944444444444444" calcext:value-type="float">
            <text:p>0,94444444444444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t-pd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-0.0249999999999998" calcext:value-type="float">
            <text:p>-0,025</text:p>
          </table:table-cell>
          <table:table-cell office:value-type="float" office:value="0.0505776364908368" calcext:value-type="float">
            <text:p>0,050577636490837</text:p>
          </table:table-cell>
          <table:table-cell office:value-type="float" office:value="0.425" calcext:value-type="float">
            <text:p>0,425</text:p>
          </table:table-cell>
          <table:table-cell office:value-type="float" office:value="0.548387096774194" calcext:value-type="float">
            <text:p>0,5483870967741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t-pd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TDelin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-0.0261158594491928" calcext:value-type="float">
            <text:p>-0,026115859449193</text:p>
          </table:table-cell>
          <table:table-cell office:value-type="float" office:value="0.0419781956826449" calcext:value-type="float">
            <text:p>0,041978195682645</text:p>
          </table:table-cell>
          <table:table-cell office:value-type="float" office:value="0.73125" calcext:value-type="float">
            <text:p>0,73125</text:p>
          </table:table-cell>
          <table:table-cell office:value-type="float" office:value="0.906976744186046" calcext:value-type="float">
            <text:p>0,90697674418604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t-p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t-pd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Delin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-0.0809523809523808" calcext:value-type="float">
            <text:p>-0,080952380952381</text:p>
          </table:table-cell>
          <table:table-cell office:value-type="float" office:value="0.0352229578049559" calcext:value-type="float">
            <text:p>0,035222957804956</text:p>
          </table:table-cell>
          <table:table-cell office:value-type="float" office:value="0.151079136690647" calcext:value-type="float">
            <text:p>0,151079136690647</text:p>
          </table:table-cell>
          <table:table-cell office:value-type="float" office:value="0.403846153846154" calcext:value-type="float">
            <text:p>0,40384615384615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t-pd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TDelin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-0.0443985307621676" calcext:value-type="float">
            <text:p>-0,044398530762168</text:p>
          </table:table-cell>
          <table:table-cell office:value-type="float" office:value="0.0213230130254981" calcext:value-type="float">
            <text:p>0,021323013025498</text:p>
          </table:table-cell>
          <table:table-cell office:value-type="float" office:value="1" calcext:value-type="float">
            <text:p>1</text:p>
          </table:table-cell>
          <table:table-cell office:value-type="float" office:value="0.983739837398374" calcext:value-type="float">
            <text:p>0,98373983739837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t-pd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TDelin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-0.083822222222222" calcext:value-type="float">
            <text:p>-0,083822222222222</text:p>
          </table:table-cell>
          <table:table-cell office:value-type="float" office:value="0.0177953524241939" calcext:value-type="float">
            <text:p>0,017795352424194</text:p>
          </table:table-cell>
          <table:table-cell table:number-columns-repeated="2" office:value-type="float" office:value="0.968992248062015" calcext:value-type="float">
            <text:p>0,9689922480620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t-pd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TDelin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-0.0585540838852096" calcext:value-type="float">
            <text:p>-0,05855408388521</text:p>
          </table:table-cell>
          <table:table-cell office:value-type="float" office:value="0.0266368394224052" calcext:value-type="float">
            <text:p>0,026636839422405</text:p>
          </table:table-cell>
          <table:table-cell office:value-type="float" office:value="0.955696202531646" calcext:value-type="float">
            <text:p>0,955696202531646</text:p>
          </table:table-cell>
          <table:table-cell office:value-type="float" office:value="0.993421052631579" calcext:value-type="float">
            <text:p>0,993421052631579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t-pd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TDelin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-0.0478395061728405" calcext:value-type="float">
            <text:p>-0,047839506172841</text:p>
          </table:table-cell>
          <table:table-cell office:value-type="float" office:value="0.063704481285329" calcext:value-type="float">
            <text:p>0,063704481285329</text:p>
          </table:table-cell>
          <table:table-cell office:value-type="float" office:value="0.0642857142857143" calcext:value-type="float">
            <text:p>0,06428571428571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t-pd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Delin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-0.0685990338164254" calcext:value-type="float">
            <text:p>-0,068599033816426</text:p>
          </table:table-cell>
          <table:table-cell office:value-type="float" office:value="0.0180613105397041" calcext:value-type="float">
            <text:p>0,018061310539704</text:p>
          </table:table-cell>
          <table:table-cell office:value-type="float" office:value="0.978723404255319" calcext:value-type="float">
            <text:p>0,978723404255319</text:p>
          </table:table-cell>
          <table:table-cell office:value-type="float" office:value="0.968421052631579" calcext:value-type="float">
            <text:p>0,96842105263157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t-pd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TDelin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0176900584795306" calcext:value-type="float">
            <text:p>0,017690058479531</text:p>
          </table:table-cell>
          <table:table-cell office:value-type="float" office:value="0.0382806499393063" calcext:value-type="float">
            <text:p>0,038280649939306</text:p>
          </table:table-cell>
          <table:table-cell office:value-type="float" office:value="0.163793103448276" calcext:value-type="float">
            <text:p>0,163793103448276</text:p>
          </table:table-cell>
          <table:table-cell office:value-type="float" office:value="0.904761904761905" calcext:value-type="float">
            <text:p>0,9047619047619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t-pd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TDelin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-0.0844771241830061" calcext:value-type="float">
            <text:p>-0,084477124183006</text:p>
          </table:table-cell>
          <table:table-cell office:value-type="float" office:value="0.0191991725760456" calcext:value-type="float">
            <text:p>0,019199172576046</text:p>
          </table:table-cell>
          <table:table-cell table:number-columns-repeated="2" office:value-type="float" office:value="0.858585858585859" calcext:value-type="float">
            <text:p>0,85858585858585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t-p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TDelin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365079365079371" calcext:value-type="float">
            <text:p>0,036507936507937</text:p>
          </table:table-cell>
          <table:table-cell office:value-type="float" office:value="0.0212292315477691" calcext:value-type="float">
            <text:p>0,021229231547769</text:p>
          </table:table-cell>
          <table:table-cell office:value-type="float" office:value="0.0777777777777778" calcext:value-type="float">
            <text:p>0,077777777777778</text:p>
          </table:table-cell>
          <table:table-cell office:value-type="float" office:value="0.875" calcext:value-type="float">
            <text:p>0,87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-pd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TDelin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-0.0568452380952383" calcext:value-type="float">
            <text:p>-0,056845238095238</text:p>
          </table:table-cell>
          <table:table-cell office:value-type="float" office:value="0.0273406290960926" calcext:value-type="float">
            <text:p>0,027340629096093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0.972222222222222" calcext:value-type="float">
            <text:p>0,97222222222222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t-pd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Delin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-0.0338593030900719" calcext:value-type="float">
            <text:p>-0,033859303090072</text:p>
          </table:table-cell>
          <table:table-cell office:value-type="float" office:value="0.0466614716573611" calcext:value-type="float">
            <text:p>0,046661471657361</text:p>
          </table:table-cell>
          <table:table-cell office:value-type="float" office:value="0.994117647058824" calcext:value-type="float">
            <text:p>0,994117647058824</text:p>
          </table:table-cell>
          <table:table-cell office:value-type="float" office:value="0.976878612716763" calcext:value-type="float">
            <text:p>0,97687861271676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t-pd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TDelin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048611111111109" calcext:value-type="float">
            <text:p>-0,048611111111109</text:p>
          </table:table-cell>
          <table:table-cell office:value-type="float" office:value="0.0435898745179873" calcext:value-type="float">
            <text:p>0,043589874517987</text:p>
          </table:table-cell>
          <table:table-cell office:value-type="float" office:value="0.125" calcext:value-type="float">
            <text:p>0,125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t-pd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TDelin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-0.0625645994832044" calcext:value-type="float">
            <text:p>-0,062564599483205</text:p>
          </table:table-cell>
          <table:table-cell office:value-type="float" office:value="0.0262251028457408" calcext:value-type="float">
            <text:p>0,026225102845741</text:p>
          </table:table-cell>
          <table:table-cell office:value-type="float" office:value="1" calcext:value-type="float">
            <text:p>1</text:p>
          </table:table-cell>
          <table:table-cell office:value-type="float" office:value="0.994219653179191" calcext:value-type="float">
            <text:p>0,99421965317919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t-pd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TDelin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-0.0380109383995397" calcext:value-type="float">
            <text:p>-0,03801093839954</text:p>
          </table:table-cell>
          <table:table-cell office:value-type="float" office:value="0.0337159722341938" calcext:value-type="float">
            <text:p>0,033715972234194</text:p>
          </table:table-cell>
          <table:table-cell office:value-type="float" office:value="0.932367149758454" calcext:value-type="float">
            <text:p>0,932367149758454</text:p>
          </table:table-cell>
          <table:table-cell office:value-type="float" office:value="0.979695431472081" calcext:value-type="float">
            <text:p>0,97969543147208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t-pd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TDelin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0.00513888888888923" calcext:value-type="float">
            <text:p>0,005138888888889</text:p>
          </table:table-cell>
          <table:table-cell office:value-type="float" office:value="0.0267726722119071" calcext:value-type="float">
            <text:p>0,026772672211907</text:p>
          </table:table-cell>
          <table:table-cell office:value-type="float" office:value="0.875912408759124" calcext:value-type="float">
            <text:p>0,875912408759124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t-pd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TDelin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-0.0851010101010106" calcext:value-type="float">
            <text:p>-0,085101010101011</text:p>
          </table:table-cell>
          <table:table-cell office:value-type="float" office:value="0.0256173146826486" calcext:value-type="float">
            <text:p>0,025617314682649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346456692913386" calcext:value-type="float">
            <text:p>0,34645669291338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t-pd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TDelin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-0.0125000000000002" calcext:value-type="float">
            <text:p>-0,0125</text:p>
          </table:table-cell>
          <table:table-cell office:value-type="float" office:value="0.044202725756424" calcext:value-type="float">
            <text:p>0,044202725756424</text:p>
          </table:table-cell>
          <table:table-cell office:value-type="float" office:value="0.850574712643678" calcext:value-type="float">
            <text:p>0,850574712643678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t-pd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TDelin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00846354166666667" calcext:value-type="float">
            <text:p>0,008463541666667</text:p>
          </table:table-cell>
          <table:table-cell office:value-type="float" office:value="0.0188577452577607" calcext:value-type="float">
            <text:p>0,018857745257761</text:p>
          </table:table-cell>
          <table:table-cell office:value-type="float" office:value="0.2" calcext:value-type="float">
            <text:p>0,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t-pd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TDelin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078125" calcext:value-type="float">
            <text:p>-0,078125</text:p>
          </table:table-cell>
          <table:table-cell office:value-type="float" office:value="0" calcext:value-type="float">
            <text:p>0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t-pd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t-pd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t-pd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TDelin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-0.0213815789473684" calcext:value-type="float">
            <text:p>-0,021381578947369</text:p>
          </table:table-cell>
          <table:table-cell office:value-type="float" office:value="0.0406220034053568" calcext:value-type="float">
            <text:p>0,040622003405357</text:p>
          </table:table-cell>
          <table:table-cell office:value-type="float" office:value="0.180952380952381" calcext:value-type="float">
            <text:p>0,180952380952381</text:p>
          </table:table-cell>
          <table:table-cell office:value-type="float" office:value="0.863636363636364" calcext:value-type="float">
            <text:p>0,8636363636363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t-pd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t-pd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TDelin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0.00111607142857143" calcext:value-type="float">
            <text:p>-0,001116071428571</text:p>
          </table:table-cell>
          <table:table-cell office:value-type="float" office:value="0.0594144270277061" calcext:value-type="float">
            <text:p>0,059414427027706</text:p>
          </table:table-cell>
          <table:table-cell office:value-type="float" office:value="0.0518518518518519" calcext:value-type="float">
            <text:p>0,051851851851852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t-p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t-pd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-0.0234375" calcext:value-type="float">
            <text:p>-0,0234375</text:p>
          </table:table-cell>
          <table:table-cell office:value-type="float" office:value="0.0606161398164713" calcext:value-type="float">
            <text:p>0,060616139816471</text:p>
          </table:table-cell>
          <table:table-cell office:value-type="float" office:value="0.27027027027027" calcext:value-type="float">
            <text:p>0,27027027027027</text:p>
          </table:table-cell>
          <table:table-cell office:value-type="float" office:value="0.24390243902439" calcext:value-type="float">
            <text:p>0,2439024390243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t-pd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t-pd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TDelin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0.0265625" calcext:value-type="float">
            <text:p>-0,0265625</text:p>
          </table:table-cell>
          <table:table-cell office:value-type="float" office:value="0.0440835499364559" calcext:value-type="float">
            <text:p>0,044083549936456</text:p>
          </table:table-cell>
          <table:table-cell office:value-type="float" office:value="0.0568181818181818" calcext:value-type="float">
            <text:p>0,056818181818182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t-pd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TDeli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5"/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-p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GPU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000364758698091817" calcext:value-type="float">
            <text:p>0,000364758698092</text:p>
          </table:table-cell>
          <table:table-cell office:value-type="float" office:value="0.0235392762945442" calcext:value-type="float">
            <text:p>0,023539276294544</text:p>
          </table:table-cell>
          <table:table-cell office:value-type="float" office:value="0.744360902255639" calcext:value-type="float">
            <text:p>0,744360902255639</text:p>
          </table:table-cell>
          <table:table-cell office:value-type="float" office:value="0.99" calcext:value-type="float">
            <text:p>0,99</text:p>
          </table:table-cell>
          <table:table-cell table:number-columns-repeated="5"/>
          <table:table-cell table:formula="of:=SUM([.J56:.J105])/100" office:value-type="float" office:value="0.414269891706229" calcext:value-type="float">
            <text:p>0,414269891706229</text:p>
          </table:table-cell>
          <table:table-cell table:formula="of:=SUM([.K56:.K105])/100" office:value-type="float" office:value="0.378920679080442" calcext:value-type="float">
            <text:p>0,37892067908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-pd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PU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0.0029581529581532" calcext:value-type="float">
            <text:p>0,002958152958153</text:p>
          </table:table-cell>
          <table:table-cell office:value-type="float" office:value="0.0186115023452751" calcext:value-type="float">
            <text:p>0,018611502345275</text:p>
          </table:table-cell>
          <table:table-cell office:value-type="float" office:value="0.950617283950617" calcext:value-type="float">
            <text:p>0,950617283950617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-p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GPU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-0.0166087962962964" calcext:value-type="float">
            <text:p>-0,016608796296297</text:p>
          </table:table-cell>
          <table:table-cell office:value-type="float" office:value="0.0466657351625695" calcext:value-type="float">
            <text:p>0,04666573516257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1063829787234" calcext:value-type="float">
            <text:p>0,510638297872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-p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PU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0.00342261904761898" calcext:value-type="float">
            <text:p>0,003422619047619</text:p>
          </table:table-cell>
          <table:table-cell office:value-type="float" office:value="0.0200514046142169" calcext:value-type="float">
            <text:p>0,020051404614217</text:p>
          </table:table-cell>
          <table:table-cell office:value-type="float" office:value="0.973913043478261" calcext:value-type="float">
            <text:p>0,973913043478261</text:p>
          </table:table-cell>
          <table:table-cell office:value-type="float" office:value="0.982456140350877" calcext:value-type="float">
            <text:p>0,98245614035087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-p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PU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0.0084208223972002" calcext:value-type="float">
            <text:p>0,0084208223972</text:p>
          </table:table-cell>
          <table:table-cell office:value-type="float" office:value="0.0267276047309819" calcext:value-type="float">
            <text:p>0,026727604730982</text:p>
          </table:table-cell>
          <table:table-cell office:value-type="float" office:value="0.913669064748201" calcext:value-type="float">
            <text:p>0,913669064748201</text:p>
          </table:table-cell>
          <table:table-cell office:value-type="float" office:value="0.984496124031008" calcext:value-type="float">
            <text:p>0,9844961240310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-pd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GPU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-0.00430107526881604" calcext:value-type="float">
            <text:p>-0,004301075268816</text:p>
          </table:table-cell>
          <table:table-cell office:value-type="float" office:value="0.0249734896245782" calcext:value-type="float">
            <text:p>0,024973489624578</text:p>
          </table:table-cell>
          <table:table-cell office:value-type="float" office:value="0.476923076923077" calcext:value-type="float">
            <text:p>0,476923076923077</text:p>
          </table:table-cell>
          <table:table-cell office:value-type="float" office:value="0.673913043478261" calcext:value-type="float">
            <text:p>0,67391304347826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-pd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GPU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-0.00381263616557787" calcext:value-type="float">
            <text:p>-0,003812636165578</text:p>
          </table:table-cell>
          <table:table-cell office:value-type="float" office:value="0.0245755593379623" calcext:value-type="float">
            <text:p>0,024575559337962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554347826086957" calcext:value-type="float">
            <text:p>0,55434782608695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-pd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GPU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-pd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.00370370370370245" calcext:value-type="float">
            <text:p>0,003703703703702</text:p>
          </table:table-cell>
          <table:table-cell office:value-type="float" office:value="0.0432081128387835" calcext:value-type="float">
            <text:p>0,043208112838784</text:p>
          </table:table-cell>
          <table:table-cell office:value-type="float" office:value="0.625" calcext:value-type="float">
            <text:p>0,625</text:p>
          </table:table-cell>
          <table:table-cell office:value-type="float" office:value="0.272727272727273" calcext:value-type="float">
            <text:p>0,27272727272727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-p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GPU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0.0103151397011046" calcext:value-type="float">
            <text:p>0,010315139701105</text:p>
          </table:table-cell>
          <table:table-cell office:value-type="float" office:value="0.0266494007012577" calcext:value-type="float">
            <text:p>0,026649400701258</text:p>
          </table:table-cell>
          <table:table-cell office:value-type="float" office:value="0.934426229508197" calcext:value-type="float">
            <text:p>0,934426229508197</text:p>
          </table:table-cell>
          <table:table-cell office:value-type="float" office:value="0.924324324324324" calcext:value-type="float">
            <text:p>0,92432432432432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t-pd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CGPU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0.000869025450030999" calcext:value-type="float">
            <text:p>0,000869025450031</text:p>
          </table:table-cell>
          <table:table-cell office:value-type="float" office:value="0.023799980756894" calcext:value-type="float">
            <text:p>0,023799980756894</text:p>
          </table:table-cell>
          <table:table-cell office:value-type="float" office:value="0.988950276243094" calcext:value-type="float">
            <text:p>0,988950276243094</text:p>
          </table:table-cell>
          <table:table-cell office:value-type="float" office:value="0.972826086956522" calcext:value-type="float">
            <text:p>0,97282608695652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t-pd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GPU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-0.00772090988626455" calcext:value-type="float">
            <text:p>-0,007720909886265</text:p>
          </table:table-cell>
          <table:table-cell office:value-type="float" office:value="0.0209613691356721" calcext:value-type="float">
            <text:p>0,020961369135672</text:p>
          </table:table-cell>
          <table:table-cell office:value-type="float" office:value="0.984496124031008" calcext:value-type="float">
            <text:p>0,98449612403100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-pd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CGPU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-0.000568181818181356" calcext:value-type="float">
            <text:p>-0,000568181818181</text:p>
          </table:table-cell>
          <table:table-cell office:value-type="float" office:value="0.0166832781848404" calcext:value-type="float">
            <text:p>0,01668327818484</text:p>
          </table:table-cell>
          <table:table-cell office:value-type="float" office:value="0.642335766423358" calcext:value-type="float">
            <text:p>0,64233576642335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t-pd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CGPU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0.00580632716049326" calcext:value-type="float">
            <text:p>0,005806327160493</text:p>
          </table:table-cell>
          <table:table-cell office:value-type="float" office:value="0.0163613796459121" calcext:value-type="float">
            <text:p>0,016361379645912</text:p>
          </table:table-cell>
          <table:table-cell office:value-type="float" office:value="1" calcext:value-type="float">
            <text:p>1</text:p>
          </table:table-cell>
          <table:table-cell office:value-type="float" office:value="0.972972972972973" calcext:value-type="float">
            <text:p>0,97297297297297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t-pd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GPU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0.0033730158730164" calcext:value-type="float">
            <text:p>0,003373015873016</text:p>
          </table:table-cell>
          <table:table-cell office:value-type="float" office:value="0.0147090601327011" calcext:value-type="float">
            <text:p>0,014709060132701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0.760869565217391" calcext:value-type="float">
            <text:p>0,76086956521739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t-pd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GPU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0.00368112014453498" calcext:value-type="float">
            <text:p>0,003681120144535</text:p>
          </table:table-cell>
          <table:table-cell office:value-type="float" office:value="0.0220080463023755" calcext:value-type="float">
            <text:p>0,022008046302376</text:p>
          </table:table-cell>
          <table:table-cell office:value-type="float" office:value="0.991935483870967" calcext:value-type="float">
            <text:p>0,99193548387096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t-pd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CGPU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0.00591715976331373" calcext:value-type="float">
            <text:p>0,005917159763314</text:p>
          </table:table-cell>
          <table:table-cell office:value-type="float" office:value="0.0248719564995651" calcext:value-type="float">
            <text:p>0,024871956499565</text:p>
          </table:table-cell>
          <table:table-cell office:value-type="float" office:value="0.988304093567252" calcext:value-type="float">
            <text:p>0,98830409356725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t-pd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GPU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-0.00445292620865153" calcext:value-type="float">
            <text:p>-0,004452926208652</text:p>
          </table:table-cell>
          <table:table-cell office:value-type="float" office:value="0.0273475576823673" calcext:value-type="float">
            <text:p>0,027347557682367</text:p>
          </table:table-cell>
          <table:table-cell office:value-type="float" office:value="0.977611940298508" calcext:value-type="float">
            <text:p>0,977611940298508</text:p>
          </table:table-cell>
          <table:table-cell office:value-type="float" office:value="0.984962406015038" calcext:value-type="float">
            <text:p>0,98496240601503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t-pd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00563725490196133" calcext:value-type="float">
            <text:p>0,005637254901961</text:p>
          </table:table-cell>
          <table:table-cell office:value-type="float" office:value="0.0165640261881295" calcext:value-type="float">
            <text:p>0,01656402618813</text:p>
          </table:table-cell>
          <table:table-cell office:value-type="float" office:value="0.85" calcext:value-type="float">
            <text:p>0,85</text:p>
          </table:table-cell>
          <table:table-cell office:value-type="float" office:value="0.708333333333333" calcext:value-type="float">
            <text:p>0,70833333333333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t-pd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GPU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0.00458057395143492" calcext:value-type="float">
            <text:p>0,004580573951435</text:p>
          </table:table-cell>
          <table:table-cell office:value-type="float" office:value="0.0193593710136602" calcext:value-type="float">
            <text:p>0,01935937101366</text:p>
          </table:table-cell>
          <table:table-cell office:value-type="float" office:value="0.94375" calcext:value-type="float">
            <text:p>0,94375</text:p>
          </table:table-cell>
          <table:table-cell office:value-type="float" office:value="0.932098765432099" calcext:value-type="float">
            <text:p>0,93209876543209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t-p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GPU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-0.0377919320594483" calcext:value-type="float">
            <text:p>-0,037791932059448</text:p>
          </table:table-cell>
          <table:table-cell office:value-type="float" office:value="0.0343667336194076" calcext:value-type="float">
            <text:p>0,034366733619408</text:p>
          </table:table-cell>
          <table:table-cell office:value-type="float" office:value="0.98125" calcext:value-type="float">
            <text:p>0,98125</text:p>
          </table:table-cell>
          <table:table-cell office:value-type="float" office:value="0.987421383647799" calcext:value-type="float">
            <text:p>0,98742138364779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t-pd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GPU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00444444444444384" calcext:value-type="float">
            <text:p>-0,004444444444444</text:p>
          </table:table-cell>
          <table:table-cell office:value-type="float" office:value="0.0246890999617245" calcext:value-type="float">
            <text:p>0,024689099961725</text:p>
          </table:table-cell>
          <table:table-cell office:value-type="float" office:value="0.683453237410072" calcext:value-type="float">
            <text:p>0,683453237410072</text:p>
          </table:table-cell>
          <table:table-cell office:value-type="float" office:value="0.969387755102041" calcext:value-type="float">
            <text:p>0,96938775510204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t-pd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CGPU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0.00151515151515146" calcext:value-type="float">
            <text:p>0,001515151515151</text:p>
          </table:table-cell>
          <table:table-cell office:value-type="float" office:value="0.00953195025724387" calcext:value-type="float">
            <text:p>0,009531950257244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t-pd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GPU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-0.000240594925634254" calcext:value-type="float">
            <text:p>-0,000240594925634</text:p>
          </table:table-cell>
          <table:table-cell office:value-type="float" office:value="0.0144401687175918" calcext:value-type="float">
            <text:p>0,014440168717592</text:p>
          </table:table-cell>
          <table:table-cell office:value-type="float" office:value="0.984496124031008" calcext:value-type="float">
            <text:p>0,98449612403100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t-pd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CGPU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-0.00295584045584052" calcext:value-type="float">
            <text:p>-0,002955840455841</text:p>
          </table:table-cell>
          <table:table-cell office:value-type="float" office:value="0.0116061357371918" calcext:value-type="float">
            <text:p>0,011606135737192</text:p>
          </table:table-cell>
          <table:table-cell office:value-type="float" office:value="0.987341772151899" calcext:value-type="float">
            <text:p>0,98734177215189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t-pd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CGPU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00946180555555606" calcext:value-type="float">
            <text:p>0,009461805555556</text:p>
          </table:table-cell>
          <table:table-cell office:value-type="float" office:value="0.0214701218854717" calcext:value-type="float">
            <text:p>0,021470121885472</text:p>
          </table:table-cell>
          <table:table-cell office:value-type="float" office:value="0.914285714285714" calcext:value-type="float">
            <text:p>0,9142857142857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t-pd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CGPU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-0.00277777777777849" calcext:value-type="float">
            <text:p>-0,002777777777778</text:p>
          </table:table-cell>
          <table:table-cell office:value-type="float" office:value="0.0134260957571937" calcext:value-type="float">
            <text:p>0,013426095757194</text:p>
          </table:table-cell>
          <table:table-cell office:value-type="float" office:value="1" calcext:value-type="float">
            <text:p>1</text:p>
          </table:table-cell>
          <table:table-cell office:value-type="float" office:value="0.895238095238095" calcext:value-type="float">
            <text:p>0,89523809523809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t-pd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GPU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0.000821256038647734" calcext:value-type="float">
            <text:p>0,000821256038648</text:p>
          </table:table-cell>
          <table:table-cell office:value-type="float" office:value="0.0267891057709855" calcext:value-type="float">
            <text:p>0,026789105770986</text:p>
          </table:table-cell>
          <table:table-cell table:number-columns-repeated="2" office:value-type="float" office:value="0.991379310344828" calcext:value-type="float">
            <text:p>0,9913793103448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t-pd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CGPU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-0.0010706018518518" calcext:value-type="float">
            <text:p>-0,001070601851852</text:p>
          </table:table-cell>
          <table:table-cell office:value-type="float" office:value="0.0168411477995315" calcext:value-type="float">
            <text:p>0,016841147799532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989690721649485" calcext:value-type="float">
            <text:p>0,98969072164948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t-p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GPU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.0102623456790119" calcext:value-type="float">
            <text:p>0,010262345679012</text:p>
          </table:table-cell>
          <table:table-cell office:value-type="float" office:value="0.0177360071156742" calcext:value-type="float">
            <text:p>0,017736007115674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-pd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GPU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-0.000079365079365018" calcext:value-type="float">
            <text:p>-7,94E-05</text:p>
          </table:table-cell>
          <table:table-cell office:value-type="float" office:value="0.0129608301884408" calcext:value-type="float">
            <text:p>0,012960830188441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0.933333333333333" calcext:value-type="float">
            <text:p>0,9333333333333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t-pd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CGPU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0.00297501643655564" calcext:value-type="float">
            <text:p>0,002975016436556</text:p>
          </table:table-cell>
          <table:table-cell office:value-type="float" office:value="0.010496538902066" calcext:value-type="float">
            <text:p>0,010496538902066</text:p>
          </table:table-cell>
          <table:table-cell office:value-type="float" office:value="0.994117647058824" calcext:value-type="float">
            <text:p>0,994117647058824</text:p>
          </table:table-cell>
          <table:table-cell office:value-type="float" office:value="0.965714285714286" calcext:value-type="float">
            <text:p>0,96571428571428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t-pd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GPU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.00151515151515246" calcext:value-type="float">
            <text:p>0,001515151515152</text:p>
          </table:table-cell>
          <table:table-cell office:value-type="float" office:value="0.0115969318214196" calcext:value-type="float">
            <text:p>0,01159693182142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473118279569893" calcext:value-type="float">
            <text:p>0,47311827956989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t-pd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CGPU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0.00150193798449529" calcext:value-type="float">
            <text:p>0,001501937984495</text:p>
          </table:table-cell>
          <table:table-cell office:value-type="float" office:value="0.011869913337553" calcext:value-type="float">
            <text:p>0,0118699133375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t-pd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CGPU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0.00280501089324604" calcext:value-type="float">
            <text:p>0,002805010893246</text:p>
          </table:table-cell>
          <table:table-cell office:value-type="float" office:value="0.0102579233096004" calcext:value-type="float">
            <text:p>0,0102579233096</text:p>
          </table:table-cell>
          <table:table-cell office:value-type="float" office:value="0.985507246376812" calcext:value-type="float">
            <text:p>0,985507246376812</text:p>
          </table:table-cell>
          <table:table-cell office:value-type="float" office:value="0.995121951219512" calcext:value-type="float">
            <text:p>0,99512195121951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t-pd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GPU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0.00277777777777829" calcext:value-type="float">
            <text:p>0,002777777777778</text:p>
          </table:table-cell>
          <table:table-cell office:value-type="float" office:value="0.0138541231550413" calcext:value-type="float">
            <text:p>0,013854123155041</text:p>
          </table:table-cell>
          <table:table-cell office:value-type="float" office:value="0.934306569343065" calcext:value-type="float">
            <text:p>0,934306569343065</text:p>
          </table:table-cell>
          <table:table-cell office:value-type="float" office:value="0.984615384615385" calcext:value-type="float">
            <text:p>0,98461538461538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t-pd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CGPU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0.00269360269360169" calcext:value-type="float">
            <text:p>0,002693602693602</text:p>
          </table:table-cell>
          <table:table-cell office:value-type="float" office:value="0.00628557397393747" calcext:value-type="float">
            <text:p>0,006285573973937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,73333333333333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t-pd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CGPU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0.00614814814814764" calcext:value-type="float">
            <text:p>0,006148148148148</text:p>
          </table:table-cell>
          <table:table-cell office:value-type="float" office:value="0.025387099107567" calcext:value-type="float">
            <text:p>0,025387099107567</text:p>
          </table:table-cell>
          <table:table-cell office:value-type="float" office:value="0.862068965517241" calcext:value-type="float">
            <text:p>0,862068965517241</text:p>
          </table:table-cell>
          <table:table-cell office:value-type="float" office:value="0.635593220338983" calcext:value-type="float">
            <text:p>0,63559322033898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t-pd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CGPU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0.00426793981481482" calcext:value-type="float">
            <text:p>0,004267939814815</text:p>
          </table:table-cell>
          <table:table-cell office:value-type="float" office:value="0.0166199520038357" calcext:value-type="float">
            <text:p>0,016619952003836</text:p>
          </table:table-cell>
          <table:table-cell office:value-type="float" office:value="0.9" calcext:value-type="float">
            <text:p>0,9</text:p>
          </table:table-cell>
          <table:table-cell office:value-type="float" office:value="0.864" calcext:value-type="float">
            <text:p>0,86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t-pd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GPU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-0.00267551369863014" calcext:value-type="float">
            <text:p>-0,00267551369863</text:p>
          </table:table-cell>
          <table:table-cell office:value-type="float" office:value="0.010443143814613" calcext:value-type="float">
            <text:p>0,010443143814613</text:p>
          </table:table-cell>
          <table:table-cell office:value-type="float" office:value="1" calcext:value-type="float">
            <text:p>1</text:p>
          </table:table-cell>
          <table:table-cell office:value-type="float" office:value="0.776595744680851" calcext:value-type="float">
            <text:p>0,77659574468085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t-pd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CGPU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0197010869565217" calcext:value-type="float">
            <text:p>-0,019701086956522</text:p>
          </table:table-cell>
          <table:table-cell office:value-type="float" office:value="0.0261864868918841" calcext:value-type="float">
            <text:p>0,026186486891884</text:p>
          </table:table-cell>
          <table:table-cell office:value-type="float" office:value="0.534883720930232" calcext:value-type="float">
            <text:p>0,534883720930232</text:p>
          </table:table-cell>
          <table:table-cell office:value-type="float" office:value="0.958333333333333" calcext:value-type="float">
            <text:p>0,95833333333333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t-pd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CGPU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0.0113171728971963" calcext:value-type="float">
            <text:p>0,011317172897196</text:p>
          </table:table-cell>
          <table:table-cell office:value-type="float" office:value="0.0207177197625453" calcext:value-type="float">
            <text:p>0,020717719762545</text:p>
          </table:table-cell>
          <table:table-cell office:value-type="float" office:value="0.946902654867257" calcext:value-type="float">
            <text:p>0,946902654867257</text:p>
          </table:table-cell>
          <table:table-cell office:value-type="float" office:value="0.906779661016949" calcext:value-type="float">
            <text:p>0,90677966101694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t-pd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CGPU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-0.00277944711538462" calcext:value-type="float">
            <text:p>-0,002779447115385</text:p>
          </table:table-cell>
          <table:table-cell office:value-type="float" office:value="0.0150478702211281" calcext:value-type="float">
            <text:p>0,015047870221128</text:p>
          </table:table-cell>
          <table:table-cell office:value-type="float" office:value="0.99047619047619" calcext:value-type="float">
            <text:p>0,990476190476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t-pd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CGPU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0.00267269736842105" calcext:value-type="float">
            <text:p>0,002672697368421</text:p>
          </table:table-cell>
          <table:table-cell office:value-type="float" office:value="0.011088640263291" calcext:value-type="float">
            <text:p>0,011088640263291</text:p>
          </table:table-cell>
          <table:table-cell office:value-type="float" office:value="0.987012987012987" calcext:value-type="float">
            <text:p>0,987012987012987</text:p>
          </table:table-cell>
          <table:table-cell office:value-type="float" office:value="0.644067796610169" calcext:value-type="float">
            <text:p>0,64406779661016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t-pd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CGPU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0.0121527777777778" calcext:value-type="float">
            <text:p>0,012152777777778</text:p>
          </table:table-cell>
          <table:table-cell office:value-type="float" office:value="0.0276223329212815" calcext:value-type="float">
            <text:p>0,02762233292128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79746835443038" calcext:value-type="float">
            <text:p>0,7974683544303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t-p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GPU</text:p>
          </table:table-cell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0.00669642857142857" calcext:value-type="float">
            <text:p>0,006696428571429</text:p>
          </table:table-cell>
          <table:table-cell office:value-type="float" office:value="0.0133229200740104" calcext:value-type="float">
            <text:p>0,01332292007401</text:p>
          </table:table-cell>
          <table:table-cell office:value-type="float" office:value="0.949152542372881" calcext:value-type="float">
            <text:p>0,949152542372881</text:p>
          </table:table-cell>
          <table:table-cell office:value-type="float" office:value="0.341463414634146" calcext:value-type="float">
            <text:p>0,3414634146341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t-pd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float" office:value="0.0154017857142857" calcext:value-type="float">
            <text:p>0,015401785714286</text:p>
          </table:table-cell>
          <table:table-cell office:value-type="float" office:value="0.0326412257329123" calcext:value-type="float">
            <text:p>0,032641225732912</text:p>
          </table:table-cell>
          <table:table-cell office:value-type="float" office:value="0.945945945945946" calcext:value-type="float">
            <text:p>0,945945945945946</text:p>
          </table:table-cell>
          <table:table-cell office:value-type="float" office:value="0.191256830601093" calcext:value-type="float">
            <text:p>0,19125683060109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t-pd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CGPU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t-pd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CGPU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0.0134191176470588" calcext:value-type="float">
            <text:p>0,013419117647059</text:p>
          </table:table-cell>
          <table:table-cell office:value-type="float" office:value="0.0139039140421696" calcext:value-type="float">
            <text:p>0,01390391404217</text:p>
          </table:table-cell>
          <table:table-cell office:value-type="float" office:value="0.965909090909091" calcext:value-type="float">
            <text:p>0,965909090909091</text:p>
          </table:table-cell>
          <table:table-cell office:value-type="float" office:value="0.772727272727273" calcext:value-type="float">
            <text:p>0,77272727272727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t-pd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GPU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-0.00260416666666667" calcext:value-type="float">
            <text:p>-0,002604166666667</text:p>
          </table:table-cell>
          <table:table-cell office:value-type="float" office:value="0.0058230936914057" calcext:value-type="float">
            <text:p>0,005823093691406</text:p>
          </table:table-cell>
          <table:table-cell office:value-type="float" office:value="1" calcext:value-type="float">
            <text:p>1</text:p>
          </table:table-cell>
          <table:table-cell office:value-type="float" office:value="0.0437956204379562" calcext:value-type="float">
            <text:p>0,0437956204379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23:37:36.4742092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3:53:37.543467536</meta:creation-date>
    <dc:date>2021-01-31T03:19:51.662957525</dc:date>
    <meta:editing-duration>PT1H24M36S</meta:editing-duration>
    <meta:editing-cycles>22</meta:editing-cycles>
    <meta:generator>LibreOffice/6.4.6.2$Linux_X86_64 LibreOffice_project/40$Build-2</meta:generator>
    <meta:document-statistic meta:table-count="4" meta:cell-count="8484" meta:object-count="0"/>
  </office:meta>
</office:document-meta>
</file>